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ylor_life_monthly" table:style-name="ta1">
        <table:shapes>
          <draw:frame draw:z-index="0" draw:style-name="gr1" draw:text-style-name="P1" svg:width="6.2988in" svg:height="3.5429in" svg:x="5.8937in" svg:y="2.7165in">
            <draw:object draw:notify-on-update-of-ranges="taylor_life_monthly.A1:taylor_life_monthly.A1 taylor_life_monthly.A2:taylor_life_monthly.A134 taylor_life_monthly.C1:taylor_life_monthly.C1 taylor_life_monthly.C2:taylor_life_monthly.C134 taylor_life_monthly.G1:taylor_life_monthly.G1 taylor_life_monthly.G2:taylor_life_monthly.G134 taylor_life_monthly.K1:taylor_life_monthly.K1 taylor_life_monthly.K2:taylor_life_monthly.K134 taylor_life_monthly.O1:taylor_life_monthly.O1 taylor_life_monthly.O2:taylor_life_monthly.O134 taylor_life_monthly.P1:taylor_life_monthly.P1 taylor_life_monthly.P2:taylor_life_monthly.P134 taylor_life_monthly.R1:taylor_life_monthly.R1 taylor_life_monthly.R2:taylor_life_monthly.R1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arn_lc</text:p>
          </table:table-cell>
          <table:table-cell office:value-type="string" calcext:value-type="string">
            <text:p>earn_cc</text:p>
          </table:table-cell>
          <table:table-cell office:value-type="string" calcext:value-type="string">
            <text:p>earn_norm_lc</text:p>
          </table:table-cell>
          <table:table-cell office:value-type="string" calcext:value-type="string">
            <text:p>earn_norm_cc</text:p>
          </table:table-cell>
          <table:table-cell office:value-type="string" calcext:value-type="string">
            <text:p>exp_total_lc</text:p>
          </table:table-cell>
          <table:table-cell office:value-type="string" calcext:value-type="string">
            <text:p>exp_total_cc</text:p>
          </table:table-cell>
          <table:table-cell office:value-type="string" calcext:value-type="string">
            <text:p>exp_norm_total_lc</text:p>
          </table:table-cell>
          <table:table-cell office:value-type="string" calcext:value-type="string">
            <text:p>exp_norm_total_cc</text:p>
          </table:table-cell>
          <table:table-cell office:value-type="string" calcext:value-type="string">
            <text:p>worth_lc</text:p>
          </table:table-cell>
          <table:table-cell office:value-type="string" calcext:value-type="string">
            <text:p>worth_cc</text:p>
          </table:table-cell>
          <table:table-cell/>
          <table:table-cell office:value-type="string" calcext:value-type="string">
            <text:p>worth_norm_lc</text:p>
          </table:table-cell>
          <table:table-cell office:value-type="string" calcext:value-type="string">
            <text:p>worth_norm_cc</text:p>
          </table:table-cell>
          <table:table-cell office:value-type="string" calcext:value-type="string">
            <text:p>exp_al_cc</text:p>
          </table:table-cell>
          <table:table-cell office:value-type="string" calcext:value-type="string">
            <text:p>exp_cc</text:p>
          </table:table-cell>
          <table:table-cell office:value-type="string" calcext:value-type="string">
            <text:p>exp_lc</text:p>
          </table:table-cell>
          <table:table-cell office:value-type="string" calcext:value-type="string">
            <text:p>exp_non_taylor</text:p>
          </table:table-cell>
        </table:table-row>
        <table:table-row table:style-name="ro1">
          <table:table-cell office:value-type="date" office:date-value="2026-07-31" calcext:value-type="date">
            <text:p>2026-07-31</text:p>
          </table:table-cell>
          <table:table-cell table:number-columns-repeated="2" office:value-type="float" office:value="47500" calcext:value-type="float">
            <text:p>47500</text:p>
          </table:table-cell>
          <table:table-cell table:number-columns-repeated="2" office:value-type="float" office:value="47302.9045643154" calcext:value-type="float">
            <text:p>47302.9045643154</text:p>
          </table:table-cell>
          <table:table-cell office:value-type="float" office:value="13682.3833333333" calcext:value-type="float">
            <text:p>13682.3833333333</text:p>
          </table:table-cell>
          <table:table-cell office:value-type="float" office:value="17954.675" calcext:value-type="float">
            <text:p>17954.675</text:p>
          </table:table-cell>
          <table:table-cell office:value-type="float" office:value="13625.6099585062" calcext:value-type="float">
            <text:p>13625.6099585062</text:p>
          </table:table-cell>
          <table:table-cell office:value-type="float" office:value="17880.1742738589" calcext:value-type="float">
            <text:p>17880.1742738589</text:p>
          </table:table-cell>
          <table:table-cell office:value-type="float" office:value="5733817.61666667" calcext:value-type="float">
            <text:p>5733817.61666667</text:p>
          </table:table-cell>
          <table:table-cell office:value-type="float" office:value="5729545.325" calcext:value-type="float">
            <text:p>5729545.325</text:p>
          </table:table-cell>
          <table:table-cell table:formula="of:=[.K2]*0.1/12" office:value-type="float" office:value="47746.2110416667" calcext:value-type="float">
            <text:p>47746.2110416667</text:p>
          </table:table-cell>
          <table:table-cell office:value-type="float" office:value="5710025.84232365" calcext:value-type="float">
            <text:p>5710025.84232365</text:p>
          </table:table-cell>
          <table:table-cell office:value-type="float" office:value="5705771.2780083" calcext:value-type="float">
            <text:p>5705771.2780083</text:p>
          </table:table-cell>
          <table:table-cell office:value-type="float" office:value="9276.66666666667" calcext:value-type="float">
            <text:p>9276.66666666667</text:p>
          </table:table-cell>
          <table:table-cell office:value-type="float" office:value="3163.125" calcext:value-type="float">
            <text:p>3163.125</text:p>
          </table:table-cell>
          <table:table-cell office:value-type="float" office:value="8167.5" calcext:value-type="float">
            <text:p>8167.5</text:p>
          </table:table-cell>
          <table:table-cell office:value-type="float" office:value="5514.88333333333" calcext:value-type="float">
            <text:p>5514.88333333333</text:p>
          </table:table-cell>
        </table:table-row>
        <table:table-row table:style-name="ro1">
          <table:table-cell office:value-type="date" office:date-value="2026-08-31" calcext:value-type="date">
            <text:p>2026-08-31</text:p>
          </table:table-cell>
          <table:table-cell office:value-type="float" office:value="95281.8134722222" calcext:value-type="float">
            <text:p>95281.8134722222</text:p>
          </table:table-cell>
          <table:table-cell office:value-type="float" office:value="95246.2110416667" calcext:value-type="float">
            <text:p>95246.2110416667</text:p>
          </table:table-cell>
          <table:table-cell office:value-type="float" office:value="94492.7335273153" calcext:value-type="float">
            <text:p>94492.7335273153</text:p>
          </table:table-cell>
          <table:table-cell office:value-type="float" office:value="94457.425939636" calcext:value-type="float">
            <text:p>94457.425939636</text:p>
          </table:table-cell>
          <table:table-cell office:value-type="float" office:value="27455.8078472222" calcext:value-type="float">
            <text:p>27455.8078472222</text:p>
          </table:table-cell>
          <table:table-cell office:value-type="float" office:value="36022.8139236111" calcext:value-type="float">
            <text:p>36022.8139236111</text:p>
          </table:table-cell>
          <table:table-cell office:value-type="float" office:value="27228.4315352697" calcext:value-type="float">
            <text:p>27228.4315352697</text:p>
          </table:table-cell>
          <table:table-cell office:value-type="float" office:value="35724.489626556" calcext:value-type="float">
            <text:p>35724.489626556</text:p>
          </table:table-cell>
          <table:table-cell office:value-type="float" office:value="5767940.02548611" calcext:value-type="float">
            <text:p>5767940.02548611</text:p>
          </table:table-cell>
          <table:table-cell office:value-type="float" office:value="5759373.01940972" calcext:value-type="float">
            <text:p>5759373.01940972</text:p>
          </table:table-cell>
          <table:table-cell table:formula="of:=[.K3]*0.1/12" office:value-type="float" office:value="47994.7751617477" calcext:value-type="float">
            <text:p>47994.7751617477</text:p>
          </table:table-cell>
          <table:table-cell office:value-type="float" office:value="5720172.6118352" calcext:value-type="float">
            <text:p>5720172.6118352</text:p>
          </table:table-cell>
          <table:table-cell office:value-type="float" office:value="5711676.55374391" calcext:value-type="float">
            <text:p>5711676.55374391</text:p>
          </table:table-cell>
          <table:table-cell office:value-type="float" office:value="18630.6388888889" calcext:value-type="float">
            <text:p>18630.6388888889</text:p>
          </table:table-cell>
          <table:table-cell office:value-type="float" office:value="6339.4296875" calcext:value-type="float">
            <text:p>6339.4296875</text:p>
          </table:table-cell>
          <table:table-cell office:value-type="float" office:value="16403.0625" calcext:value-type="float">
            <text:p>16403.0625</text:p>
          </table:table-cell>
          <table:table-cell office:value-type="float" office:value="11052.7453472222" calcext:value-type="float">
            <text:p>11052.7453472222</text:p>
          </table:table-cell>
        </table:table-row>
        <table:table-row table:style-name="ro1">
          <table:table-cell office:value-type="date" office:date-value="2026-09-30" calcext:value-type="date">
            <text:p>2026-09-30</text:p>
          </table:table-cell>
          <table:table-cell office:value-type="float" office:value="143347.980351273" calcext:value-type="float">
            <text:p>143347.980351273</text:p>
          </table:table-cell>
          <table:table-cell office:value-type="float" office:value="143240.986203414" calcext:value-type="float">
            <text:p>143240.986203414</text:p>
          </table:table-cell>
          <table:table-cell office:value-type="float" office:value="141570.959627494" calcext:value-type="float">
            <text:p>141570.959627494</text:p>
          </table:table-cell>
          <table:table-cell office:value-type="float" office:value="141465.291838176" calcext:value-type="float">
            <text:p>141465.291838176</text:p>
          </table:table-cell>
          <table:table-cell office:value-type="float" office:value="41320.936473669" calcext:value-type="float">
            <text:p>41320.936473669</text:p>
          </table:table-cell>
          <table:table-cell office:value-type="float" office:value="54205.2116436632" calcext:value-type="float">
            <text:p>54205.2116436632</text:p>
          </table:table-cell>
          <table:table-cell office:value-type="float" office:value="40808.6993269737" calcext:value-type="float">
            <text:p>40808.6993269737</text:p>
          </table:table-cell>
          <table:table-cell office:value-type="float" office:value="53533.2539070311" calcext:value-type="float">
            <text:p>53533.2539070311</text:p>
          </table:table-cell>
          <table:table-cell office:value-type="float" office:value="5802369.86213744" calcext:value-type="float">
            <text:p>5802369.86213744</text:p>
          </table:table-cell>
          <table:table-cell office:value-type="float" office:value="5789485.58696745" calcext:value-type="float">
            <text:p>5789485.58696745</text:p>
          </table:table-cell>
          <table:table-cell table:formula="of:=[.K4]*0.1/12" office:value-type="float" office:value="48245.7132247287" calcext:value-type="float">
            <text:p>48245.7132247287</text:p>
          </table:table-cell>
          <table:table-cell office:value-type="float" office:value="5730440.48115291" calcext:value-type="float">
            <text:p>5730440.48115291</text:p>
          </table:table-cell>
          <table:table-cell office:value-type="float" office:value="5717715.92657285" calcext:value-type="float">
            <text:p>5717715.92657285</text:p>
          </table:table-cell>
          <table:table-cell office:value-type="float" office:value="28062.5608796296" calcext:value-type="float">
            <text:p>28062.5608796296</text:p>
          </table:table-cell>
          <table:table-cell office:value-type="float" office:value="9528.96897786458" calcext:value-type="float">
            <text:p>9528.96897786458</text:p>
          </table:table-cell>
          <table:table-cell office:value-type="float" office:value="24707.2546875" calcext:value-type="float">
            <text:p>24707.2546875</text:p>
          </table:table-cell>
          <table:table-cell office:value-type="float" office:value="16613.681786169" calcext:value-type="float">
            <text:p>16613.681786169</text:p>
          </table:table-cell>
        </table:table-row>
        <table:table-row table:style-name="ro1">
          <table:table-cell office:value-type="date" office:date-value="2026-10-31" calcext:value-type="date">
            <text:p>2026-10-31</text:p>
          </table:table-cell>
          <table:table-cell office:value-type="float" office:value="191701.062535752" calcext:value-type="float">
            <text:p>191701.062535752</text:p>
          </table:table-cell>
          <table:table-cell office:value-type="float" office:value="191486.699428143" calcext:value-type="float">
            <text:p>191486.699428143</text:p>
          </table:table-cell>
          <table:table-cell office:value-type="float" office:value="188539.050924914" calcext:value-type="float">
            <text:p>188539.050924914</text:p>
          </table:table-cell>
          <table:table-cell office:value-type="float" office:value="188328.223627834" calcext:value-type="float">
            <text:p>188328.223627834</text:p>
          </table:table-cell>
          <table:table-cell office:value-type="float" office:value="55278.4372701739" calcext:value-type="float">
            <text:p>55278.4372701739</text:p>
          </table:table-cell>
          <table:table-cell office:value-type="float" office:value="72502.6690291769" calcext:value-type="float">
            <text:p>72502.6690291769</text:p>
          </table:table-cell>
          <table:table-cell office:value-type="float" office:value="54366.6475379462" calcext:value-type="float">
            <text:p>54366.6475379462</text:p>
          </table:table-cell>
          <table:table-cell office:value-type="float" office:value="71306.774346829" calcext:value-type="float">
            <text:p>71306.774346829</text:p>
          </table:table-cell>
          <table:table-cell office:value-type="float" office:value="5837109.7846627" calcext:value-type="float">
            <text:p>5837109.7846627</text:p>
          </table:table-cell>
          <table:table-cell office:value-type="float" office:value="5819885.55290369" calcext:value-type="float">
            <text:p>5819885.55290369</text:p>
          </table:table-cell>
          <table:table-cell table:formula="of:=[.K5]*0.1/12" office:value-type="float" office:value="48499.0462741974" calcext:value-type="float">
            <text:p>48499.0462741974</text:p>
          </table:table-cell>
          <table:table-cell office:value-type="float" office:value="5740829.62497713" calcext:value-type="float">
            <text:p>5740829.62497713</text:p>
          </table:table-cell>
          <table:table-cell office:value-type="float" office:value="5723889.49816824" calcext:value-type="float">
            <text:p>5723889.49816824</text:p>
          </table:table-cell>
          <table:table-cell office:value-type="float" office:value="37573.0822202932" calcext:value-type="float">
            <text:p>37573.0822202932</text:p>
          </table:table-cell>
          <table:table-cell office:value-type="float" office:value="12731.7980152724" calcext:value-type="float">
            <text:p>12731.7980152724</text:p>
          </table:table-cell>
          <table:table-cell office:value-type="float" office:value="33080.6484765625" calcext:value-type="float">
            <text:p>33080.6484765625</text:p>
          </table:table-cell>
          <table:table-cell office:value-type="float" office:value="22197.7887936114" calcext:value-type="float">
            <text:p>22197.7887936114</text:p>
          </table:table-cell>
        </table:table-row>
        <table:table-row table:style-name="ro1">
          <table:table-cell office:value-type="date" office:date-value="2026-11-30" calcext:value-type="date">
            <text:p>2026-11-30</text:p>
          </table:table-cell>
          <table:table-cell office:value-type="float" office:value="240343.644074608" calcext:value-type="float">
            <text:p>240343.644074608</text:p>
          </table:table-cell>
          <table:table-cell office:value-type="float" office:value="239985.745702341" calcext:value-type="float">
            <text:p>239985.745702341</text:p>
          </table:table-cell>
          <table:table-cell office:value-type="float" office:value="235398.470837899" calcext:value-type="float">
            <text:p>235398.470837899</text:p>
          </table:table-cell>
          <table:table-cell office:value-type="float" office:value="235047.936377662" calcext:value-type="float">
            <text:p>235047.936377662</text:p>
          </table:table-cell>
          <table:table-cell office:value-type="float" office:value="69328.9834607852" calcext:value-type="float">
            <text:p>69328.9834607852</text:p>
          </table:table-cell>
          <table:table-cell office:value-type="float" office:value="90915.9929927164" calcext:value-type="float">
            <text:p>90915.9929927164</text:p>
          </table:table-cell>
          <table:table-cell office:value-type="float" office:value="67902.5099841992" calcext:value-type="float">
            <text:p>67902.5099841992</text:p>
          </table:table-cell>
          <table:table-cell office:value-type="float" office:value="89045.3575653997" calcext:value-type="float">
            <text:p>89045.3575653997</text:p>
          </table:table-cell>
          <table:table-cell office:value-type="float" office:value="5872162.47365486" calcext:value-type="float">
            <text:p>5872162.47365486</text:p>
          </table:table-cell>
          <table:table-cell office:value-type="float" office:value="5850575.46412293" calcext:value-type="float">
            <text:p>5850575.46412293</text:p>
          </table:table-cell>
          <table:table-cell table:formula="of:=[.K6]*0.1/12" office:value-type="float" office:value="48754.7955343577" calcext:value-type="float">
            <text:p>48754.7955343577</text:p>
          </table:table-cell>
          <table:table-cell office:value-type="float" office:value="5751340.22009318" calcext:value-type="float">
            <text:p>5751340.22009318</text:p>
          </table:table-cell>
          <table:table-cell office:value-type="float" office:value="5730197.37251198" calcext:value-type="float">
            <text:p>5730197.37251198</text:p>
          </table:table-cell>
          <table:table-cell office:value-type="float" office:value="47162.8579054623" calcext:value-type="float">
            <text:p>47162.8579054623</text:p>
          </table:table-cell>
          <table:table-cell office:value-type="float" office:value="15947.9721736693" calcext:value-type="float">
            <text:p>15947.9721736693</text:p>
          </table:table-cell>
          <table:table-cell office:value-type="float" office:value="41523.8205472005" calcext:value-type="float">
            <text:p>41523.8205472005</text:p>
          </table:table-cell>
          <table:table-cell office:value-type="float" office:value="27805.1629135847" calcext:value-type="float">
            <text:p>27805.1629135847</text:p>
          </table:table-cell>
        </table:table-row>
        <table:table-row table:style-name="ro1">
          <table:table-cell office:value-type="date" office:date-value="2026-12-31" calcext:value-type="date">
            <text:p>2026-12-31</text:p>
          </table:table-cell>
          <table:table-cell office:value-type="float" office:value="289278.331355065" calcext:value-type="float">
            <text:p>289278.331355065</text:p>
          </table:table-cell>
          <table:table-cell office:value-type="float" office:value="288740.541236698" calcext:value-type="float">
            <text:p>288740.541236698</text:p>
          </table:table-cell>
          <table:table-cell office:value-type="float" office:value="282150.678179594" calcext:value-type="float">
            <text:p>282150.678179594</text:p>
          </table:table-cell>
          <table:table-cell office:value-type="float" office:value="281626.138903166" calcext:value-type="float">
            <text:p>281626.138903166</text:p>
          </table:table-cell>
          <table:table-cell office:value-type="float" office:value="83473.2534774852" calcext:value-type="float">
            <text:p>83473.2534774852</text:p>
          </table:table-cell>
          <table:table-cell office:value-type="float" office:value="109445.996538125" calcext:value-type="float">
            <text:p>109445.996538125</text:p>
          </table:table-cell>
          <table:table-cell office:value-type="float" office:value="81416.520097461" calcext:value-type="float">
            <text:p>81416.520097461</text:p>
          </table:table-cell>
          <table:table-cell office:value-type="float" office:value="106749.309575388" calcext:value-type="float">
            <text:p>106749.309575388</text:p>
          </table:table-cell>
          <table:table-cell office:value-type="float" office:value="5907530.63244745" calcext:value-type="float">
            <text:p>5907530.63244745</text:p>
          </table:table-cell>
          <table:table-cell office:value-type="float" office:value="5881557.88938681" calcext:value-type="float">
            <text:p>5881557.88938681</text:p>
          </table:table-cell>
          <table:table-cell table:formula="of:=[.K7]*0.1/12" office:value-type="float" office:value="49012.9824115568" calcext:value-type="float">
            <text:p>49012.9824115568</text:p>
          </table:table-cell>
          <table:table-cell office:value-type="float" office:value="5761972.44537443" calcext:value-type="float">
            <text:p>5761972.44537443</text:p>
          </table:table-cell>
          <table:table-cell office:value-type="float" office:value="5736639.6558965" calcext:value-type="float">
            <text:p>5736639.6558965</text:p>
          </table:table-cell>
          <table:table-cell office:value-type="float" office:value="56832.5483880078" calcext:value-type="float">
            <text:p>56832.5483880078</text:p>
          </table:table-cell>
          <table:table-cell office:value-type="float" office:value="19177.5470577263" calcext:value-type="float">
            <text:p>19177.5470577263</text:p>
          </table:table-cell>
          <table:table-cell office:value-type="float" office:value="50037.3523850938" calcext:value-type="float">
            <text:p>50037.3523850938</text:p>
          </table:table-cell>
          <table:table-cell office:value-type="float" office:value="33435.9010923913" calcext:value-type="float">
            <text:p>33435.9010923913</text:p>
          </table:table-cell>
        </table:table-row>
        <table:table-row table:style-name="ro1">
          <table:table-cell office:value-type="date" office:date-value="2027-01-31" calcext:value-type="date">
            <text:p>2027-01-31</text:p>
          </table:table-cell>
          <table:table-cell office:value-type="float" office:value="338507.753292127" calcext:value-type="float">
            <text:p>338507.753292127</text:p>
          </table:table-cell>
          <table:table-cell office:value-type="float" office:value="337753.523648255" calcext:value-type="float">
            <text:p>337753.523648255</text:p>
          </table:table-cell>
          <table:table-cell office:value-type="float" office:value="328797.127194404" calcext:value-type="float">
            <text:p>328797.127194404</text:p>
          </table:table-cell>
          <table:table-cell office:value-type="float" office:value="328064.533811422" calcext:value-type="float">
            <text:p>328064.533811422</text:p>
          </table:table-cell>
          <table:table-cell office:value-type="float" office:value="97711.9310019126" calcext:value-type="float">
            <text:p>97711.9310019126</text:p>
          </table:table-cell>
          <table:table-cell office:value-type="float" office:value="128093.498808651" calcext:value-type="float">
            <text:p>128093.498808651</text:p>
          </table:table-cell>
          <table:table-cell office:value-type="float" office:value="94908.9109292019" calcext:value-type="float">
            <text:p>94908.9109292019</text:p>
          </table:table-cell>
          <table:table-cell office:value-type="float" office:value="124418.935787914" calcext:value-type="float">
            <text:p>124418.935787914</text:p>
          </table:table-cell>
          <table:table-cell office:value-type="float" office:value="5943216.98730573" calcext:value-type="float">
            <text:p>5943216.98730573</text:p>
          </table:table-cell>
          <table:table-cell office:value-type="float" office:value="5912835.419499" calcext:value-type="float">
            <text:p>5912835.419499</text:p>
          </table:table-cell>
          <table:table-cell table:formula="of:=[.K8]*0.1/12" office:value-type="float" office:value="49273.628495825" calcext:value-type="float">
            <text:p>49273.628495825</text:p>
          </table:table-cell>
          <table:table-cell office:value-type="float" office:value="5772726.48178531" calcext:value-type="float">
            <text:p>5772726.48178531</text:p>
          </table:table-cell>
          <table:table-cell office:value-type="float" office:value="5743216.45692659" calcext:value-type="float">
            <text:p>5743216.45692659</text:p>
          </table:table-cell>
          <table:table-cell office:value-type="float" office:value="66582.8196245746" calcext:value-type="float">
            <text:p>66582.8196245746</text:p>
          </table:table-cell>
          <table:table-cell office:value-type="float" office:value="22420.5785038001" calcext:value-type="float">
            <text:p>22420.5785038001</text:p>
          </table:table-cell>
          <table:table-cell office:value-type="float" office:value="58621.8303216363" calcext:value-type="float">
            <text:p>58621.8303216363</text:p>
          </table:table-cell>
          <table:table-cell office:value-type="float" office:value="39090.1006802763" calcext:value-type="float">
            <text:p>39090.1006802763</text:p>
          </table:table-cell>
        </table:table-row>
        <table:table-row table:style-name="ro1">
          <table:table-cell office:value-type="date" office:date-value="2027-02-28" calcext:value-type="date">
            <text:p>2027-02-28</text:p>
          </table:table-cell>
          <table:table-cell office:value-type="float" office:value="388034.561519675" calcext:value-type="float">
            <text:p>388034.561519675</text:p>
          </table:table-cell>
          <table:table-cell office:value-type="float" office:value="387027.15214408" calcext:value-type="float">
            <text:p>387027.15214408</text:p>
          </table:table-cell>
          <table:table-cell office:value-type="float" office:value="375339.267594306" calcext:value-type="float">
            <text:p>375339.267594306</text:p>
          </table:table-cell>
          <table:table-cell office:value-type="float" office:value="374364.817546035" calcext:value-type="float">
            <text:p>374364.817546035</text:p>
          </table:table-cell>
          <table:table-cell office:value-type="float" office:value="112045.705007427" calcext:value-type="float">
            <text:p>112045.705007427</text:p>
          </table:table-cell>
          <table:table-cell office:value-type="float" office:value="146859.325135456" calcext:value-type="float">
            <text:p>146859.325135456</text:p>
          </table:table-cell>
          <table:table-cell office:value-type="float" office:value="108379.915154653" calcext:value-type="float">
            <text:p>108379.915154653</text:p>
          </table:table-cell>
          <table:table-cell office:value-type="float" office:value="142054.54101784" calcext:value-type="float">
            <text:p>142054.54101784</text:p>
          </table:table-cell>
          <table:table-cell office:value-type="float" office:value="5979224.28761945" calcext:value-type="float">
            <text:p>5979224.28761945</text:p>
          </table:table-cell>
          <table:table-cell office:value-type="float" office:value="5944410.66749142" calcext:value-type="float">
            <text:p>5944410.66749142</text:p>
          </table:table-cell>
          <table:table-cell table:formula="of:=[.K9]*0.1/12" office:value-type="float" office:value="49536.7555624285" calcext:value-type="float">
            <text:p>49536.7555624285</text:p>
          </table:table-cell>
          <table:table-cell office:value-type="float" office:value="5783602.51238439" calcext:value-type="float">
            <text:p>5783602.51238439</text:p>
          </table:table-cell>
          <table:table-cell office:value-type="float" office:value="5749927.88652121" calcext:value-type="float">
            <text:p>5749927.88652121</text:p>
          </table:table-cell>
          <table:table-cell office:value-type="float" office:value="76414.343121446" calcext:value-type="float">
            <text:p>76414.343121446</text:p>
          </table:table-cell>
          <table:table-cell office:value-type="float" office:value="25677.1225808993" calcext:value-type="float">
            <text:p>25677.1225808993</text:p>
          </table:table-cell>
          <table:table-cell office:value-type="float" office:value="67277.8455743166" calcext:value-type="float">
            <text:p>67277.8455743166</text:p>
          </table:table-cell>
          <table:table-cell office:value-type="float" office:value="44767.8594331108" calcext:value-type="float">
            <text:p>44767.8594331108</text:p>
          </table:table-cell>
        </table:table-row>
        <table:table-row table:style-name="ro1">
          <table:table-cell office:value-type="date" office:date-value="2027-03-31" calcext:value-type="date">
            <text:p>2027-03-31</text:p>
          </table:table-cell>
          <table:table-cell office:value-type="float" office:value="437861.43058317" calcext:value-type="float">
            <text:p>437861.43058317</text:p>
          </table:table-cell>
          <table:table-cell office:value-type="float" office:value="436563.907706509" calcext:value-type="float">
            <text:p>436563.907706509</text:p>
          </table:table-cell>
          <table:table-cell office:value-type="float" office:value="421778.54459503" calcext:value-type="float">
            <text:p>421778.54459503</text:p>
          </table:table-cell>
          <table:table-cell office:value-type="float" office:value="420528.680431913" calcext:value-type="float">
            <text:p>420528.680431913</text:p>
          </table:table-cell>
          <table:table-cell office:value-type="float" office:value="126475.269801518" calcext:value-type="float">
            <text:p>126475.269801518</text:p>
          </table:table-cell>
          <table:table-cell office:value-type="float" office:value="165744.307086527" calcext:value-type="float">
            <text:p>165744.307086527</text:p>
          </table:table-cell>
          <table:table-cell office:value-type="float" office:value="121829.76507682" calcext:value-type="float">
            <text:p>121829.76507682</text:p>
          </table:table-cell>
          <table:table-cell office:value-type="float" office:value="159656.429489028" calcext:value-type="float">
            <text:p>159656.429489028</text:p>
          </table:table-cell>
          <table:table-cell office:value-type="float" office:value="6015555.30609725" calcext:value-type="float">
            <text:p>6015555.30609725</text:p>
          </table:table-cell>
          <table:table-cell office:value-type="float" office:value="5976286.26881224" calcext:value-type="float">
            <text:p>5976286.26881224</text:p>
          </table:table-cell>
          <table:table-cell table:formula="of:=[.K10]*0.1/12" office:value-type="float" office:value="49802.3855734353" calcext:value-type="float">
            <text:p>49802.3855734353</text:p>
          </table:table-cell>
          <table:table-cell office:value-type="float" office:value="5794600.72232753" calcext:value-type="float">
            <text:p>5794600.72232753</text:p>
          </table:table-cell>
          <table:table-cell office:value-type="float" office:value="5756774.05791533" calcext:value-type="float">
            <text:p>5756774.05791533</text:p>
          </table:table-cell>
          <table:table-cell office:value-type="float" office:value="86327.7959807914" calcext:value-type="float">
            <text:p>86327.7959807914</text:p>
          </table:table-cell>
          <table:table-cell office:value-type="float" office:value="28947.2355916531" calcext:value-type="float">
            <text:p>28947.2355916531</text:p>
          </table:table-cell>
          <table:table-cell office:value-type="float" office:value="76005.9942874359" calcext:value-type="float">
            <text:p>76005.9942874359</text:p>
          </table:table-cell>
          <table:table-cell office:value-type="float" office:value="50469.2755140821" calcext:value-type="float">
            <text:p>50469.2755140821</text:p>
          </table:table-cell>
        </table:table-row>
        <table:table-row table:style-name="ro1">
          <table:table-cell office:value-type="date" office:date-value="2027-04-30" calcext:value-type="date">
            <text:p>2027-04-30</text:p>
          </table:table-cell>
          <table:table-cell office:value-type="float" office:value="487991.058133981" calcext:value-type="float">
            <text:p>487991.058133981</text:p>
          </table:table-cell>
          <table:table-cell office:value-type="float" office:value="486366.293279944" calcext:value-type="float">
            <text:p>486366.293279944</text:p>
          </table:table-cell>
          <table:table-cell office:value-type="float" office:value="468116.398952125" calcext:value-type="float">
            <text:p>468116.398952125</text:p>
          </table:table-cell>
          <table:table-cell office:value-type="float" office:value="466557.806719874" calcext:value-type="float">
            <text:p>466557.806719874</text:p>
          </table:table-cell>
          <table:table-cell office:value-type="float" office:value="141001.325068555" calcext:value-type="float">
            <text:p>141001.325068555</text:p>
          </table:table-cell>
          <table:table-cell office:value-type="float" office:value="184749.282515974" calcext:value-type="float">
            <text:p>184749.282515974</text:p>
          </table:table-cell>
          <table:table-cell office:value-type="float" office:value="135258.692630487" calcext:value-type="float">
            <text:p>135258.692630487</text:p>
          </table:table-cell>
          <table:table-cell office:value-type="float" office:value="177224.904839592" calcext:value-type="float">
            <text:p>177224.904839592</text:p>
          </table:table-cell>
          <table:table-cell office:value-type="float" office:value="6052212.8389627" calcext:value-type="float">
            <text:p>6052212.8389627</text:p>
          </table:table-cell>
          <table:table-cell office:value-type="float" office:value="6008464.88151528" calcext:value-type="float">
            <text:p>6008464.88151528</text:p>
          </table:table-cell>
          <table:table-cell table:formula="of:=[.K11]*0.1/12" office:value-type="float" office:value="50070.540679294" calcext:value-type="float">
            <text:p>50070.540679294</text:p>
          </table:table-cell>
          <table:table-cell office:value-type="float" office:value="5805721.29887098" calcext:value-type="float">
            <text:p>5805721.29887098</text:p>
          </table:table-cell>
          <table:table-cell office:value-type="float" office:value="5763755.08666188" calcext:value-type="float">
            <text:p>5763755.08666188</text:p>
          </table:table-cell>
          <table:table-cell office:value-type="float" office:value="96323.860947298" calcext:value-type="float">
            <text:p>96323.860947298</text:p>
          </table:table-cell>
          <table:table-cell office:value-type="float" office:value="32230.9740732849" calcext:value-type="float">
            <text:p>32230.9740732849</text:p>
          </table:table-cell>
          <table:table-cell office:value-type="float" office:value="84806.8775731645" calcext:value-type="float">
            <text:p>84806.8775731645</text:p>
          </table:table-cell>
          <table:table-cell office:value-type="float" office:value="56194.4474953908" calcext:value-type="float">
            <text:p>56194.4474953908</text:p>
          </table:table-cell>
        </table:table-row>
        <table:table-row table:style-name="ro1">
          <table:table-cell office:value-type="date" office:date-value="2027-05-31" calcext:value-type="date">
            <text:p>2027-05-31</text:p>
          </table:table-cell>
          <table:table-cell office:value-type="float" office:value="538426.165125336" calcext:value-type="float">
            <text:p>538426.165125336</text:p>
          </table:table-cell>
          <table:table-cell office:value-type="float" office:value="536436.833959238" calcext:value-type="float">
            <text:p>536436.833959238</text:p>
          </table:table-cell>
          <table:table-cell office:value-type="float" office:value="514354.266996896" calcext:value-type="float">
            <text:p>514354.266996896</text:p>
          </table:table-cell>
          <table:table-cell office:value-type="float" office:value="512453.874631094" calcext:value-type="float">
            <text:p>512453.874631094</text:p>
          </table:table-cell>
          <table:table-cell office:value-type="float" office:value="155624.575912896" calcext:value-type="float">
            <text:p>155624.575912896</text:p>
          </table:table-cell>
          <table:table-cell office:value-type="float" office:value="203875.095613737" calcext:value-type="float">
            <text:p>203875.095613737</text:p>
          </table:table-cell>
          <table:table-cell office:value-type="float" office:value="148666.929386218" calcext:value-type="float">
            <text:p>148666.929386218</text:p>
          </table:table-cell>
          <table:table-cell office:value-type="float" office:value="194760.270127131" calcext:value-type="float">
            <text:p>194760.270127131</text:p>
          </table:table-cell>
          <table:table-cell office:value-type="float" office:value="6089199.70615195" calcext:value-type="float">
            <text:p>6089199.70615195</text:p>
          </table:table-cell>
          <table:table-cell office:value-type="float" office:value="6040949.18645111" calcext:value-type="float">
            <text:p>6040949.18645111</text:p>
          </table:table-cell>
          <table:table-cell table:formula="of:=[.K12]*0.1/12" office:value-type="float" office:value="50341.2432204259" calcext:value-type="float">
            <text:p>50341.2432204259</text:p>
          </table:table-cell>
          <table:table-cell office:value-type="float" office:value="5816964.43137459" calcext:value-type="float">
            <text:p>5816964.43137459</text:p>
          </table:table-cell>
          <table:table-cell office:value-type="float" office:value="5770871.09063368" calcext:value-type="float">
            <text:p>5770871.09063368</text:p>
          </table:table-cell>
          <table:table-cell office:value-type="float" office:value="106403.226455192" calcext:value-type="float">
            <text:p>106403.226455192</text:p>
          </table:table-cell>
          <table:table-cell office:value-type="float" office:value="35528.3947985903" calcext:value-type="float">
            <text:p>35528.3947985903</text:p>
          </table:table-cell>
          <table:table-cell office:value-type="float" office:value="93681.1015529409" calcext:value-type="float">
            <text:p>93681.1015529409</text:p>
          </table:table-cell>
          <table:table-cell office:value-type="float" office:value="61943.4743599549" calcext:value-type="float">
            <text:p>61943.4743599549</text:p>
          </table:table-cell>
        </table:table-row>
        <table:table-row table:style-name="ro1">
          <table:table-cell office:value-type="date" office:date-value="2027-06-30" calcext:value-type="date">
            <text:p>2027-06-30</text:p>
          </table:table-cell>
          <table:table-cell office:value-type="float" office:value="589169.496009936" calcext:value-type="float">
            <text:p>589169.496009936</text:p>
          </table:table-cell>
          <table:table-cell office:value-type="float" office:value="586778.077179664" calcext:value-type="float">
            <text:p>586778.077179664</text:p>
          </table:table-cell>
          <table:table-cell office:value-type="float" office:value="560493.580672217" calcext:value-type="float">
            <text:p>560493.580672217</text:p>
          </table:table-cell>
          <table:table-cell office:value-type="float" office:value="558218.556401369" calcext:value-type="float">
            <text:p>558218.55640136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23122.596955691" calcext:value-type="float">
            <text:p>223122.59695569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12262.827833962" calcext:value-type="float">
            <text:p>212262.827833962</text:p>
          </table:table-cell>
          <table:table-cell office:value-type="float" office:value="6126518.75151305" calcext:value-type="float">
            <text:p>6126518.75151305</text:p>
          </table:table-cell>
          <table:table-cell office:value-type="float" office:value="6073741.8874597" calcext:value-type="float">
            <text:p>6073741.8874597</text:p>
          </table:table-cell>
          <table:table-cell table:formula="of:=[.K13]*0.1/12" office:value-type="float" office:value="50614.5157288308" calcext:value-type="float">
            <text:p>50614.5157288308</text:p>
          </table:table-cell>
          <table:table-cell office:value-type="float" office:value="5828330.31130505" calcext:value-type="float">
            <text:p>5828330.31130505</text:p>
          </table:table-cell>
          <table:table-cell office:value-type="float" office:value="5778122.19002544" calcext:value-type="float">
            <text:p>5778122.19002544</text:p>
          </table:table-cell>
          <table:table-cell office:value-type="float" office:value="116566.586675652" calcext:value-type="float">
            <text:p>116566.58667565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7-07-31" calcext:value-type="date">
            <text:p>2027-07-31</text:p>
          </table:table-cell>
          <table:table-cell office:value-type="float" office:value="640223.818939211" calcext:value-type="float">
            <text:p>640223.818939211</text:p>
          </table:table-cell>
          <table:table-cell office:value-type="float" office:value="637392.592908495" calcext:value-type="float">
            <text:p>637392.592908495</text:p>
          </table:table-cell>
          <table:table-cell office:value-type="float" office:value="606535.767568225" calcext:value-type="float">
            <text:p>606535.767568225</text:p>
          </table:table-cell>
          <table:table-cell office:value-type="float" office:value="603853.518325226" calcext:value-type="float">
            <text:p>603853.51832522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64114.816511546" calcext:value-type="float">
            <text:p>264114.81651154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50217.311852594" calcext:value-type="float">
            <text:p>250217.311852594</text:p>
          </table:table-cell>
          <table:table-cell office:value-type="float" office:value="6178992.62221651" calcext:value-type="float">
            <text:p>6178992.62221651</text:p>
          </table:table-cell>
          <table:table-cell office:value-type="float" office:value="6085223.53860731" calcext:value-type="float">
            <text:p>6085223.53860731</text:p>
          </table:table-cell>
          <table:table-cell table:formula="of:=[.K14]*0.1/12" office:value-type="float" office:value="50710.1961550609" calcext:value-type="float">
            <text:p>50710.1961550609</text:p>
          </table:table-cell>
          <table:table-cell office:value-type="float" office:value="5853859.10684204" calcext:value-type="float">
            <text:p>5853859.10684204</text:p>
          </table:table-cell>
          <table:table-cell office:value-type="float" office:value="5765024.07537552" calcext:value-type="float">
            <text:p>5765024.07537552</text:p>
          </table:table-cell>
          <table:table-cell office:value-type="float" office:value="157558.806231507" calcext:value-type="float">
            <text:p>157558.80623150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7-08-31" calcext:value-type="date">
            <text:p>2027-08-31</text:p>
          </table:table-cell>
          <table:table-cell office:value-type="float" office:value="691715.424124349" calcext:value-type="float">
            <text:p>691715.424124349</text:p>
          </table:table-cell>
          <table:table-cell office:value-type="float" office:value="688102.789063556" calcext:value-type="float">
            <text:p>688102.789063556</text:p>
          </table:table-cell>
          <table:table-cell office:value-type="float" office:value="652598.765269951" calcext:value-type="float">
            <text:p>652598.765269951</text:p>
          </table:table-cell>
          <table:table-cell office:value-type="float" office:value="649190.425513714" calcext:value-type="float">
            <text:p>649190.42551371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05448.637897033" calcext:value-type="float">
            <text:p>305448.63789703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88175.450471317" calcext:value-type="float">
            <text:p>288175.450471317</text:p>
          </table:table-cell>
          <table:table-cell office:value-type="float" office:value="6231903.77517584" calcext:value-type="float">
            <text:p>6231903.77517584</text:p>
          </table:table-cell>
          <table:table-cell office:value-type="float" office:value="6096800.87018114" calcext:value-type="float">
            <text:p>6096800.87018114</text:p>
          </table:table-cell>
          <table:table-cell table:formula="of:=[.K15]*0.1/12" office:value-type="float" office:value="50806.6739181762" calcext:value-type="float">
            <text:p>50806.6739181762</text:p>
          </table:table-cell>
          <table:table-cell office:value-type="float" office:value="5879488.25069106" calcext:value-type="float">
            <text:p>5879488.25069106</text:p>
          </table:table-cell>
          <table:table-cell office:value-type="float" office:value="5752025.44458762" calcext:value-type="float">
            <text:p>5752025.44458762</text:p>
          </table:table-cell>
          <table:table-cell office:value-type="float" office:value="198892.627616994" calcext:value-type="float">
            <text:p>198892.62761699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7-09-30" calcext:value-type="date">
            <text:p>2027-09-30</text:p>
          </table:table-cell>
          <table:table-cell office:value-type="float" office:value="743647.955584148" calcext:value-type="float">
            <text:p>743647.955584148</text:p>
          </table:table-cell>
          <table:table-cell office:value-type="float" office:value="738909.462981732" calcext:value-type="float">
            <text:p>738909.462981732</text:p>
          </table:table-cell>
          <table:table-cell office:value-type="float" office:value="698683.320191578" calcext:value-type="float">
            <text:p>698683.320191578</text:p>
          </table:table-cell>
          <table:table-cell office:value-type="float" office:value="694231.340300692" calcext:value-type="float">
            <text:p>694231.34030069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47126.907794066" calcext:value-type="float">
            <text:p>347126.90779406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26137.897165173" calcext:value-type="float">
            <text:p>326137.897165173</text:p>
          </table:table-cell>
          <table:table-cell office:value-type="float" office:value="6285255.85440982" calcext:value-type="float">
            <text:p>6285255.85440982</text:p>
          </table:table-cell>
          <table:table-cell office:value-type="float" office:value="6108474.67951809" calcext:value-type="float">
            <text:p>6108474.67951809</text:p>
          </table:table-cell>
          <table:table-cell table:formula="of:=[.K16]*0.1/12" office:value-type="float" office:value="50903.9556626508" calcext:value-type="float">
            <text:p>50903.9556626508</text:p>
          </table:table-cell>
          <table:table-cell office:value-type="float" office:value="5905218.18238993" calcext:value-type="float">
            <text:p>5905218.18238993</text:p>
          </table:table-cell>
          <table:table-cell office:value-type="float" office:value="5739126.07214712" calcext:value-type="float">
            <text:p>5739126.07214712</text:p>
          </table:table-cell>
          <table:table-cell office:value-type="float" office:value="240570.897514027" calcext:value-type="float">
            <text:p>240570.89751402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7-10-31" calcext:value-type="date">
            <text:p>2027-10-31</text:p>
          </table:table-cell>
          <table:table-cell office:value-type="float" office:value="796025.08770423" calcext:value-type="float">
            <text:p>796025.08770423</text:p>
          </table:table-cell>
          <table:table-cell office:value-type="float" office:value="789813.418644383" calcext:value-type="float">
            <text:p>789813.418644383</text:p>
          </table:table-cell>
          <table:table-cell office:value-type="float" office:value="744790.179297753" calcext:value-type="float">
            <text:p>744790.179297753</text:p>
          </table:table-cell>
          <table:table-cell office:value-type="float" office:value="738978.314591121" calcext:value-type="float">
            <text:p>738978.31459112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89152.496606908" calcext:value-type="float">
            <text:p>389152.49660690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64105.305472129" calcext:value-type="float">
            <text:p>364105.305472129</text:p>
          </table:table-cell>
          <table:table-cell office:value-type="float" office:value="6339052.53430409" calcext:value-type="float">
            <text:p>6339052.53430409</text:p>
          </table:table-cell>
          <table:table-cell office:value-type="float" office:value="6120245.77059952" calcext:value-type="float">
            <text:p>6120245.77059952</text:p>
          </table:table-cell>
          <table:table-cell table:formula="of:=[.K17]*0.1/12" office:value-type="float" office:value="51002.0480883293" calcext:value-type="float">
            <text:p>51002.0480883293</text:p>
          </table:table-cell>
          <table:table-cell office:value-type="float" office:value="5931049.34320418" calcext:value-type="float">
            <text:p>5931049.34320418</text:p>
          </table:table-cell>
          <table:table-cell office:value-type="float" office:value="5726325.73425225" calcext:value-type="float">
            <text:p>5726325.73425225</text:p>
          </table:table-cell>
          <table:table-cell office:value-type="float" office:value="282596.486326869" calcext:value-type="float">
            <text:p>282596.48632686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7-11-30" calcext:value-type="date">
            <text:p>2027-11-30</text:p>
          </table:table-cell>
          <table:table-cell office:value-type="float" office:value="848850.525490097" calcext:value-type="float">
            <text:p>848850.525490097</text:p>
          </table:table-cell>
          <table:table-cell office:value-type="float" office:value="840815.466732712" calcext:value-type="float">
            <text:p>840815.466732712</text:p>
          </table:table-cell>
          <table:table-cell office:value-type="float" office:value="790920.09011564" calcext:value-type="float">
            <text:p>790920.09011564</text:p>
          </table:table-cell>
          <table:table-cell office:value-type="float" office:value="783433.389918563" calcext:value-type="float">
            <text:p>783433.38991856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31528.298659856" calcext:value-type="float">
            <text:p>431528.29865985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02078.329004326" calcext:value-type="float">
            <text:p>402078.329004326</text:p>
          </table:table-cell>
          <table:table-cell office:value-type="float" office:value="6393297.51986414" calcext:value-type="float">
            <text:p>6393297.51986414</text:p>
          </table:table-cell>
          <table:table-cell office:value-type="float" office:value="6132114.95410662" calcext:value-type="float">
            <text:p>6132114.95410662</text:p>
          </table:table-cell>
          <table:table-cell table:formula="of:=[.K18]*0.1/12" office:value-type="float" office:value="51100.9579508885" calcext:value-type="float">
            <text:p>51100.9579508885</text:p>
          </table:table-cell>
          <table:table-cell office:value-type="float" office:value="5956982.17613466" calcext:value-type="float">
            <text:p>5956982.17613466</text:p>
          </table:table-cell>
          <table:table-cell office:value-type="float" office:value="5713624.20881019" calcext:value-type="float">
            <text:p>5713624.20881019</text:p>
          </table:table-cell>
          <table:table-cell office:value-type="float" office:value="324972.288379817" calcext:value-type="float">
            <text:p>324972.28837981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7-12-31" calcext:value-type="date">
            <text:p>2027-12-31</text:p>
          </table:table-cell>
          <table:table-cell office:value-type="float" office:value="902128.004822298" calcext:value-type="float">
            <text:p>902128.004822298</text:p>
          </table:table-cell>
          <table:table-cell office:value-type="float" office:value="891916.4246836" calcext:value-type="float">
            <text:p>891916.4246836</text:p>
          </table:table-cell>
          <table:table-cell office:value-type="float" office:value="837073.800746983" calcext:value-type="float">
            <text:p>837073.800746983</text:p>
          </table:table-cell>
          <table:table-cell office:value-type="float" office:value="827598.597502388" calcext:value-type="float">
            <text:p>827598.59750238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74257.232396579" calcext:value-type="float">
            <text:p>474257.23239657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40057.621459328" calcext:value-type="float">
            <text:p>440057.621459328</text:p>
          </table:table-cell>
          <table:table-cell office:value-type="float" office:value="6447994.54697053" calcext:value-type="float">
            <text:p>6447994.54697053</text:p>
          </table:table-cell>
          <table:table-cell office:value-type="float" office:value="6144083.04747629" calcext:value-type="float">
            <text:p>6144083.04747629</text:p>
          </table:table-cell>
          <table:table-cell table:formula="of:=[.K19]*0.1/12" office:value-type="float" office:value="51200.6920623024" calcext:value-type="float">
            <text:p>51200.6920623024</text:p>
          </table:table-cell>
          <table:table-cell office:value-type="float" office:value="5983017.12592509" calcext:value-type="float">
            <text:p>5983017.12592509</text:p>
          </table:table-cell>
          <table:table-cell office:value-type="float" office:value="5701021.27543326" calcext:value-type="float">
            <text:p>5701021.27543326</text:p>
          </table:table-cell>
          <table:table-cell office:value-type="float" office:value="367701.22211654" calcext:value-type="float">
            <text:p>367701.2221165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01-31" calcext:value-type="date">
            <text:p>2028-01-31</text:p>
          </table:table-cell>
          <table:table-cell office:value-type="float" office:value="955861.292713719" calcext:value-type="float">
            <text:p>955861.292713719</text:p>
          </table:table-cell>
          <table:table-cell office:value-type="float" office:value="943117.116745903" calcext:value-type="float">
            <text:p>943117.116745903</text:p>
          </table:table-cell>
          <table:table-cell office:value-type="float" office:value="883252.059880191" calcext:value-type="float">
            <text:p>883252.059880191</text:p>
          </table:table-cell>
          <table:table-cell office:value-type="float" office:value="871475.958304729" calcext:value-type="float">
            <text:p>871475.95830472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17342.240581108" calcext:value-type="float">
            <text:p>517342.24058110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78043.836631381" calcext:value-type="float">
            <text:p>478043.836631381</text:p>
          </table:table-cell>
          <table:table-cell office:value-type="float" office:value="6503147.38263614" calcext:value-type="float">
            <text:p>6503147.38263614</text:p>
          </table:table-cell>
          <table:table-cell office:value-type="float" office:value="6156150.87495737" calcext:value-type="float">
            <text:p>6156150.87495737</text:p>
          </table:table-cell>
          <table:table-cell table:formula="of:=[.K20]*0.1/12" office:value-type="float" office:value="51301.2572913114" calcext:value-type="float">
            <text:p>51301.2572913114</text:p>
          </table:table-cell>
          <table:table-cell office:value-type="float" office:value="6009154.63906974" calcext:value-type="float">
            <text:p>6009154.63906974</text:p>
          </table:table-cell>
          <table:table-cell office:value-type="float" office:value="5688516.71543504" calcext:value-type="float">
            <text:p>5688516.71543504</text:p>
          </table:table-cell>
          <table:table-cell office:value-type="float" office:value="410786.230301069" calcext:value-type="float">
            <text:p>410786.23030106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02-29" calcext:value-type="date">
            <text:p>2028-02-29</text:p>
          </table:table-cell>
          <table:table-cell office:value-type="float" office:value="1010054.18756902" calcext:value-type="float">
            <text:p>1010054.18756902</text:p>
          </table:table-cell>
          <table:table-cell office:value-type="float" office:value="994418.374037214" calcext:value-type="float">
            <text:p>994418.374037214</text:p>
          </table:table-cell>
          <table:table-cell office:value-type="float" office:value="929455.616802429" calcext:value-type="float">
            <text:p>929455.616802429</text:p>
          </table:table-cell>
          <table:table-cell office:value-type="float" office:value="915067.483087157" calcext:value-type="float">
            <text:p>915067.483087157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60786.290500509" calcext:value-type="float">
            <text:p>560786.29050050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516037.628422662" calcext:value-type="float">
            <text:p>516037.628422662</text:p>
          </table:table-cell>
          <table:table-cell office:value-type="float" office:value="6558759.82526563" calcext:value-type="float">
            <text:p>6558759.82526563</text:p>
          </table:table-cell>
          <table:table-cell office:value-type="float" office:value="6168319.26766745" calcext:value-type="float">
            <text:p>6168319.26766745</text:p>
          </table:table-cell>
          <table:table-cell table:formula="of:=[.K21]*0.1/12" office:value-type="float" office:value="51402.6605638954" calcext:value-type="float">
            <text:p>51402.6605638954</text:p>
          </table:table-cell>
          <table:table-cell office:value-type="float" office:value="6035395.16382104" calcext:value-type="float">
            <text:p>6035395.16382104</text:p>
          </table:table-cell>
          <table:table-cell office:value-type="float" office:value="5676110.3118266" calcext:value-type="float">
            <text:p>5676110.3118266</text:p>
          </table:table-cell>
          <table:table-cell office:value-type="float" office:value="454230.28022047" calcext:value-type="float">
            <text:p>454230.2802204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03-31" calcext:value-type="date">
            <text:p>2028-03-31</text:p>
          </table:table-cell>
          <table:table-cell office:value-type="float" office:value="1064710.51944623" calcext:value-type="float">
            <text:p>1064710.51944623</text:p>
          </table:table-cell>
          <table:table-cell office:value-type="float" office:value="1045821.03460111" calcext:value-type="float">
            <text:p>1045821.03460111</text:p>
          </table:table-cell>
          <table:table-cell office:value-type="float" office:value="975685.221411722" calcext:value-type="float">
            <text:p>975685.221411722</text:p>
          </table:table-cell>
          <table:table-cell office:value-type="float" office:value="958375.1724671" calcext:value-type="float">
            <text:p>958375.172467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04592.374169237" calcext:value-type="float">
            <text:p>604592.37416923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554039.650854543" calcext:value-type="float">
            <text:p>554039.650854543</text:p>
          </table:table-cell>
          <table:table-cell office:value-type="float" office:value="6614835.70491702" calcext:value-type="float">
            <text:p>6614835.70491702</text:p>
          </table:table-cell>
          <table:table-cell office:value-type="float" office:value="6180589.06365012" calcext:value-type="float">
            <text:p>6180589.06365012</text:p>
          </table:table-cell>
          <table:table-cell table:formula="of:=[.K22]*0.1/12" office:value-type="float" office:value="51504.908863751" calcext:value-type="float">
            <text:p>51504.908863751</text:p>
          </table:table-cell>
          <table:table-cell office:value-type="float" office:value="6061739.15019729" calcext:value-type="float">
            <text:p>6061739.15019729</text:p>
          </table:table-cell>
          <table:table-cell office:value-type="float" office:value="5663801.84931277" calcext:value-type="float">
            <text:p>5663801.84931277</text:p>
          </table:table-cell>
          <table:table-cell office:value-type="float" office:value="498036.363889198" calcext:value-type="float">
            <text:p>498036.36388919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04-30" calcext:value-type="date">
            <text:p>2028-04-30</text:p>
          </table:table-cell>
          <table:table-cell office:value-type="float" office:value="1119834.15032054" calcext:value-type="float">
            <text:p>1119834.15032054</text:p>
          </table:table-cell>
          <table:table-cell office:value-type="float" office:value="1097325.94346486" calcext:value-type="float">
            <text:p>1097325.94346486</text:p>
          </table:table-cell>
          <table:table-cell office:value-type="float" office:value="1021941.62422908" calcext:value-type="float">
            <text:p>1021941.62422908</text:p>
          </table:table-cell>
          <table:table-cell office:value-type="float" office:value="1001401.01697398" calcext:value-type="float">
            <text:p>1001401.0169739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48763.508535205" calcext:value-type="float">
            <text:p>648763.50853520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592050.558078842" calcext:value-type="float">
            <text:p>592050.558078842</text:p>
          </table:table-cell>
          <table:table-cell office:value-type="float" office:value="6671378.88356552" calcext:value-type="float">
            <text:p>6671378.88356552</text:p>
          </table:table-cell>
          <table:table-cell office:value-type="float" office:value="6192961.10793265" calcext:value-type="float">
            <text:p>6192961.10793265</text:p>
          </table:table-cell>
          <table:table-cell table:formula="of:=[.K23]*0.1/12" office:value-type="float" office:value="51608.0092327721" calcext:value-type="float">
            <text:p>51608.0092327721</text:p>
          </table:table-cell>
          <table:table-cell office:value-type="float" office:value="6088187.04999039" calcext:value-type="float">
            <text:p>6088187.04999039</text:p>
          </table:table-cell>
          <table:table-cell office:value-type="float" office:value="5651591.11428833" calcext:value-type="float">
            <text:p>5651591.11428833</text:p>
          </table:table-cell>
          <table:table-cell office:value-type="float" office:value="542207.498255166" calcext:value-type="float">
            <text:p>542207.49825516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05-31" calcext:value-type="date">
            <text:p>2028-05-31</text:p>
          </table:table-cell>
          <table:table-cell office:value-type="float" office:value="1175428.97435026" calcext:value-type="float">
            <text:p>1175428.97435026</text:p>
          </table:table-cell>
          <table:table-cell office:value-type="float" office:value="1148933.95269763" calcext:value-type="float">
            <text:p>1148933.95269763</text:p>
          </table:table-cell>
          <table:table-cell office:value-type="float" office:value="1068225.57641062" calcext:value-type="float">
            <text:p>1068225.57641062</text:p>
          </table:table-cell>
          <table:table-cell office:value-type="float" office:value="1044146.99710511" calcext:value-type="float">
            <text:p>1044146.9971051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93302.735687556" calcext:value-type="float">
            <text:p>693302.73568755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630071.004389087" calcext:value-type="float">
            <text:p>630071.004389087</text:p>
          </table:table-cell>
          <table:table-cell office:value-type="float" office:value="6728393.25536942" calcext:value-type="float">
            <text:p>6728393.25536942</text:p>
          </table:table-cell>
          <table:table-cell office:value-type="float" office:value="6205436.2525842" calcext:value-type="float">
            <text:p>6205436.2525842</text:p>
          </table:table-cell>
          <table:table-cell table:formula="of:=[.K24]*0.1/12" office:value-type="float" office:value="51711.968771535" calcext:value-type="float">
            <text:p>51711.968771535</text:p>
          </table:table-cell>
          <table:table-cell office:value-type="float" office:value="6114739.31677356" calcext:value-type="float">
            <text:p>6114739.31677356</text:p>
          </table:table-cell>
          <table:table-cell office:value-type="float" office:value="5639477.89483438" calcext:value-type="float">
            <text:p>5639477.89483438</text:p>
          </table:table-cell>
          <table:table-cell office:value-type="float" office:value="586746.725407517" calcext:value-type="float">
            <text:p>586746.72540751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06-30" calcext:value-type="date">
            <text:p>2028-06-30</text:p>
          </table:table-cell>
          <table:table-cell office:value-type="float" office:value="1231498.918145" calcext:value-type="float">
            <text:p>1231498.918145</text:p>
          </table:table-cell>
          <table:table-cell office:value-type="float" office:value="1200645.92146917" calcext:value-type="float">
            <text:p>1200645.92146917</text:p>
          </table:table-cell>
          <table:table-cell office:value-type="float" office:value="1114537.82975973" calcext:value-type="float">
            <text:p>1114537.82975973</text:p>
          </table:table-cell>
          <table:table-cell office:value-type="float" office:value="1086615.08338131" calcext:value-type="float">
            <text:p>1086615.0833813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38213.123066177" calcext:value-type="float">
            <text:p>738213.12306617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668101.64423178" calcext:value-type="float">
            <text:p>668101.64423178</text:p>
          </table:table-cell>
          <table:table-cell office:value-type="float" office:value="6785882.74693835" calcext:value-type="float">
            <text:p>6785882.74693835</text:p>
          </table:table-cell>
          <table:table-cell office:value-type="float" office:value="6218015.35677451" calcext:value-type="float">
            <text:p>6218015.35677451</text:p>
          </table:table-cell>
          <table:table-cell table:formula="of:=[.K25]*0.1/12" office:value-type="float" office:value="51816.7946397876" calcext:value-type="float">
            <text:p>51816.7946397876</text:p>
          </table:table-cell>
          <table:table-cell office:value-type="float" office:value="6141396.40590914" calcext:value-type="float">
            <text:p>6141396.40590914</text:p>
          </table:table-cell>
          <table:table-cell office:value-type="float" office:value="5627461.98071461" calcext:value-type="float">
            <text:p>5627461.98071461</text:p>
          </table:table-cell>
          <table:table-cell office:value-type="float" office:value="631657.112786138" calcext:value-type="float">
            <text:p>631657.11278613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07-31" calcext:value-type="date">
            <text:p>2028-07-31</text:p>
          </table:table-cell>
          <table:table-cell office:value-type="float" office:value="1288047.94103615" calcext:value-type="float">
            <text:p>1288047.94103615</text:p>
          </table:table-cell>
          <table:table-cell office:value-type="float" office:value="1252462.71610896" calcext:value-type="float">
            <text:p>1252462.71610896</text:p>
          </table:table-cell>
          <table:table-cell office:value-type="float" office:value="1160879.13673923" calcext:value-type="float">
            <text:p>1160879.13673923</text:p>
          </table:table-cell>
          <table:table-cell office:value-type="float" office:value="1128807.23640226" calcext:value-type="float">
            <text:p>1128807.2364022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83497.763672952" calcext:value-type="float">
            <text:p>783497.76367295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706143.132217658" calcext:value-type="float">
            <text:p>706143.132217658</text:p>
          </table:table-cell>
          <table:table-cell office:value-type="float" office:value="6843851.31760369" calcext:value-type="float">
            <text:p>6843851.31760369</text:p>
          </table:table-cell>
          <table:table-cell office:value-type="float" office:value="6230699.28683307" calcext:value-type="float">
            <text:p>6230699.28683307</text:p>
          </table:table-cell>
          <table:table-cell table:formula="of:=[.K26]*0.1/12" office:value-type="float" office:value="51922.4940569423" calcext:value-type="float">
            <text:p>51922.4940569423</text:p>
          </table:table-cell>
          <table:table-cell office:value-type="float" office:value="6168158.77455637" calcext:value-type="float">
            <text:p>6168158.77455637</text:p>
          </table:table-cell>
          <table:table-cell office:value-type="float" office:value="5615543.16337166" calcext:value-type="float">
            <text:p>5615543.16337166</text:p>
          </table:table-cell>
          <table:table-cell office:value-type="float" office:value="676941.753392913" calcext:value-type="float">
            <text:p>676941.75339291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08-31" calcext:value-type="date">
            <text:p>2028-08-31</text:p>
          </table:table-cell>
          <table:table-cell office:value-type="float" office:value="1345080.03534952" calcext:value-type="float">
            <text:p>1345080.03534952</text:p>
          </table:table-cell>
          <table:table-cell office:value-type="float" office:value="1304385.2101659" calcext:value-type="float">
            <text:p>1304385.2101659</text:p>
          </table:table-cell>
          <table:table-cell office:value-type="float" office:value="1207250.25048352" calcext:value-type="float">
            <text:p>1207250.25048352</text:p>
          </table:table-cell>
          <table:table-cell office:value-type="float" office:value="1170725.4069016" calcext:value-type="float">
            <text:p>1170725.406901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829159.776284785" calcext:value-type="float">
            <text:p>829159.77628478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744196.123132967" calcext:value-type="float">
            <text:p>744196.123132967</text:p>
          </table:table-cell>
          <table:table-cell office:value-type="float" office:value="6902302.95969124" calcext:value-type="float">
            <text:p>6902302.95969124</text:p>
          </table:table-cell>
          <table:table-cell office:value-type="float" office:value="6243488.91630879" calcext:value-type="float">
            <text:p>6243488.91630879</text:p>
          </table:table-cell>
          <table:table-cell table:formula="of:=[.K27]*0.1/12" office:value-type="float" office:value="52029.0743025733" calcext:value-type="float">
            <text:p>52029.0743025733</text:p>
          </table:table-cell>
          <table:table-cell office:value-type="float" office:value="6195026.88167928" calcext:value-type="float">
            <text:p>6195026.88167928</text:p>
          </table:table-cell>
          <table:table-cell office:value-type="float" office:value="5603721.23592353" calcext:value-type="float">
            <text:p>5603721.23592353</text:p>
          </table:table-cell>
          <table:table-cell office:value-type="float" office:value="722603.766004746" calcext:value-type="float">
            <text:p>722603.76600474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09-30" calcext:value-type="date">
            <text:p>2028-09-30</text:p>
          </table:table-cell>
          <table:table-cell office:value-type="float" office:value="1402599.22668028" calcext:value-type="float">
            <text:p>1402599.22668028</text:p>
          </table:table-cell>
          <table:table-cell office:value-type="float" office:value="1356414.28446847" calcext:value-type="float">
            <text:p>1356414.28446847</text:p>
          </table:table-cell>
          <table:table-cell office:value-type="float" office:value="1253651.9248108" calcext:value-type="float">
            <text:p>1253651.9248108</text:p>
          </table:table-cell>
          <table:table-cell office:value-type="float" office:value="1212371.53580179" calcext:value-type="float">
            <text:p>1212371.5358017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875202.305668382" calcext:value-type="float">
            <text:p>875202.30566838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782261.271950726" calcext:value-type="float">
            <text:p>782261.271950726</text:p>
          </table:table-cell>
          <table:table-cell office:value-type="float" office:value="6961241.69879619" calcext:value-type="float">
            <text:p>6961241.69879619</text:p>
          </table:table-cell>
          <table:table-cell office:value-type="float" office:value="6256385.12603014" calcext:value-type="float">
            <text:p>6256385.12603014</text:p>
          </table:table-cell>
          <table:table-cell table:formula="of:=[.K28]*0.1/12" office:value-type="float" office:value="52136.5427169178" calcext:value-type="float">
            <text:p>52136.5427169178</text:p>
          </table:table-cell>
          <table:table-cell office:value-type="float" office:value="6222001.18805453" calcext:value-type="float">
            <text:p>6222001.18805453</text:p>
          </table:table-cell>
          <table:table-cell office:value-type="float" office:value="5591995.99315995" calcext:value-type="float">
            <text:p>5591995.99315995</text:p>
          </table:table-cell>
          <table:table-cell office:value-type="float" office:value="768646.295388343" calcext:value-type="float">
            <text:p>768646.29538834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10-31" calcext:value-type="date">
            <text:p>2028-10-31</text:p>
          </table:table-cell>
          <table:table-cell office:value-type="float" office:value="1460609.57417025" calcext:value-type="float">
            <text:p>1460609.57417025</text:p>
          </table:table-cell>
          <table:table-cell office:value-type="float" office:value="1408550.82718539" calcext:value-type="float">
            <text:p>1408550.82718539</text:p>
          </table:table-cell>
          <table:table-cell office:value-type="float" office:value="1300084.91423528" calcext:value-type="float">
            <text:p>1300084.91423528</text:p>
          </table:table-cell>
          <table:table-cell office:value-type="float" office:value="1253747.55426867" calcext:value-type="float">
            <text:p>1253747.55426867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921628.522796843" calcext:value-type="float">
            <text:p>921628.52279684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820339.233842005" calcext:value-type="float">
            <text:p>820339.233842005</text:p>
          </table:table-cell>
          <table:table-cell office:value-type="float" office:value="7020671.59406034" calcext:value-type="float">
            <text:p>7020671.59406034</text:p>
          </table:table-cell>
          <table:table-cell office:value-type="float" office:value="6269388.80416583" calcext:value-type="float">
            <text:p>6269388.80416583</text:p>
          </table:table-cell>
          <table:table-cell table:formula="of:=[.K29]*0.1/12" office:value-type="float" office:value="52244.9067013819" calcext:value-type="float">
            <text:p>52244.9067013819</text:p>
          </table:table-cell>
          <table:table-cell office:value-type="float" office:value="6249082.15627929" calcext:value-type="float">
            <text:p>6249082.15627929</text:p>
          </table:table-cell>
          <table:table-cell office:value-type="float" office:value="5580367.23153884" calcext:value-type="float">
            <text:p>5580367.23153884</text:p>
          </table:table-cell>
          <table:table-cell office:value-type="float" office:value="815072.512516804" calcext:value-type="float">
            <text:p>815072.51251680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11-30" calcext:value-type="date">
            <text:p>2028-11-30</text:p>
          </table:table-cell>
          <table:table-cell office:value-type="float" office:value="1519115.17078742" calcext:value-type="float">
            <text:p>1519115.17078742</text:p>
          </table:table-cell>
          <table:table-cell office:value-type="float" office:value="1460795.73388677" calcext:value-type="float">
            <text:p>1460795.73388677</text:p>
          </table:table-cell>
          <table:table-cell office:value-type="float" office:value="1346549.97397936" calcext:value-type="float">
            <text:p>1346549.97397936</text:p>
          </table:table-cell>
          <table:table-cell office:value-type="float" office:value="1294855.3837658" calcext:value-type="float">
            <text:p>1294855.383765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968441.625068041" calcext:value-type="float">
            <text:p>968441.62506804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858430.664187202" calcext:value-type="float">
            <text:p>858430.664187202</text:p>
          </table:table-cell>
          <table:table-cell office:value-type="float" office:value="7080596.73845169" calcext:value-type="float">
            <text:p>7080596.73845169</text:p>
          </table:table-cell>
          <table:table-cell office:value-type="float" office:value="6282500.84628599" calcext:value-type="float">
            <text:p>6282500.84628599</text:p>
          </table:table-cell>
          <table:table-cell table:formula="of:=[.K30]*0.1/12" office:value-type="float" office:value="52354.1737190499" calcext:value-type="float">
            <text:p>52354.1737190499</text:p>
          </table:table-cell>
          <table:table-cell office:value-type="float" office:value="6276270.25077921" calcext:value-type="float">
            <text:p>6276270.25077921</text:p>
          </table:table-cell>
          <table:table-cell office:value-type="float" office:value="5568834.74918277" calcext:value-type="float">
            <text:p>5568834.74918277</text:p>
          </table:table-cell>
          <table:table-cell office:value-type="float" office:value="861885.614788002" calcext:value-type="float">
            <text:p>861885.61478800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8-12-31" calcext:value-type="date">
            <text:p>2028-12-31</text:p>
          </table:table-cell>
          <table:table-cell office:value-type="float" office:value="1578120.14360785" calcext:value-type="float">
            <text:p>1578120.14360785</text:p>
          </table:table-cell>
          <table:table-cell office:value-type="float" office:value="1513149.90760582" calcext:value-type="float">
            <text:p>1513149.90760582</text:p>
          </table:table-cell>
          <table:table-cell office:value-type="float" office:value="1393047.85998591" calcext:value-type="float">
            <text:p>1393047.85998591</text:p>
          </table:table-cell>
          <table:table-cell office:value-type="float" office:value="1335696.93610854" calcext:value-type="float">
            <text:p>1335696.9361085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015644.83652483" calcext:value-type="float">
            <text:p>1015644.8365248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896536.218587319" calcext:value-type="float">
            <text:p>896536.218587319</text:p>
          </table:table-cell>
          <table:table-cell office:value-type="float" office:value="7141021.25904631" calcext:value-type="float">
            <text:p>7141021.25904631</text:p>
          </table:table-cell>
          <table:table-cell office:value-type="float" office:value="6295722.15542382" calcext:value-type="float">
            <text:p>6295722.15542382</text:p>
          </table:table-cell>
          <table:table-cell table:formula="of:=[.K31]*0.1/12" office:value-type="float" office:value="52464.3512951985" calcext:value-type="float">
            <text:p>52464.3512951985</text:p>
          </table:table-cell>
          <table:table-cell office:value-type="float" office:value="6303565.9378164" calcext:value-type="float">
            <text:p>6303565.9378164</text:p>
          </table:table-cell>
          <table:table-cell office:value-type="float" office:value="5557398.34587548" calcext:value-type="float">
            <text:p>5557398.34587548</text:p>
          </table:table-cell>
          <table:table-cell office:value-type="float" office:value="909088.826244793" calcext:value-type="float">
            <text:p>909088.82624479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01-31" calcext:value-type="date">
            <text:p>2029-01-31</text:p>
          </table:table-cell>
          <table:table-cell office:value-type="float" office:value="1637628.6540999" calcext:value-type="float">
            <text:p>1637628.6540999</text:p>
          </table:table-cell>
          <table:table-cell office:value-type="float" office:value="1565614.25890102" calcext:value-type="float">
            <text:p>1565614.25890102</text:p>
          </table:table-cell>
          <table:table-cell office:value-type="float" office:value="1439579.3289305" calcext:value-type="float">
            <text:p>1439579.3289305</text:p>
          </table:table-cell>
          <table:table-cell office:value-type="float" office:value="1376274.11351784" calcext:value-type="float">
            <text:p>1376274.1135178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063241.4080771" calcext:value-type="float">
            <text:p>1063241.408077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934656.552875251" calcext:value-type="float">
            <text:p>934656.552875251</text:p>
          </table:table-cell>
          <table:table-cell office:value-type="float" office:value="7201949.31731255" calcext:value-type="float">
            <text:p>7201949.31731255</text:p>
          </table:table-cell>
          <table:table-cell office:value-type="float" office:value="6309053.64213779" calcext:value-type="float">
            <text:p>6309053.64213779</text:p>
          </table:table-cell>
          <table:table-cell table:formula="of:=[.K32]*0.1/12" office:value-type="float" office:value="52575.4470178149" calcext:value-type="float">
            <text:p>52575.4470178149</text:p>
          </table:table-cell>
          <table:table-cell office:value-type="float" office:value="6330969.68549735" calcext:value-type="float">
            <text:p>6330969.68549735</text:p>
          </table:table-cell>
          <table:table-cell office:value-type="float" office:value="5546057.82305834" calcext:value-type="float">
            <text:p>5546057.82305834</text:p>
          </table:table-cell>
          <table:table-cell office:value-type="float" office:value="956685.397797057" calcext:value-type="float">
            <text:p>956685.39779705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02-28" calcext:value-type="date">
            <text:p>2029-02-28</text:p>
          </table:table-cell>
          <table:table-cell office:value-type="float" office:value="1697644.89841084" calcext:value-type="float">
            <text:p>1697644.89841084</text:p>
          </table:table-cell>
          <table:table-cell office:value-type="float" office:value="1618189.70591883" calcext:value-type="float">
            <text:p>1618189.70591883</text:p>
          </table:table-cell>
          <table:table-cell office:value-type="float" office:value="1486145.13823367" calcext:value-type="float">
            <text:p>1486145.13823367</text:p>
          </table:table-cell>
          <table:table-cell office:value-type="float" office:value="1416588.80867385" calcext:value-type="float">
            <text:p>1416588.8086738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111234.61772563" calcext:value-type="float">
            <text:p>1111234.6177256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972792.323127071" calcext:value-type="float">
            <text:p>972792.323127071</text:p>
          </table:table-cell>
          <table:table-cell office:value-type="float" office:value="7263385.10939767" calcext:value-type="float">
            <text:p>7263385.10939767</text:p>
          </table:table-cell>
          <table:table-cell office:value-type="float" office:value="6322496.22457438" calcext:value-type="float">
            <text:p>6322496.22457438</text:p>
          </table:table-cell>
          <table:table-cell table:formula="of:=[.K33]*0.1/12" office:value-type="float" office:value="52687.4685381198" calcext:value-type="float">
            <text:p>52687.4685381198</text:p>
          </table:table-cell>
          <table:table-cell office:value-type="float" office:value="6358481.96378104" calcext:value-type="float">
            <text:p>6358481.96378104</text:p>
          </table:table-cell>
          <table:table-cell office:value-type="float" office:value="5534812.983827" calcext:value-type="float">
            <text:p>5534812.983827</text:p>
          </table:table-cell>
          <table:table-cell office:value-type="float" office:value="1004678.60744559" calcext:value-type="float">
            <text:p>1004678.6074455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03-31" calcext:value-type="date">
            <text:p>2029-03-31</text:p>
          </table:table-cell>
          <table:table-cell office:value-type="float" office:value="1758173.10765582" calcext:value-type="float">
            <text:p>1758173.10765582</text:p>
          </table:table-cell>
          <table:table-cell office:value-type="float" office:value="1670877.17445695" calcext:value-type="float">
            <text:p>1670877.17445695</text:p>
          </table:table-cell>
          <table:table-cell office:value-type="float" office:value="1532746.04607321" calcext:value-type="float">
            <text:p>1532746.04607321</text:p>
          </table:table-cell>
          <table:table-cell office:value-type="float" office:value="1456642.90476921" calcext:value-type="float">
            <text:p>1456642.9047692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159627.7707879" calcext:value-type="float">
            <text:p>1159627.770787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010944.18567332" calcext:value-type="float">
            <text:p>1010944.18567332</text:p>
          </table:table-cell>
          <table:table-cell office:value-type="float" office:value="7325332.86641684" calcext:value-type="float">
            <text:p>7325332.86641684</text:p>
          </table:table-cell>
          <table:table-cell office:value-type="float" office:value="6336050.82853128" calcext:value-type="float">
            <text:p>6336050.82853128</text:p>
          </table:table-cell>
          <table:table-cell table:formula="of:=[.K34]*0.1/12" office:value-type="float" office:value="52800.423571094" calcext:value-type="float">
            <text:p>52800.423571094</text:p>
          </table:table-cell>
          <table:table-cell office:value-type="float" office:value="6386103.24448696" calcext:value-type="float">
            <text:p>6386103.24448696</text:p>
          </table:table-cell>
          <table:table-cell office:value-type="float" office:value="5523663.63292786" calcext:value-type="float">
            <text:p>5523663.63292786</text:p>
          </table:table-cell>
          <table:table-cell office:value-type="float" office:value="1053071.76050786" calcext:value-type="float">
            <text:p>1053071.7605078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04-30" calcext:value-type="date">
            <text:p>2029-04-30</text:p>
          </table:table-cell>
          <table:table-cell office:value-type="float" office:value="1819217.54820929" calcext:value-type="float">
            <text:p>1819217.54820929</text:p>
          </table:table-cell>
          <table:table-cell office:value-type="float" office:value="1723677.59802805" calcext:value-type="float">
            <text:p>1723677.59802805</text:p>
          </table:table-cell>
          <table:table-cell office:value-type="float" office:value="1579382.81139645" calcext:value-type="float">
            <text:p>1579382.81139645</text:p>
          </table:table-cell>
          <table:table-cell office:value-type="float" office:value="1496438.2755621" calcext:value-type="float">
            <text:p>1496438.275562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208424.20012569" calcext:value-type="float">
            <text:p>1208424.2001256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049112.79711031" calcext:value-type="float">
            <text:p>1049112.79711031</text:p>
          </table:table-cell>
          <table:table-cell office:value-type="float" office:value="7387796.8547445" calcext:value-type="float">
            <text:p>7387796.8547445</text:p>
          </table:table-cell>
          <table:table-cell office:value-type="float" office:value="6349718.38752115" calcext:value-type="float">
            <text:p>6349718.38752115</text:p>
          </table:table-cell>
          <table:table-cell table:formula="of:=[.K35]*0.1/12" office:value-type="float" office:value="52914.3198960096" calcext:value-type="float">
            <text:p>52914.3198960096</text:p>
          </table:table-cell>
          <table:table-cell office:value-type="float" office:value="6413834.00130321" calcext:value-type="float">
            <text:p>6413834.00130321</text:p>
          </table:table-cell>
          <table:table-cell office:value-type="float" office:value="5512609.57675477" calcext:value-type="float">
            <text:p>5512609.57675477</text:p>
          </table:table-cell>
          <table:table-cell office:value-type="float" office:value="1101868.18984565" calcext:value-type="float">
            <text:p>1101868.1898456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05-31" calcext:value-type="date">
            <text:p>2029-05-31</text:p>
          </table:table-cell>
          <table:table-cell office:value-type="float" office:value="1880782.52199883" calcext:value-type="float">
            <text:p>1880782.52199883</text:p>
          </table:table-cell>
          <table:table-cell office:value-type="float" office:value="1776591.91792406" calcext:value-type="float">
            <text:p>1776591.91792406</text:p>
          </table:table-cell>
          <table:table-cell office:value-type="float" office:value="1626056.19393259" calcext:value-type="float">
            <text:p>1626056.19393259</text:p>
          </table:table-cell>
          <table:table-cell office:value-type="float" office:value="1535976.7854291" calcext:value-type="float">
            <text:p>1535976.785429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257627.26637463" calcext:value-type="float">
            <text:p>1257627.2663746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087298.81431142" calcext:value-type="float">
            <text:p>1087298.81431142</text:p>
          </table:table-cell>
          <table:table-cell office:value-type="float" office:value="7450781.37630822" calcext:value-type="float">
            <text:p>7450781.37630822</text:p>
          </table:table-cell>
          <table:table-cell office:value-type="float" office:value="6363499.84283593" calcext:value-type="float">
            <text:p>6363499.84283593</text:p>
          </table:table-cell>
          <table:table-cell table:formula="of:=[.K36]*0.1/12" office:value-type="float" office:value="53029.1653569661" calcext:value-type="float">
            <text:p>53029.1653569661</text:p>
          </table:table-cell>
          <table:table-cell office:value-type="float" office:value="6441674.70979461" calcext:value-type="float">
            <text:p>6441674.70979461</text:p>
          </table:table-cell>
          <table:table-cell office:value-type="float" office:value="5501650.62334563" calcext:value-type="float">
            <text:p>5501650.62334563</text:p>
          </table:table-cell>
          <table:table-cell office:value-type="float" office:value="1151071.25609459" calcext:value-type="float">
            <text:p>1151071.2560945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06-30" calcext:value-type="date">
            <text:p>2029-06-30</text:p>
          </table:table-cell>
          <table:table-cell office:value-type="float" office:value="1942872.3668014" calcext:value-type="float">
            <text:p>1942872.3668014</text:p>
          </table:table-cell>
          <table:table-cell office:value-type="float" office:value="1829621.08328102" calcext:value-type="float">
            <text:p>1829621.08328102</text:p>
          </table:table-cell>
          <table:table-cell office:value-type="float" office:value="1672766.95420502" calcext:value-type="float">
            <text:p>1672766.95420502</text:p>
          </table:table-cell>
          <table:table-cell office:value-type="float" office:value="1575260.28941774" calcext:value-type="float">
            <text:p>1575260.2894177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307240.35817564" calcext:value-type="float">
            <text:p>1307240.3581756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125502.8944384" calcext:value-type="float">
            <text:p>1125502.8944384</text:p>
          </table:table-cell>
          <table:table-cell office:value-type="float" office:value="7514290.76888498" calcext:value-type="float">
            <text:p>7514290.76888498</text:p>
          </table:table-cell>
          <table:table-cell office:value-type="float" office:value="6377396.14361167" calcext:value-type="float">
            <text:p>6377396.14361167</text:p>
          </table:table-cell>
          <table:table-cell table:formula="of:=[.K37]*0.1/12" office:value-type="float" office:value="53144.9678634306" calcext:value-type="float">
            <text:p>53144.9678634306</text:p>
          </table:table-cell>
          <table:table-cell office:value-type="float" office:value="6469625.84741087" calcext:value-type="float">
            <text:p>6469625.84741087</text:p>
          </table:table-cell>
          <table:table-cell office:value-type="float" office:value="5490786.58237906" calcext:value-type="float">
            <text:p>5490786.58237906</text:p>
          </table:table-cell>
          <table:table-cell office:value-type="float" office:value="1200684.3478956" calcext:value-type="float">
            <text:p>1200684.347895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07-31" calcext:value-type="date">
            <text:p>2029-07-31</text:p>
          </table:table-cell>
          <table:table-cell office:value-type="float" office:value="2005491.45654211" calcext:value-type="float">
            <text:p>2005491.45654211</text:p>
          </table:table-cell>
          <table:table-cell office:value-type="float" office:value="1882766.05114445" calcext:value-type="float">
            <text:p>1882766.05114445</text:p>
          </table:table-cell>
          <table:table-cell office:value-type="float" office:value="1719515.85354368" calcext:value-type="float">
            <text:p>1719515.85354368</text:p>
          </table:table-cell>
          <table:table-cell office:value-type="float" office:value="1614290.63329882" calcext:value-type="float">
            <text:p>1614290.6332988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357266.89240833" calcext:value-type="float">
            <text:p>1357266.8924083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163725.69495266" calcext:value-type="float">
            <text:p>1163725.69495266</text:p>
          </table:table-cell>
          <table:table-cell office:value-type="float" office:value="7578329.40639987" calcext:value-type="float">
            <text:p>7578329.40639987</text:p>
          </table:table-cell>
          <table:table-cell office:value-type="float" office:value="6391408.24689388" calcext:value-type="float">
            <text:p>6391408.24689388</text:p>
          </table:table-cell>
          <table:table-cell table:formula="of:=[.K38]*0.1/12" office:value-type="float" office:value="53261.7353907823" calcext:value-type="float">
            <text:p>53261.7353907823</text:p>
          </table:table-cell>
          <table:table-cell office:value-type="float" office:value="6497687.89349479" calcext:value-type="float">
            <text:p>6497687.89349479</text:p>
          </table:table-cell>
          <table:table-cell office:value-type="float" office:value="5480017.26517109" calcext:value-type="float">
            <text:p>5480017.26517109</text:p>
          </table:table-cell>
          <table:table-cell office:value-type="float" office:value="1250710.88212829" calcext:value-type="float">
            <text:p>1250710.8821282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08-31" calcext:value-type="date">
            <text:p>2029-08-31</text:p>
          </table:table-cell>
          <table:table-cell office:value-type="float" office:value="2068644.20159544" calcext:value-type="float">
            <text:p>2068644.20159544</text:p>
          </table:table-cell>
          <table:table-cell office:value-type="float" office:value="1936027.78653524" calcext:value-type="float">
            <text:p>1936027.78653524</text:p>
          </table:table-cell>
          <table:table-cell office:value-type="float" office:value="1766303.6540974" calcext:value-type="float">
            <text:p>1766303.6540974</text:p>
          </table:table-cell>
          <table:table-cell office:value-type="float" office:value="1653069.6536185" calcext:value-type="float">
            <text:p>1653069.653618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407710.31442629" calcext:value-type="float">
            <text:p>1407710.3144262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201967.87362664" calcext:value-type="float">
            <text:p>1201967.87362664</text:p>
          </table:table-cell>
          <table:table-cell office:value-type="float" office:value="7642901.69922739" calcext:value-type="float">
            <text:p>7642901.69922739</text:p>
          </table:table-cell>
          <table:table-cell office:value-type="float" office:value="6405537.11770344" calcext:value-type="float">
            <text:p>6405537.11770344</text:p>
          </table:table-cell>
          <table:table-cell table:formula="of:=[.K39]*0.1/12" office:value-type="float" office:value="53379.475980862" calcext:value-type="float">
            <text:p>53379.475980862</text:p>
          </table:table-cell>
          <table:table-cell office:value-type="float" office:value="6525861.32929044" calcext:value-type="float">
            <text:p>6525861.32929044</text:p>
          </table:table-cell>
          <table:table-cell office:value-type="float" office:value="5469342.4846719" calcext:value-type="float">
            <text:p>5469342.4846719</text:p>
          </table:table-cell>
          <table:table-cell office:value-type="float" office:value="1301154.30414625" calcext:value-type="float">
            <text:p>1301154.3041462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09-30" calcext:value-type="date">
            <text:p>2029-09-30</text:p>
          </table:table-cell>
          <table:table-cell office:value-type="float" office:value="2132335.049089" calcext:value-type="float">
            <text:p>2132335.049089</text:p>
          </table:table-cell>
          <table:table-cell office:value-type="float" office:value="1989407.2625161" calcext:value-type="float">
            <text:p>1989407.2625161</text:p>
          </table:table-cell>
          <table:table-cell office:value-type="float" office:value="1813131.11884629" calcext:value-type="float">
            <text:p>1813131.11884629</text:p>
          </table:table-cell>
          <table:table-cell office:value-type="float" office:value="1691599.17775014" calcext:value-type="float">
            <text:p>1691599.1777501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458574.0982944" calcext:value-type="float">
            <text:p>1458574.098294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240230.08855508" calcext:value-type="float">
            <text:p>1240230.08855508</text:p>
          </table:table-cell>
          <table:table-cell office:value-type="float" office:value="7708012.09449514" calcext:value-type="float">
            <text:p>7708012.09449514</text:p>
          </table:table-cell>
          <table:table-cell office:value-type="float" office:value="6419783.72910307" calcext:value-type="float">
            <text:p>6419783.72910307</text:p>
          </table:table-cell>
          <table:table-cell table:formula="of:=[.K40]*0.1/12" office:value-type="float" office:value="53498.1977425256" calcext:value-type="float">
            <text:p>53498.1977425256</text:p>
          </table:table-cell>
          <table:table-cell office:value-type="float" office:value="6554146.63795146" calcext:value-type="float">
            <text:p>6554146.63795146</text:p>
          </table:table-cell>
          <table:table-cell office:value-type="float" office:value="5458762.05546254" calcext:value-type="float">
            <text:p>5458762.05546254</text:p>
          </table:table-cell>
          <table:table-cell office:value-type="float" office:value="1352018.08801436" calcext:value-type="float">
            <text:p>1352018.0880143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10-31" calcext:value-type="date">
            <text:p>2029-10-31</text:p>
          </table:table-cell>
          <table:table-cell office:value-type="float" office:value="2196568.48320979" calcext:value-type="float">
            <text:p>2196568.48320979</text:p>
          </table:table-cell>
          <table:table-cell office:value-type="float" office:value="2042905.46025862" calcext:value-type="float">
            <text:p>2042905.46025862</text:p>
          </table:table-cell>
          <table:table-cell office:value-type="float" office:value="1859999.01161416" calcext:value-type="float">
            <text:p>1859999.01161416</text:p>
          </table:table-cell>
          <table:table-cell office:value-type="float" office:value="1729881.02394589" calcext:value-type="float">
            <text:p>1729881.0239458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509861.74702808" calcext:value-type="float">
            <text:p>1509861.7470280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278512.99816635" calcext:value-type="float">
            <text:p>1278512.99816635</text:p>
          </table:table-cell>
          <table:table-cell office:value-type="float" office:value="7773665.07639012" calcext:value-type="float">
            <text:p>7773665.07639012</text:p>
          </table:table-cell>
          <table:table-cell office:value-type="float" office:value="6434149.06226437" calcext:value-type="float">
            <text:p>6434149.06226437</text:p>
          </table:table-cell>
          <table:table-cell table:formula="of:=[.K41]*0.1/12" office:value-type="float" office:value="53617.9088522031" calcext:value-type="float">
            <text:p>53617.9088522031</text:p>
          </table:table-cell>
          <table:table-cell office:value-type="float" office:value="6582544.30454932" calcext:value-type="float">
            <text:p>6582544.30454932</text:p>
          </table:table-cell>
          <table:table-cell office:value-type="float" office:value="5448275.79375176" calcext:value-type="float">
            <text:p>5448275.79375176</text:p>
          </table:table-cell>
          <table:table-cell office:value-type="float" office:value="1403305.73674804" calcext:value-type="float">
            <text:p>1403305.7367480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11-30" calcext:value-type="date">
            <text:p>2029-11-30</text:p>
          </table:table-cell>
          <table:table-cell office:value-type="float" office:value="2261349.02551304" calcext:value-type="float">
            <text:p>2261349.02551304</text:p>
          </table:table-cell>
          <table:table-cell office:value-type="float" office:value="2096523.36911083" calcext:value-type="float">
            <text:p>2096523.36911083</text:p>
          </table:table-cell>
          <table:table-cell office:value-type="float" office:value="1906908.0970809" calcext:value-type="float">
            <text:p>1906908.0970809</text:p>
          </table:table-cell>
          <table:table-cell office:value-type="float" office:value="1767917.00138803" calcext:value-type="float">
            <text:p>1767917.0013880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561576.79283454" calcext:value-type="float">
            <text:p>1561576.7928345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316817.2612338" calcext:value-type="float">
            <text:p>1316817.2612338</text:p>
          </table:table-cell>
          <table:table-cell office:value-type="float" office:value="7839865.16646755" calcext:value-type="float">
            <text:p>7839865.16646755</text:p>
          </table:table-cell>
          <table:table-cell office:value-type="float" office:value="6448634.10653535" calcext:value-type="float">
            <text:p>6448634.10653535</text:p>
          </table:table-cell>
          <table:table-cell table:formula="of:=[.K42]*0.1/12" office:value-type="float" office:value="53738.6175544613" calcext:value-type="float">
            <text:p>53738.6175544613</text:p>
          </table:table-cell>
          <table:table-cell office:value-type="float" office:value="6611054.81608163" calcext:value-type="float">
            <text:p>6611054.81608163</text:p>
          </table:table-cell>
          <table:table-cell office:value-type="float" office:value="5437883.51737277" calcext:value-type="float">
            <text:p>5437883.51737277</text:p>
          </table:table-cell>
          <table:table-cell office:value-type="float" office:value="1455020.7825545" calcext:value-type="float">
            <text:p>1455020.782554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29-12-31" calcext:value-type="date">
            <text:p>2029-12-31</text:p>
          </table:table-cell>
          <table:table-cell office:value-type="float" office:value="2326681.23523361" calcext:value-type="float">
            <text:p>2326681.23523361</text:p>
          </table:table-cell>
          <table:table-cell office:value-type="float" office:value="2150261.98666529" calcext:value-type="float">
            <text:p>2150261.98666529</text:p>
          </table:table-cell>
          <table:table-cell office:value-type="float" office:value="1953859.14079494" calcext:value-type="float">
            <text:p>1953859.14079494</text:p>
          </table:table-cell>
          <table:table-cell office:value-type="float" office:value="1805708.91024014" calcext:value-type="float">
            <text:p>1805708.9102401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613722.79735605" calcext:value-type="float">
            <text:p>1613722.7973560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355143.53688709" calcext:value-type="float">
            <text:p>1355143.53688709</text:p>
          </table:table-cell>
          <table:table-cell office:value-type="float" office:value="7906616.9239623" calcext:value-type="float">
            <text:p>7906616.9239623</text:p>
          </table:table-cell>
          <table:table-cell office:value-type="float" office:value="6463239.85950859" calcext:value-type="float">
            <text:p>6463239.85950859</text:p>
          </table:table-cell>
          <table:table-cell table:formula="of:=[.K43]*0.1/12" office:value-type="float" office:value="53860.3321625716" calcext:value-type="float">
            <text:p>53860.3321625716</text:p>
          </table:table-cell>
          <table:table-cell office:value-type="float" office:value="6639678.66148052" calcext:value-type="float">
            <text:p>6639678.66148052</text:p>
          </table:table-cell>
          <table:table-cell office:value-type="float" office:value="5427585.04578009" calcext:value-type="float">
            <text:p>5427585.04578009</text:p>
          </table:table-cell>
          <table:table-cell office:value-type="float" office:value="1507166.78707601" calcext:value-type="float">
            <text:p>1507166.7870760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01-31" calcext:value-type="date">
            <text:p>2030-01-31</text:p>
          </table:table-cell>
          <table:table-cell office:value-type="float" office:value="2392569.70959996" calcext:value-type="float">
            <text:p>2392569.70959996</text:p>
          </table:table-cell>
          <table:table-cell office:value-type="float" office:value="2204122.31882786" calcext:value-type="float">
            <text:p>2204122.31882786</text:p>
          </table:table-cell>
          <table:table-cell office:value-type="float" office:value="2000852.90918567" calcext:value-type="float">
            <text:p>2000852.90918567</text:p>
          </table:table-cell>
          <table:table-cell office:value-type="float" office:value="1843258.5416979" calcext:value-type="float">
            <text:p>1843258.541697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666303.35191524" calcext:value-type="float">
            <text:p>1666303.3519152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393492.48462353" calcext:value-type="float">
            <text:p>1393492.48462353</text:p>
          </table:table-cell>
          <table:table-cell office:value-type="float" office:value="7973924.94610284" calcext:value-type="float">
            <text:p>7973924.94610284</text:p>
          </table:table-cell>
          <table:table-cell office:value-type="float" office:value="6477967.32708994" calcext:value-type="float">
            <text:p>6477967.32708994</text:p>
          </table:table-cell>
          <table:table-cell table:formula="of:=[.K44]*0.1/12" office:value-type="float" office:value="53983.0610590828" calcext:value-type="float">
            <text:p>53983.0610590828</text:p>
          </table:table-cell>
          <table:table-cell office:value-type="float" office:value="6668416.33162099" calcext:value-type="float">
            <text:p>6668416.33162099</text:p>
          </table:table-cell>
          <table:table-cell office:value-type="float" office:value="5417380.20004642" calcext:value-type="float">
            <text:p>5417380.20004642</text:p>
          </table:table-cell>
          <table:table-cell office:value-type="float" office:value="1559747.3416352" calcext:value-type="float">
            <text:p>1559747.341635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02-28" calcext:value-type="date">
            <text:p>2030-02-28</text:p>
          </table:table-cell>
          <table:table-cell office:value-type="float" office:value="2459019.08415082" calcext:value-type="float">
            <text:p>2459019.08415082</text:p>
          </table:table-cell>
          <table:table-cell office:value-type="float" office:value="2258105.37988694" calcext:value-type="float">
            <text:p>2258105.37988694</text:p>
          </table:table-cell>
          <table:table-cell office:value-type="float" office:value="2047890.16957595" calcext:value-type="float">
            <text:p>2047890.16957595</text:p>
          </table:table-cell>
          <table:table-cell office:value-type="float" office:value="1880567.67803979" calcext:value-type="float">
            <text:p>1880567.6780397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719322.07776242" calcext:value-type="float">
            <text:p>1719322.0777624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431864.76431942" calcext:value-type="float">
            <text:p>1431864.76431942</text:p>
          </table:table-cell>
          <table:table-cell office:value-type="float" office:value="8041793.86842788" calcext:value-type="float">
            <text:p>8041793.86842788</text:p>
          </table:table-cell>
          <table:table-cell office:value-type="float" office:value="6492817.5235678" calcext:value-type="float">
            <text:p>6492817.5235678</text:p>
          </table:table-cell>
          <table:table-cell table:formula="of:=[.K45]*0.1/12" office:value-type="float" office:value="54106.8126963983" calcext:value-type="float">
            <text:p>54106.8126963983</text:p>
          </table:table-cell>
          <table:table-cell office:value-type="float" office:value="6697268.31932937" calcext:value-type="float">
            <text:p>6697268.31932937</text:p>
          </table:table-cell>
          <table:table-cell office:value-type="float" office:value="5407268.80285953" calcext:value-type="float">
            <text:p>5407268.80285953</text:p>
          </table:table-cell>
          <table:table-cell office:value-type="float" office:value="1612766.06748239" calcext:value-type="float">
            <text:p>1612766.0674823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03-31" calcext:value-type="date">
            <text:p>2030-03-31</text:p>
          </table:table-cell>
          <table:table-cell office:value-type="float" office:value="2526034.03305438" calcext:value-type="float">
            <text:p>2526034.03305438</text:p>
          </table:table-cell>
          <table:table-cell office:value-type="float" office:value="2312212.19258334" calcext:value-type="float">
            <text:p>2312212.19258334</text:p>
          </table:table-cell>
          <table:table-cell office:value-type="float" office:value="2094971.69019455" calcext:value-type="float">
            <text:p>2094971.69019455</text:p>
          </table:table-cell>
          <table:table-cell office:value-type="float" office:value="1917638.09267746" calcext:value-type="float">
            <text:p>1917638.0926774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772782.626325" calcext:value-type="float">
            <text:p>1772782.62632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470261.03624142" calcext:value-type="float">
            <text:p>1470261.03624142</text:p>
          </table:table-cell>
          <table:table-cell office:value-type="float" office:value="8110228.36510564" calcext:value-type="float">
            <text:p>8110228.36510564</text:p>
          </table:table-cell>
          <table:table-cell office:value-type="float" office:value="6507791.47168297" calcext:value-type="float">
            <text:p>6507791.47168297</text:p>
          </table:table-cell>
          <table:table-cell table:formula="of:=[.K46]*0.1/12" office:value-type="float" office:value="54231.5955973581" calcext:value-type="float">
            <text:p>54231.5955973581</text:p>
          </table:table-cell>
          <table:table-cell office:value-type="float" office:value="6726235.11939173" calcext:value-type="float">
            <text:p>6726235.11939173</text:p>
          </table:table-cell>
          <table:table-cell office:value-type="float" office:value="5397250.67851919" calcext:value-type="float">
            <text:p>5397250.67851919</text:p>
          </table:table-cell>
          <table:table-cell office:value-type="float" office:value="1666226.61604496" calcext:value-type="float">
            <text:p>1666226.6160449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04-30" calcext:value-type="date">
            <text:p>2030-04-30</text:p>
          </table:table-cell>
          <table:table-cell office:value-type="float" office:value="2593619.26943026" calcext:value-type="float">
            <text:p>2593619.26943026</text:p>
          </table:table-cell>
          <table:table-cell office:value-type="float" office:value="2366443.7881807" calcext:value-type="float">
            <text:p>2366443.7881807</text:p>
          </table:table-cell>
          <table:table-cell office:value-type="float" office:value="2142098.24018869" calcext:value-type="float">
            <text:p>2142098.24018869</text:p>
          </table:table-cell>
          <table:table-cell office:value-type="float" office:value="1954471.55020593" calcext:value-type="float">
            <text:p>1954471.5502059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826688.67945893" calcext:value-type="float">
            <text:p>1826688.6794589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508681.96105789" calcext:value-type="float">
            <text:p>1508681.96105789</text:p>
          </table:table-cell>
          <table:table-cell office:value-type="float" office:value="8179233.1492557" calcext:value-type="float">
            <text:p>8179233.1492557</text:p>
          </table:table-cell>
          <table:table-cell office:value-type="float" office:value="6522890.2026991" calcext:value-type="float">
            <text:p>6522890.2026991</text:p>
          </table:table-cell>
          <table:table-cell table:formula="of:=[.K47]*0.1/12" office:value-type="float" office:value="54357.4183558259" calcext:value-type="float">
            <text:p>54357.4183558259</text:p>
          </table:table-cell>
          <table:table-cell office:value-type="float" office:value="6755317.22856239" calcext:value-type="float">
            <text:p>6755317.22856239</text:p>
          </table:table-cell>
          <table:table-cell office:value-type="float" office:value="5387325.65293408" calcext:value-type="float">
            <text:p>5387325.65293408</text:p>
          </table:table-cell>
          <table:table-cell office:value-type="float" office:value="1720132.6691789" calcext:value-type="float">
            <text:p>1720132.669178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05-31" calcext:value-type="date">
            <text:p>2030-05-31</text:p>
          </table:table-cell>
          <table:table-cell office:value-type="float" office:value="2661779.54567406" calcext:value-type="float">
            <text:p>2661779.54567406</text:p>
          </table:table-cell>
          <table:table-cell office:value-type="float" office:value="2420801.20653653" calcext:value-type="float">
            <text:p>2420801.20653653</text:p>
          </table:table-cell>
          <table:table-cell office:value-type="float" office:value="2189270.58963656" calcext:value-type="float">
            <text:p>2189270.58963656</text:p>
          </table:table-cell>
          <table:table-cell office:value-type="float" office:value="1991069.80645349" calcext:value-type="float">
            <text:p>1991069.8064534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881043.94970232" calcext:value-type="float">
            <text:p>1881043.9497023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547128.19985031" calcext:value-type="float">
            <text:p>1547128.19985031</text:p>
          </table:table-cell>
          <table:table-cell office:value-type="float" office:value="8248812.97327369" calcext:value-type="float">
            <text:p>8248812.97327369</text:p>
          </table:table-cell>
          <table:table-cell office:value-type="float" office:value="6538114.75647371" calcext:value-type="float">
            <text:p>6538114.75647371</text:p>
          </table:table-cell>
          <table:table-cell table:formula="of:=[.K48]*0.1/12" office:value-type="float" office:value="54484.2896372809" calcext:value-type="float">
            <text:p>54484.2896372809</text:p>
          </table:table-cell>
          <table:table-cell office:value-type="float" office:value="6784515.14557244" calcext:value-type="float">
            <text:p>6784515.14557244</text:p>
          </table:table-cell>
          <table:table-cell office:value-type="float" office:value="5377493.55361882" calcext:value-type="float">
            <text:p>5377493.55361882</text:p>
          </table:table-cell>
          <table:table-cell office:value-type="float" office:value="1774487.93942228" calcext:value-type="float">
            <text:p>1774487.9394222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06-30" calcext:value-type="date">
            <text:p>2030-06-30</text:p>
          </table:table-cell>
          <table:table-cell office:value-type="float" office:value="2730519.65378467" calcext:value-type="float">
            <text:p>2730519.65378467</text:p>
          </table:table-cell>
          <table:table-cell office:value-type="float" office:value="2475285.49617381" calcext:value-type="float">
            <text:p>2475285.49617381</text:p>
          </table:table-cell>
          <table:table-cell office:value-type="float" office:value="2236489.50955983" calcext:value-type="float">
            <text:p>2236489.50955983</text:p>
          </table:table-cell>
          <table:table-cell office:value-type="float" office:value="2027434.60853143" calcext:value-type="float">
            <text:p>2027434.6085314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935852.18053106" calcext:value-type="float">
            <text:p>1935852.1805310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585600.41412456" calcext:value-type="float">
            <text:p>1585600.41412456</text:p>
          </table:table-cell>
          <table:table-cell office:value-type="float" office:value="8318972.62915848" calcext:value-type="float">
            <text:p>8318972.62915848</text:p>
          </table:table-cell>
          <table:table-cell office:value-type="float" office:value="6553466.18152976" calcext:value-type="float">
            <text:p>6553466.18152976</text:p>
          </table:table-cell>
          <table:table-cell table:formula="of:=[.K49]*0.1/12" office:value-type="float" office:value="54612.2181794147" calcext:value-type="float">
            <text:p>54612.2181794147</text:p>
          </table:table-cell>
          <table:table-cell office:value-type="float" office:value="6813829.37113827" calcext:value-type="float">
            <text:p>6813829.37113827</text:p>
          </table:table-cell>
          <table:table-cell office:value-type="float" office:value="5367754.2096909" calcext:value-type="float">
            <text:p>5367754.2096909</text:p>
          </table:table-cell>
          <table:table-cell office:value-type="float" office:value="1829296.17025102" calcext:value-type="float">
            <text:p>1829296.1702510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07-31" calcext:value-type="date">
            <text:p>2030-07-31</text:p>
          </table:table-cell>
          <table:table-cell office:value-type="float" office:value="2799844.42569433" calcext:value-type="float">
            <text:p>2799844.42569433</text:p>
          </table:table-cell>
          <table:table-cell office:value-type="float" office:value="2529897.71435322" calcext:value-type="float">
            <text:p>2529897.71435322</text:p>
          </table:table-cell>
          <table:table-cell office:value-type="float" office:value="2283755.77193625" calcext:value-type="float">
            <text:p>2283755.77193625</text:p>
          </table:table-cell>
          <table:table-cell office:value-type="float" office:value="2063567.69488351" calcext:value-type="float">
            <text:p>2063567.6948835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1991117.14661671" calcext:value-type="float">
            <text:p>1991117.1466167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624099.26582242" calcext:value-type="float">
            <text:p>1624099.26582242</text:p>
          </table:table-cell>
          <table:table-cell office:value-type="float" office:value="8389716.94884232" calcext:value-type="float">
            <text:p>8389716.94884232</text:p>
          </table:table-cell>
          <table:table-cell office:value-type="float" office:value="6568945.53512795" calcext:value-type="float">
            <text:p>6568945.53512795</text:p>
          </table:table-cell>
          <table:table-cell table:formula="of:=[.K50]*0.1/12" office:value-type="float" office:value="54741.2127927329" calcext:value-type="float">
            <text:p>54741.2127927329</text:p>
          </table:table-cell>
          <table:table-cell office:value-type="float" office:value="6843260.40797019" calcext:value-type="float">
            <text:p>6843260.40797019</text:p>
          </table:table-cell>
          <table:table-cell office:value-type="float" office:value="5358107.4518678" calcext:value-type="float">
            <text:p>5358107.4518678</text:p>
          </table:table-cell>
          <table:table-cell office:value-type="float" office:value="1884561.13633667" calcext:value-type="float">
            <text:p>1884561.1363366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08-31" calcext:value-type="date">
            <text:p>2030-08-31</text:p>
          </table:table-cell>
          <table:table-cell office:value-type="float" office:value="2869758.73360135" calcext:value-type="float">
            <text:p>2869758.73360135</text:p>
          </table:table-cell>
          <table:table-cell office:value-type="float" office:value="2584638.92714595" calcext:value-type="float">
            <text:p>2584638.92714595</text:p>
          </table:table-cell>
          <table:table-cell office:value-type="float" office:value="2331070.1497122" calcext:value-type="float">
            <text:p>2331070.1497122</text:p>
          </table:table-cell>
          <table:table-cell office:value-type="float" office:value="2099470.79533518" calcext:value-type="float">
            <text:p>2099470.7953351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046842.65408641" calcext:value-type="float">
            <text:p>2046842.6540864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662625.41733284" calcext:value-type="float">
            <text:p>1662625.41733284</text:p>
          </table:table-cell>
          <table:table-cell office:value-type="float" office:value="8461050.80452353" calcext:value-type="float">
            <text:p>8461050.80452353</text:p>
          </table:table-cell>
          <table:table-cell office:value-type="float" office:value="6584553.88333946" calcext:value-type="float">
            <text:p>6584553.88333946</text:p>
          </table:table-cell>
          <table:table-cell table:formula="of:=[.K51]*0.1/12" office:value-type="float" office:value="54871.2823611622" calcext:value-type="float">
            <text:p>54871.2823611622</text:p>
          </table:table-cell>
          <table:table-cell office:value-type="float" office:value="6872808.76078102" calcext:value-type="float">
            <text:p>6872808.76078102</text:p>
          </table:table-cell>
          <table:table-cell office:value-type="float" office:value="5348553.11246397" calcext:value-type="float">
            <text:p>5348553.11246397</text:p>
          </table:table-cell>
          <table:table-cell office:value-type="float" office:value="1940286.64380637" calcext:value-type="float">
            <text:p>1940286.6438063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09-30" calcext:value-type="date">
            <text:p>2030-09-30</text:p>
          </table:table-cell>
          <table:table-cell office:value-type="float" office:value="2940267.49030571" calcext:value-type="float">
            <text:p>2940267.49030571</text:p>
          </table:table-cell>
          <table:table-cell office:value-type="float" office:value="2639510.20950712" calcext:value-type="float">
            <text:p>2639510.20950712</text:p>
          </table:table-cell>
          <table:table-cell office:value-type="float" office:value="2378433.41681531" calcext:value-type="float">
            <text:p>2378433.41681531</text:p>
          </table:table-cell>
          <table:table-cell office:value-type="float" office:value="2135145.63114262" calcext:value-type="float">
            <text:p>2135145.6311426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103032.54078502" calcext:value-type="float">
            <text:p>2103032.5407850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701179.53150345" calcext:value-type="float">
            <text:p>1701179.53150345</text:p>
          </table:table-cell>
          <table:table-cell office:value-type="float" office:value="8532979.10900208" calcext:value-type="float">
            <text:p>8532979.10900208</text:p>
          </table:table-cell>
          <table:table-cell office:value-type="float" office:value="6600292.3011194" calcext:value-type="float">
            <text:p>6600292.3011194</text:p>
          </table:table-cell>
          <table:table-cell table:formula="of:=[.K52]*0.1/12" office:value-type="float" office:value="55002.4358426616" calcext:value-type="float">
            <text:p>55002.4358426616</text:p>
          </table:table-cell>
          <table:table-cell office:value-type="float" office:value="6902474.93629476" calcext:value-type="float">
            <text:p>6902474.93629476</text:p>
          </table:table-cell>
          <table:table-cell office:value-type="float" office:value="5339091.02538796" calcext:value-type="float">
            <text:p>5339091.02538796</text:p>
          </table:table-cell>
          <table:table-cell office:value-type="float" office:value="1996476.53050498" calcext:value-type="float">
            <text:p>1996476.5305049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10-31" calcext:value-type="date">
            <text:p>2030-10-31</text:p>
          </table:table-cell>
          <table:table-cell office:value-type="float" office:value="3011375.64954739" calcext:value-type="float">
            <text:p>3011375.64954739</text:p>
          </table:table-cell>
          <table:table-cell office:value-type="float" office:value="2694512.64534978" calcext:value-type="float">
            <text:p>2694512.64534978</text:p>
          </table:table-cell>
          <table:table-cell office:value-type="float" office:value="2425846.34816707" calcext:value-type="float">
            <text:p>2425846.34816707</text:p>
          </table:table-cell>
          <table:table-cell office:value-type="float" office:value="2170593.91504151" calcext:value-type="float">
            <text:p>2170593.9150415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159690.67653945" calcext:value-type="float">
            <text:p>2159690.6765394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739762.27165187" calcext:value-type="float">
            <text:p>1739762.27165187</text:p>
          </table:table-cell>
          <table:table-cell office:value-type="float" office:value="8605506.81601795" calcext:value-type="float">
            <text:p>8605506.81601795</text:p>
          </table:table-cell>
          <table:table-cell office:value-type="float" office:value="6616161.87238083" calcext:value-type="float">
            <text:p>6616161.87238083</text:p>
          </table:table-cell>
          <table:table-cell table:formula="of:=[.K53]*0.1/12" office:value-type="float" office:value="55134.6822698403" calcext:value-type="float">
            <text:p>55134.6822698403</text:p>
          </table:table-cell>
          <table:table-cell office:value-type="float" office:value="6932259.44325529" calcext:value-type="float">
            <text:p>6932259.44325529</text:p>
          </table:table-cell>
          <table:table-cell office:value-type="float" office:value="5329721.0261395" calcext:value-type="float">
            <text:p>5329721.0261395</text:p>
          </table:table-cell>
          <table:table-cell office:value-type="float" office:value="2053134.66625941" calcext:value-type="float">
            <text:p>2053134.6662594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11-30" calcext:value-type="date">
            <text:p>2030-11-30</text:p>
          </table:table-cell>
          <table:table-cell office:value-type="float" office:value="3083088.20634754" calcext:value-type="float">
            <text:p>3083088.20634754</text:p>
          </table:table-cell>
          <table:table-cell office:value-type="float" office:value="2749647.32761962" calcext:value-type="float">
            <text:p>2749647.32761962</text:p>
          </table:table-cell>
          <table:table-cell office:value-type="float" office:value="2473309.71969547" calcext:value-type="float">
            <text:p>2473309.71969547</text:p>
          </table:table-cell>
          <table:table-cell office:value-type="float" office:value="2205817.35129561" calcext:value-type="float">
            <text:p>2205817.3512956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216820.96342517" calcext:value-type="float">
            <text:p>2216820.9634251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778374.30157718" calcext:value-type="float">
            <text:p>1778374.30157718</text:p>
          </table:table-cell>
          <table:table-cell office:value-type="float" office:value="8678638.92059228" calcext:value-type="float">
            <text:p>8678638.92059228</text:p>
          </table:table-cell>
          <table:table-cell office:value-type="float" office:value="6632163.69006945" calcext:value-type="float">
            <text:p>6632163.69006945</text:p>
          </table:table-cell>
          <table:table-cell table:formula="of:=[.K54]*0.1/12" office:value-type="float" office:value="55268.0307505787" calcext:value-type="float">
            <text:p>55268.0307505787</text:p>
          </table:table-cell>
          <table:table-cell office:value-type="float" office:value="6962162.79243507" calcext:value-type="float">
            <text:p>6962162.79243507</text:p>
          </table:table-cell>
          <table:table-cell office:value-type="float" office:value="5320442.95180669" calcext:value-type="float">
            <text:p>5320442.95180669</text:p>
          </table:table-cell>
          <table:table-cell office:value-type="float" office:value="2110264.95314513" calcext:value-type="float">
            <text:p>2110264.9531451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0-12-31" calcext:value-type="date">
            <text:p>2030-12-31</text:p>
          </table:table-cell>
          <table:table-cell office:value-type="float" office:value="3155410.19735248" calcext:value-type="float">
            <text:p>3155410.19735248</text:p>
          </table:table-cell>
          <table:table-cell office:value-type="float" office:value="2804915.3583702" calcext:value-type="float">
            <text:p>2804915.3583702</text:p>
          </table:table-cell>
          <table:table-cell office:value-type="float" office:value="2520824.30834764" calcext:value-type="float">
            <text:p>2520824.30834764</text:p>
          </table:table-cell>
          <table:table-cell office:value-type="float" office:value="2240817.63574506" calcext:value-type="float">
            <text:p>2240817.6357450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274427.33603494" calcext:value-type="float">
            <text:p>2274427.3360349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817016.28557131" calcext:value-type="float">
            <text:p>1817016.28557131</text:p>
          </table:table-cell>
          <table:table-cell office:value-type="float" office:value="8752380.45937141" calcext:value-type="float">
            <text:p>8752380.45937141</text:p>
          </table:table-cell>
          <table:table-cell office:value-type="float" office:value="6648298.85623881" calcext:value-type="float">
            <text:p>6648298.85623881</text:p>
          </table:table-cell>
          <table:table-cell table:formula="of:=[.K55]*0.1/12" office:value-type="float" office:value="55402.4904686567" calcext:value-type="float">
            <text:p>55402.4904686567</text:p>
          </table:table-cell>
          <table:table-cell office:value-type="float" office:value="6992185.49664392" calcext:value-type="float">
            <text:p>6992185.49664392</text:p>
          </table:table-cell>
          <table:table-cell office:value-type="float" office:value="5311256.64106311" calcext:value-type="float">
            <text:p>5311256.64106311</text:p>
          </table:table-cell>
          <table:table-cell office:value-type="float" office:value="2167871.3257549" calcext:value-type="float">
            <text:p>2167871.325754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01-31" calcext:value-type="date">
            <text:p>2031-01-31</text:p>
          </table:table-cell>
          <table:table-cell office:value-type="float" office:value="3228346.70118057" calcext:value-type="float">
            <text:p>3228346.70118057</text:p>
          </table:table-cell>
          <table:table-cell office:value-type="float" office:value="2860317.84883885" calcext:value-type="float">
            <text:p>2860317.84883885</text:p>
          </table:table-cell>
          <table:table-cell office:value-type="float" office:value="2568390.89210258" calcext:value-type="float">
            <text:p>2568390.89210258</text:p>
          </table:table-cell>
          <table:table-cell office:value-type="float" office:value="2275596.45585452" calcext:value-type="float">
            <text:p>2275596.4558545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332513.76174979" calcext:value-type="float">
            <text:p>2332513.7617497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855688.88843051" calcext:value-type="float">
            <text:p>1855688.88843051</text:p>
          </table:table-cell>
          <table:table-cell office:value-type="float" office:value="8826736.51097368" calcext:value-type="float">
            <text:p>8826736.51097368</text:p>
          </table:table-cell>
          <table:table-cell office:value-type="float" office:value="6664568.48212624" calcext:value-type="float">
            <text:p>6664568.48212624</text:p>
          </table:table-cell>
          <table:table-cell table:formula="of:=[.K56]*0.1/12" office:value-type="float" office:value="55538.0706843853" calcext:value-type="float">
            <text:p>55538.0706843853</text:p>
          </table:table-cell>
          <table:table-cell office:value-type="float" office:value="7022328.0707378" calcext:value-type="float">
            <text:p>7022328.0707378</text:p>
          </table:table-cell>
          <table:table-cell office:value-type="float" office:value="5302161.93416505" calcext:value-type="float">
            <text:p>5302161.93416505</text:p>
          </table:table-cell>
          <table:table-cell office:value-type="float" office:value="2225957.75146975" calcext:value-type="float">
            <text:p>2225957.7514697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02-28" calcext:value-type="date">
            <text:p>2031-02-28</text:p>
          </table:table-cell>
          <table:table-cell office:value-type="float" office:value="3301902.83877202" calcext:value-type="float">
            <text:p>3301902.83877202</text:p>
          </table:table-cell>
          <table:table-cell office:value-type="float" office:value="2915855.91952324" calcext:value-type="float">
            <text:p>2915855.91952324</text:p>
          </table:table-cell>
          <table:table-cell office:value-type="float" office:value="2616010.2499838" calcext:value-type="float">
            <text:p>2616010.2499838</text:p>
          </table:table-cell>
          <table:table-cell office:value-type="float" office:value="2310155.49076106" calcext:value-type="float">
            <text:p>2310155.4907610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391084.24101226" calcext:value-type="float">
            <text:p>2391084.2410122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894392.77546673" calcext:value-type="float">
            <text:p>1894392.77546673</text:p>
          </table:table-cell>
          <table:table-cell office:value-type="float" office:value="8901712.19633932" calcext:value-type="float">
            <text:p>8901712.19633932</text:p>
          </table:table-cell>
          <table:table-cell office:value-type="float" office:value="6680973.6882294" calcext:value-type="float">
            <text:p>6680973.6882294</text:p>
          </table:table-cell>
          <table:table-cell table:formula="of:=[.K57]*0.1/12" office:value-type="float" office:value="55674.780735245" calcext:value-type="float">
            <text:p>55674.780735245</text:p>
          </table:table-cell>
          <table:table-cell office:value-type="float" office:value="7052591.03162765" calcext:value-type="float">
            <text:p>7052591.03162765</text:p>
          </table:table-cell>
          <table:table-cell office:value-type="float" office:value="5293158.67294873" calcext:value-type="float">
            <text:p>5293158.67294873</text:p>
          </table:table-cell>
          <table:table-cell office:value-type="float" office:value="2284528.23073222" calcext:value-type="float">
            <text:p>2284528.2307322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03-31" calcext:value-type="date">
            <text:p>2031-03-31</text:p>
          </table:table-cell>
          <table:table-cell office:value-type="float" office:value="3376083.77374151" calcext:value-type="float">
            <text:p>3376083.77374151</text:p>
          </table:table-cell>
          <table:table-cell office:value-type="float" office:value="2971530.70025848" calcext:value-type="float">
            <text:p>2971530.70025848</text:p>
          </table:table-cell>
          <table:table-cell office:value-type="float" office:value="2663683.16207206" calcext:value-type="float">
            <text:p>2663683.16207206</text:p>
          </table:table-cell>
          <table:table-cell office:value-type="float" office:value="2344496.41132179" calcext:value-type="float">
            <text:p>2344496.4113217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450142.80760192" calcext:value-type="float">
            <text:p>2450142.8076019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933128.6125191" calcext:value-type="float">
            <text:p>1933128.6125191</text:p>
          </table:table-cell>
          <table:table-cell office:value-type="float" office:value="8977312.679083" calcext:value-type="float">
            <text:p>8977312.679083</text:p>
          </table:table-cell>
          <table:table-cell office:value-type="float" office:value="6697515.60438342" calcext:value-type="float">
            <text:p>6697515.60438342</text:p>
          </table:table-cell>
          <table:table-cell table:formula="of:=[.K58]*0.1/12" office:value-type="float" office:value="55812.6300365285" calcext:value-type="float">
            <text:p>55812.6300365285</text:p>
          </table:table-cell>
          <table:table-cell office:value-type="float" office:value="7082974.89828825" calcext:value-type="float">
            <text:p>7082974.89828825</text:p>
          </table:table-cell>
          <table:table-cell office:value-type="float" office:value="5284246.70082754" calcext:value-type="float">
            <text:p>5284246.70082754</text:p>
          </table:table-cell>
          <table:table-cell office:value-type="float" office:value="2343586.79732188" calcext:value-type="float">
            <text:p>2343586.7973218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04-30" calcext:value-type="date">
            <text:p>2031-04-30</text:p>
          </table:table-cell>
          <table:table-cell office:value-type="float" office:value="3450894.71273387" calcext:value-type="float">
            <text:p>3450894.71273387</text:p>
          </table:table-cell>
          <table:table-cell office:value-type="float" office:value="3027343.33029501" calcext:value-type="float">
            <text:p>3027343.33029501</text:p>
          </table:table-cell>
          <table:table-cell office:value-type="float" office:value="2711410.40951814" calcext:value-type="float">
            <text:p>2711410.40951814</text:p>
          </table:table-cell>
          <table:table-cell office:value-type="float" office:value="2378620.88016135" calcext:value-type="float">
            <text:p>2378620.8801613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509693.52891316" calcext:value-type="float">
            <text:p>2509693.5289131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1971897.0659654" calcext:value-type="float">
            <text:p>1971897.0659654</text:p>
          </table:table-cell>
          <table:table-cell office:value-type="float" office:value="9053543.16584954" calcext:value-type="float">
            <text:p>9053543.16584954</text:p>
          </table:table-cell>
          <table:table-cell office:value-type="float" office:value="6714195.36983872" calcext:value-type="float">
            <text:p>6714195.36983872</text:p>
          </table:table-cell>
          <table:table-cell table:formula="of:=[.K59]*0.1/12" office:value-type="float" office:value="55951.6280819894" calcext:value-type="float">
            <text:p>55951.6280819894</text:p>
          </table:table-cell>
          <table:table-cell office:value-type="float" office:value="7113480.19176711" calcext:value-type="float">
            <text:p>7113480.19176711</text:p>
          </table:table-cell>
          <table:table-cell office:value-type="float" office:value="5275425.86278932" calcext:value-type="float">
            <text:p>5275425.86278932</text:p>
          </table:table-cell>
          <table:table-cell office:value-type="float" office:value="2403137.51863312" calcext:value-type="float">
            <text:p>2403137.5186331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05-31" calcext:value-type="date">
            <text:p>2031-05-31</text:p>
          </table:table-cell>
          <table:table-cell office:value-type="float" office:value="3526340.90578262" calcext:value-type="float">
            <text:p>3526340.90578262</text:p>
          </table:table-cell>
          <table:table-cell office:value-type="float" office:value="3083294.958377" calcext:value-type="float">
            <text:p>3083294.958377</text:p>
          </table:table-cell>
          <table:table-cell office:value-type="float" office:value="2759192.77455555" calcext:value-type="float">
            <text:p>2759192.77455555</text:p>
          </table:table-cell>
          <table:table-cell office:value-type="float" office:value="2412530.5517191" calcext:value-type="float">
            <text:p>2412530.551719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569740.50623533" calcext:value-type="float">
            <text:p>2569740.5062353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010698.80273349" calcext:value-type="float">
            <text:p>2010698.80273349</text:p>
          </table:table-cell>
          <table:table-cell office:value-type="float" office:value="9130408.90667248" calcext:value-type="float">
            <text:p>9130408.90667248</text:p>
          </table:table-cell>
          <table:table-cell office:value-type="float" office:value="6731014.13333949" calcext:value-type="float">
            <text:p>6731014.13333949</text:p>
          </table:table-cell>
          <table:table-cell table:formula="of:=[.K60]*0.1/12" office:value-type="float" office:value="56091.7844444957" calcext:value-type="float">
            <text:p>56091.7844444957</text:p>
          </table:table-cell>
          <table:table-cell office:value-type="float" office:value="7144107.43519342" calcext:value-type="float">
            <text:p>7144107.43519342</text:p>
          </table:table-cell>
          <table:table-cell office:value-type="float" office:value="5266696.00539366" calcext:value-type="float">
            <text:p>5266696.00539366</text:p>
          </table:table-cell>
          <table:table-cell office:value-type="float" office:value="2463184.49595529" calcext:value-type="float">
            <text:p>2463184.4959552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06-30" calcext:value-type="date">
            <text:p>2031-06-30</text:p>
          </table:table-cell>
          <table:table-cell office:value-type="float" office:value="3602427.64667156" calcext:value-type="float">
            <text:p>3602427.64667156</text:p>
          </table:table-cell>
          <table:table-cell office:value-type="float" office:value="3139386.7428215" calcext:value-type="float">
            <text:p>3139386.7428215</text:p>
          </table:table-cell>
          <table:table-cell office:value-type="float" office:value="2807031.04051335" calcext:value-type="float">
            <text:p>2807031.04051335</text:p>
          </table:table-cell>
          <table:table-cell office:value-type="float" office:value="2446227.07229615" calcext:value-type="float">
            <text:p>2446227.0722961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630287.87503518" calcext:value-type="float">
            <text:p>2630287.8750351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049534.49031278" calcext:value-type="float">
            <text:p>2049534.49031278</text:p>
          </table:table-cell>
          <table:table-cell office:value-type="float" office:value="9207915.1953356" calcext:value-type="float">
            <text:p>9207915.1953356</text:p>
          </table:table-cell>
          <table:table-cell office:value-type="float" office:value="6747973.05320276" calcext:value-type="float">
            <text:p>6747973.05320276</text:p>
          </table:table-cell>
          <table:table-cell table:formula="of:=[.K61]*0.1/12" office:value-type="float" office:value="56233.1087766897" calcext:value-type="float">
            <text:p>56233.1087766897</text:p>
          </table:table-cell>
          <table:table-cell office:value-type="float" office:value="7174857.15378704" calcext:value-type="float">
            <text:p>7174857.15378704</text:p>
          </table:table-cell>
          <table:table-cell office:value-type="float" office:value="5258056.97676925" calcext:value-type="float">
            <text:p>5258056.97676925</text:p>
          </table:table-cell>
          <table:table-cell office:value-type="float" office:value="2523731.86475514" calcext:value-type="float">
            <text:p>2523731.8647551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07-31" calcext:value-type="date">
            <text:p>2031-07-31</text:p>
          </table:table-cell>
          <table:table-cell office:value-type="float" office:value="3679160.27329935" calcext:value-type="float">
            <text:p>3679160.27329935</text:p>
          </table:table-cell>
          <table:table-cell office:value-type="float" office:value="3195619.85159819" calcext:value-type="float">
            <text:p>3195619.85159819</text:p>
          </table:table-cell>
          <table:table-cell office:value-type="float" office:value="2854925.99182896" calcext:value-type="float">
            <text:p>2854925.99182896</text:p>
          </table:table-cell>
          <table:table-cell office:value-type="float" office:value="2479712.08010213" calcext:value-type="float">
            <text:p>2479712.0801021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691339.80524169" calcext:value-type="float">
            <text:p>2691339.8052416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088404.79676576" calcext:value-type="float">
            <text:p>2088404.79676576</text:p>
          </table:table-cell>
          <table:table-cell office:value-type="float" office:value="9286067.36973758" calcext:value-type="float">
            <text:p>9286067.36973758</text:p>
          </table:table-cell>
          <table:table-cell office:value-type="float" office:value="6765073.29739822" calcext:value-type="float">
            <text:p>6765073.29739822</text:p>
          </table:table-cell>
          <table:table-cell table:formula="of:=[.K62]*0.1/12" office:value-type="float" office:value="56375.6108116519" calcext:value-type="float">
            <text:p>56375.6108116519</text:p>
          </table:table-cell>
          <table:table-cell office:value-type="float" office:value="7205729.87486744" calcext:value-type="float">
            <text:p>7205729.87486744</text:p>
          </table:table-cell>
          <table:table-cell office:value-type="float" office:value="5249508.62661122" calcext:value-type="float">
            <text:p>5249508.62661122</text:p>
          </table:table-cell>
          <table:table-cell office:value-type="float" office:value="2584783.79496166" calcext:value-type="float">
            <text:p>2584783.7949616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08-31" calcext:value-type="date">
            <text:p>2031-08-31</text:p>
          </table:table-cell>
          <table:table-cell office:value-type="float" office:value="3756544.16804717" calcext:value-type="float">
            <text:p>3756544.16804717</text:p>
          </table:table-cell>
          <table:table-cell office:value-type="float" office:value="3251995.46240984" calcext:value-type="float">
            <text:p>3251995.46240984</text:p>
          </table:table-cell>
          <table:table-cell office:value-type="float" office:value="2902878.41406093" calcext:value-type="float">
            <text:p>2902878.41406093</text:p>
          </table:table-cell>
          <table:table-cell office:value-type="float" office:value="2512987.2053018" calcext:value-type="float">
            <text:p>2512987.205301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752900.50153327" calcext:value-type="float">
            <text:p>2752900.5015332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127310.39073946" calcext:value-type="float">
            <text:p>2127310.39073946</text:p>
          </table:table-cell>
          <table:table-cell office:value-type="float" office:value="9364870.81225958" calcext:value-type="float">
            <text:p>9364870.81225958</text:p>
          </table:table-cell>
          <table:table-cell office:value-type="float" office:value="6782316.04362865" calcext:value-type="float">
            <text:p>6782316.04362865</text:p>
          </table:table-cell>
          <table:table-cell table:formula="of:=[.K63]*0.1/12" office:value-type="float" office:value="56519.3003635721" calcext:value-type="float">
            <text:p>56519.3003635721</text:p>
          </table:table-cell>
          <table:table-cell office:value-type="float" office:value="7236726.12786282" calcext:value-type="float">
            <text:p>7236726.12786282</text:p>
          </table:table-cell>
          <table:table-cell office:value-type="float" office:value="5241050.80617851" calcext:value-type="float">
            <text:p>5241050.80617851</text:p>
          </table:table-cell>
          <table:table-cell office:value-type="float" office:value="2646344.49125323" calcext:value-type="float">
            <text:p>2646344.4912532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09-30" calcext:value-type="date">
            <text:p>2031-09-30</text:p>
          </table:table-cell>
          <table:table-cell office:value-type="float" office:value="3834584.75814933" calcext:value-type="float">
            <text:p>3834584.75814933</text:p>
          </table:table-cell>
          <table:table-cell office:value-type="float" office:value="3308514.76277341" calcext:value-type="float">
            <text:p>3308514.76277341</text:p>
          </table:table-cell>
          <table:table-cell office:value-type="float" office:value="2950889.09390187" calcext:value-type="float">
            <text:p>2950889.09390187</text:p>
          </table:table-cell>
          <table:table-cell office:value-type="float" office:value="2546054.07006137" calcext:value-type="float">
            <text:p>2546054.07006137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814974.20362727" calcext:value-type="float">
            <text:p>2814974.2036272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166251.94147692" calcext:value-type="float">
            <text:p>2166251.94147692</text:p>
          </table:table-cell>
          <table:table-cell office:value-type="float" office:value="9444330.95013593" calcext:value-type="float">
            <text:p>9444330.95013593</text:p>
          </table:table-cell>
          <table:table-cell office:value-type="float" office:value="6799702.479411" calcext:value-type="float">
            <text:p>6799702.479411</text:p>
          </table:table-cell>
          <table:table-cell table:formula="of:=[.K64]*0.1/12" office:value-type="float" office:value="56664.187328425" calcext:value-type="float">
            <text:p>56664.187328425</text:p>
          </table:table-cell>
          <table:table-cell office:value-type="float" office:value="7267846.44431914" calcext:value-type="float">
            <text:p>7267846.44431914</text:p>
          </table:table-cell>
          <table:table-cell office:value-type="float" office:value="5232683.36829132" calcext:value-type="float">
            <text:p>5232683.36829132</text:p>
          </table:table-cell>
          <table:table-cell office:value-type="float" office:value="2708418.19334723" calcext:value-type="float">
            <text:p>2708418.1933472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10-31" calcext:value-type="date">
            <text:p>2031-10-31</text:p>
          </table:table-cell>
          <table:table-cell office:value-type="float" office:value="3913287.51606713" calcext:value-type="float">
            <text:p>3913287.51606713</text:p>
          </table:table-cell>
          <table:table-cell office:value-type="float" office:value="3365178.95010184" calcext:value-type="float">
            <text:p>3365178.95010184</text:p>
          </table:table-cell>
          <table:table-cell office:value-type="float" office:value="2998958.81919123" calcext:value-type="float">
            <text:p>2998958.81919123</text:p>
          </table:table-cell>
          <table:table-cell office:value-type="float" office:value="2578914.28859465" calcext:value-type="float">
            <text:p>2578914.2885946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877565.18657205" calcext:value-type="float">
            <text:p>2877565.1865720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205230.11882878" calcext:value-type="float">
            <text:p>2205230.11882878</text:p>
          </table:table-cell>
          <table:table-cell office:value-type="float" office:value="9524453.25582792" calcext:value-type="float">
            <text:p>9524453.25582792</text:p>
          </table:table-cell>
          <table:table-cell office:value-type="float" office:value="6817233.8021582" calcext:value-type="float">
            <text:p>6817233.8021582</text:p>
          </table:table-cell>
          <table:table-cell table:formula="of:=[.K65]*0.1/12" office:value-type="float" office:value="56810.2816846517" calcext:value-type="float">
            <text:p>56810.2816846517</text:p>
          </table:table-cell>
          <table:table-cell office:value-type="float" office:value="7299091.35790925" calcext:value-type="float">
            <text:p>7299091.35790925</text:p>
          </table:table-cell>
          <table:table-cell office:value-type="float" office:value="5224406.16732854" calcext:value-type="float">
            <text:p>5224406.16732854</text:p>
          </table:table-cell>
          <table:table-cell office:value-type="float" office:value="2771009.17629201" calcext:value-type="float">
            <text:p>2771009.1762920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11-30" calcext:value-type="date">
            <text:p>2031-11-30</text:p>
          </table:table-cell>
          <table:table-cell office:value-type="float" office:value="3992657.95986569" calcext:value-type="float">
            <text:p>3992657.95986569</text:p>
          </table:table-cell>
          <table:table-cell office:value-type="float" office:value="3421989.23178649" calcext:value-type="float">
            <text:p>3421989.23178649</text:p>
          </table:table-cell>
          <table:table-cell office:value-type="float" office:value="3047088.37892827" calcext:value-type="float">
            <text:p>3047088.37892827</text:p>
          </table:table-cell>
          <table:table-cell office:value-type="float" office:value="2611569.46720902" calcext:value-type="float">
            <text:p>2611569.4672090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2940677.76104138" calcext:value-type="float">
            <text:p>2940677.7610413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244245.59326474" calcext:value-type="float">
            <text:p>2244245.59326474</text:p>
          </table:table-cell>
          <table:table-cell office:value-type="float" office:value="9605243.24740067" calcext:value-type="float">
            <text:p>9605243.24740067</text:p>
          </table:table-cell>
          <table:table-cell office:value-type="float" office:value="6834911.21926163" calcext:value-type="float">
            <text:p>6834911.21926163</text:p>
          </table:table-cell>
          <table:table-cell table:formula="of:=[.K66]*0.1/12" office:value-type="float" office:value="56957.5934938469" calcext:value-type="float">
            <text:p>56957.5934938469</text:p>
          </table:table-cell>
          <table:table-cell office:value-type="float" office:value="7330461.40444205" calcext:value-type="float">
            <text:p>7330461.40444205</text:p>
          </table:table-cell>
          <table:table-cell office:value-type="float" office:value="5216219.05922518" calcext:value-type="float">
            <text:p>5216219.05922518</text:p>
          </table:table-cell>
          <table:table-cell office:value-type="float" office:value="2834121.75076134" calcext:value-type="float">
            <text:p>2834121.7507613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1-12-31" calcext:value-type="date">
            <text:p>2031-12-31</text:p>
          </table:table-cell>
          <table:table-cell office:value-type="float" office:value="4072701.65359403" calcext:value-type="float">
            <text:p>4072701.65359403</text:p>
          </table:table-cell>
          <table:table-cell office:value-type="float" office:value="3478946.82528033" calcext:value-type="float">
            <text:p>3478946.82528033</text:p>
          </table:table-cell>
          <table:table-cell office:value-type="float" office:value="3095278.56328494" calcext:value-type="float">
            <text:p>3095278.56328494</text:p>
          </table:table-cell>
          <table:table-cell office:value-type="float" office:value="2644021.2043511" calcext:value-type="float">
            <text:p>2644021.204351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004316.27363128" calcext:value-type="float">
            <text:p>3004316.2736312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283299.03588512" calcext:value-type="float">
            <text:p>2283299.03588512</text:p>
          </table:table-cell>
          <table:table-cell office:value-type="float" office:value="9686706.48890319" calcext:value-type="float">
            <text:p>9686706.48890319</text:p>
          </table:table-cell>
          <table:table-cell office:value-type="float" office:value="6852735.94817425" calcext:value-type="float">
            <text:p>6852735.94817425</text:p>
          </table:table-cell>
          <table:table-cell table:formula="of:=[.K67]*0.1/12" office:value-type="float" office:value="57106.1329014521" calcext:value-type="float">
            <text:p>57106.1329014521</text:p>
          </table:table-cell>
          <table:table-cell office:value-type="float" office:value="7361957.12187167" calcext:value-type="float">
            <text:p>7361957.12187167</text:p>
          </table:table-cell>
          <table:table-cell office:value-type="float" office:value="5208121.90146991" calcext:value-type="float">
            <text:p>5208121.90146991</text:p>
          </table:table-cell>
          <table:table-cell office:value-type="float" office:value="2897760.26335124" calcext:value-type="float">
            <text:p>2897760.2633512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01-31" calcext:value-type="date">
            <text:p>2032-01-31</text:p>
          </table:table-cell>
          <table:table-cell office:value-type="float" office:value="4153424.20766823" calcext:value-type="float">
            <text:p>4153424.20766823</text:p>
          </table:table-cell>
          <table:table-cell office:value-type="float" office:value="3536052.95818179" calcext:value-type="float">
            <text:p>3536052.95818179</text:p>
          </table:table-cell>
          <table:table-cell office:value-type="float" office:value="3143530.16361879" calcext:value-type="float">
            <text:p>3143530.16361879</text:p>
          </table:table-cell>
          <table:table-cell office:value-type="float" office:value="2676271.09065229" calcext:value-type="float">
            <text:p>2676271.0906522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068485.10715943" calcext:value-type="float">
            <text:p>3068485.1071594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322391.11843237" calcext:value-type="float">
            <text:p>2322391.11843237</text:p>
          </table:table-cell>
          <table:table-cell office:value-type="float" office:value="9768848.59075157" calcext:value-type="float">
            <text:p>9768848.59075157</text:p>
          </table:table-cell>
          <table:table-cell office:value-type="float" office:value="6870709.21649448" calcext:value-type="float">
            <text:p>6870709.21649448</text:p>
          </table:table-cell>
          <table:table-cell table:formula="of:=[.K68]*0.1/12" office:value-type="float" office:value="57255.910137454" calcext:value-type="float">
            <text:p>57255.910137454</text:p>
          </table:table-cell>
          <table:table-cell office:value-type="float" office:value="7393579.05030669" calcext:value-type="float">
            <text:p>7393579.05030669</text:p>
          </table:table-cell>
          <table:table-cell office:value-type="float" office:value="5200114.55310256" calcext:value-type="float">
            <text:p>5200114.55310256</text:p>
          </table:table-cell>
          <table:table-cell office:value-type="float" office:value="2961929.09687939" calcext:value-type="float">
            <text:p>2961929.0968793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02-29" calcext:value-type="date">
            <text:p>2032-02-29</text:p>
          </table:table-cell>
          <table:table-cell office:value-type="float" office:value="4234831.27925782" calcext:value-type="float">
            <text:p>4234831.27925782</text:p>
          </table:table-cell>
          <table:table-cell office:value-type="float" office:value="3593308.86831924" calcext:value-type="float">
            <text:p>3593308.86831924</text:p>
          </table:table-cell>
          <table:table-cell office:value-type="float" office:value="3191843.97248598" calcext:value-type="float">
            <text:p>3191843.97248598</text:p>
          </table:table-cell>
          <table:table-cell office:value-type="float" office:value="2708320.70897409" calcext:value-type="float">
            <text:p>2708320.7089740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133188.68096698" calcext:value-type="float">
            <text:p>3133188.6809669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361522.51330269" calcext:value-type="float">
            <text:p>2361522.51330269</text:p>
          </table:table-cell>
          <table:table-cell office:value-type="float" office:value="9851675.21011535" calcext:value-type="float">
            <text:p>9851675.21011535</text:p>
          </table:table-cell>
          <table:table-cell office:value-type="float" office:value="6888832.26205071" calcext:value-type="float">
            <text:p>6888832.26205071</text:p>
          </table:table-cell>
          <table:table-cell table:formula="of:=[.K69]*0.1/12" office:value-type="float" office:value="57406.9355170892" calcext:value-type="float">
            <text:p>57406.9355170892</text:p>
          </table:table-cell>
          <table:table-cell office:value-type="float" office:value="7425327.7320194" calcext:value-type="float">
            <text:p>7425327.7320194</text:p>
          </table:table-cell>
          <table:table-cell office:value-type="float" office:value="5192196.87471163" calcext:value-type="float">
            <text:p>5192196.87471163</text:p>
          </table:table-cell>
          <table:table-cell office:value-type="float" office:value="3026632.67068694" calcext:value-type="float">
            <text:p>3026632.6706869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03-31" calcext:value-type="date">
            <text:p>2032-03-31</text:p>
          </table:table-cell>
          <table:table-cell office:value-type="float" office:value="4316928.57267545" calcext:value-type="float">
            <text:p>4316928.57267545</text:p>
          </table:table-cell>
          <table:table-cell office:value-type="float" office:value="3650715.80383633" calcext:value-type="float">
            <text:p>3650715.80383633</text:p>
          </table:table-cell>
          <table:table-cell office:value-type="float" office:value="3240220.78365425" calcext:value-type="float">
            <text:p>3240220.78365425</text:p>
          </table:table-cell>
          <table:table-cell office:value-type="float" office:value="2740171.63445313" calcext:value-type="float">
            <text:p>2740171.6344531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198431.45122293" calcext:value-type="float">
            <text:p>3198431.4512229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400693.89355753" calcext:value-type="float">
            <text:p>2400693.89355753</text:p>
          </table:table-cell>
          <table:table-cell office:value-type="float" office:value="9935192.05130717" calcext:value-type="float">
            <text:p>9935192.05130717</text:p>
          </table:table-cell>
          <table:table-cell office:value-type="float" office:value="6907106.33298657" calcext:value-type="float">
            <text:p>6907106.33298657</text:p>
          </table:table-cell>
          <table:table-cell table:formula="of:=[.K70]*0.1/12" office:value-type="float" office:value="57559.2194415548" calcext:value-type="float">
            <text:p>57559.2194415548</text:p>
          </table:table-cell>
          <table:table-cell office:value-type="float" office:value="7457203.71145512" calcext:value-type="float">
            <text:p>7457203.71145512</text:p>
          </table:table-cell>
          <table:table-cell office:value-type="float" office:value="5184368.72843196" calcext:value-type="float">
            <text:p>5184368.72843196</text:p>
          </table:table-cell>
          <table:table-cell office:value-type="float" office:value="3091875.44094289" calcext:value-type="float">
            <text:p>3091875.4409428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04-30" calcext:value-type="date">
            <text:p>2032-04-30</text:p>
          </table:table-cell>
          <table:table-cell office:value-type="float" office:value="4399721.83976968" calcext:value-type="float">
            <text:p>4399721.83976968</text:p>
          </table:table-cell>
          <table:table-cell office:value-type="float" office:value="3708275.02327788" calcext:value-type="float">
            <text:p>3708275.02327788</text:p>
          </table:table-cell>
          <table:table-cell office:value-type="float" office:value="3288661.3921159" calcext:value-type="float">
            <text:p>3288661.3921159</text:p>
          </table:table-cell>
          <table:table-cell office:value-type="float" office:value="2771825.43454612" calcext:value-type="float">
            <text:p>2771825.4345461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264217.91123101" calcext:value-type="float">
            <text:p>3264217.9112310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439905.93293521" calcext:value-type="float">
            <text:p>2439905.93293521</text:p>
          </table:table-cell>
          <table:table-cell office:value-type="float" office:value="10019404.8661756" calcext:value-type="float">
            <text:p>10019404.8661756</text:p>
          </table:table-cell>
          <table:table-cell office:value-type="float" office:value="6925532.6878469" calcext:value-type="float">
            <text:p>6925532.6878469</text:p>
          </table:table-cell>
          <table:table-cell table:formula="of:=[.K71]*0.1/12" office:value-type="float" office:value="57712.7723987242" calcext:value-type="float">
            <text:p>57712.7723987242</text:p>
          </table:table-cell>
          <table:table-cell office:value-type="float" office:value="7489207.53524152" calcext:value-type="float">
            <text:p>7489207.53524152</text:p>
          </table:table-cell>
          <table:table-cell office:value-type="float" office:value="5176629.9779422" calcext:value-type="float">
            <text:p>5176629.9779422</text:p>
          </table:table-cell>
          <table:table-cell office:value-type="float" office:value="3157661.90095098" calcext:value-type="float">
            <text:p>3157661.9009509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05-31" calcext:value-type="date">
            <text:p>2032-05-31</text:p>
          </table:table-cell>
          <table:table-cell office:value-type="float" office:value="4483216.88032114" calcext:value-type="float">
            <text:p>4483216.88032114</text:p>
          </table:table-cell>
          <table:table-cell office:value-type="float" office:value="3765987.79567661" calcext:value-type="float">
            <text:p>3765987.79567661</text:p>
          </table:table-cell>
          <table:table-cell office:value-type="float" office:value="3337166.59410082" calcext:value-type="float">
            <text:p>3337166.59410082</text:p>
          </table:table-cell>
          <table:table-cell office:value-type="float" office:value="2803283.6690745" calcext:value-type="float">
            <text:p>2803283.669074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330552.59173916" calcext:value-type="float">
            <text:p>3330552.5917391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479159.30586247" calcext:value-type="float">
            <text:p>2479159.30586247</text:p>
          </table:table-cell>
          <table:table-cell office:value-type="float" office:value="10104319.4545012" calcext:value-type="float">
            <text:p>10104319.4545012</text:p>
          </table:table-cell>
          <table:table-cell office:value-type="float" office:value="6944112.5956644" calcext:value-type="float">
            <text:p>6944112.5956644</text:p>
          </table:table-cell>
          <table:table-cell table:formula="of:=[.K72]*0.1/12" office:value-type="float" office:value="57867.60496387" calcext:value-type="float">
            <text:p>57867.60496387</text:p>
          </table:table-cell>
          <table:table-cell office:value-type="float" office:value="7521339.75219801" calcext:value-type="float">
            <text:p>7521339.75219801</text:p>
          </table:table-cell>
          <table:table-cell office:value-type="float" office:value="5168980.48846257" calcext:value-type="float">
            <text:p>5168980.48846257</text:p>
          </table:table-cell>
          <table:table-cell office:value-type="float" office:value="3223996.58145912" calcext:value-type="float">
            <text:p>3223996.5814591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06-30" calcext:value-type="date">
            <text:p>2032-06-30</text:p>
          </table:table-cell>
          <table:table-cell office:value-type="float" office:value="4567419.54244198" calcext:value-type="float">
            <text:p>4567419.54244198</text:p>
          </table:table-cell>
          <table:table-cell office:value-type="float" office:value="3823855.40064048" calcext:value-type="float">
            <text:p>3823855.40064048</text:p>
          </table:table-cell>
          <table:table-cell office:value-type="float" office:value="3385737.1870896" calcext:value-type="float">
            <text:p>3385737.1870896</text:p>
          </table:table-cell>
          <table:table-cell office:value-type="float" office:value="2834547.8902689" calcext:value-type="float">
            <text:p>2834547.890268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397440.06125155" calcext:value-type="float">
            <text:p>3397440.0612515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518454.68746611" calcext:value-type="float">
            <text:p>2518454.68746611</text:p>
          </table:table-cell>
          <table:table-cell office:value-type="float" office:value="10189941.6643963" calcext:value-type="float">
            <text:p>10189941.6643963</text:p>
          </table:table-cell>
          <table:table-cell office:value-type="float" office:value="6962847.33604705" calcext:value-type="float">
            <text:p>6962847.33604705</text:p>
          </table:table-cell>
          <table:table-cell table:formula="of:=[.K73]*0.1/12" office:value-type="float" office:value="58023.7278003921" calcext:value-type="float">
            <text:p>58023.7278003921</text:p>
          </table:table-cell>
          <table:table-cell office:value-type="float" office:value="7553600.91334512" calcext:value-type="float">
            <text:p>7553600.91334512</text:p>
          </table:table-cell>
          <table:table-cell office:value-type="float" office:value="5161420.12675239" calcext:value-type="float">
            <text:p>5161420.12675239</text:p>
          </table:table-cell>
          <table:table-cell office:value-type="float" office:value="3290884.05097151" calcext:value-type="float">
            <text:p>3290884.0509715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07-31" calcext:value-type="date">
            <text:p>2032-07-31</text:p>
          </table:table-cell>
          <table:table-cell office:value-type="float" office:value="4652335.72297862" calcext:value-type="float">
            <text:p>4652335.72297862</text:p>
          </table:table-cell>
          <table:table-cell office:value-type="float" office:value="3881879.12844087" calcext:value-type="float">
            <text:p>3881879.12844087</text:p>
          </table:table-cell>
          <table:table-cell office:value-type="float" office:value="3434373.96982653" calcext:value-type="float">
            <text:p>3434373.96982653</text:p>
          </table:table-cell>
          <table:table-cell office:value-type="float" office:value="2865619.64281345" calcext:value-type="float">
            <text:p>2865619.6428134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464884.9263432" calcext:value-type="float">
            <text:p>3464884.926343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557792.75358458" calcext:value-type="float">
            <text:p>2557792.75358458</text:p>
          </table:table-cell>
          <table:table-cell office:value-type="float" office:value="10276277.3927071" calcext:value-type="float">
            <text:p>10276277.3927071</text:p>
          </table:table-cell>
          <table:table-cell office:value-type="float" office:value="6981738.19926621" calcext:value-type="float">
            <text:p>6981738.19926621</text:p>
          </table:table-cell>
          <table:table-cell table:formula="of:=[.K74]*0.1/12" office:value-type="float" office:value="58181.1516605518" calcext:value-type="float">
            <text:p>58181.1516605518</text:p>
          </table:table-cell>
          <table:table-cell office:value-type="float" office:value="7585991.57191396" calcext:value-type="float">
            <text:p>7585991.57191396</text:p>
          </table:table-cell>
          <table:table-cell office:value-type="float" office:value="5153948.76110785" calcext:value-type="float">
            <text:p>5153948.76110785</text:p>
          </table:table-cell>
          <table:table-cell office:value-type="float" office:value="3358328.91606316" calcext:value-type="float">
            <text:p>3358328.9160631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08-31" calcext:value-type="date">
            <text:p>2032-08-31</text:p>
          </table:table-cell>
          <table:table-cell office:value-type="float" office:value="4737971.36791785" calcext:value-type="float">
            <text:p>4737971.36791785</text:p>
          </table:table-cell>
          <table:table-cell office:value-type="float" office:value="3940060.28010142" calcext:value-type="float">
            <text:p>3940060.28010142</text:p>
          </table:table-cell>
          <table:table-cell office:value-type="float" office:value="3483077.74233276" calcext:value-type="float">
            <text:p>3483077.74233276</text:p>
          </table:table-cell>
          <table:table-cell office:value-type="float" office:value="2896500.4638898" calcext:value-type="float">
            <text:p>2896500.463889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532891.83197729" calcext:value-type="float">
            <text:p>3532891.8319772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597174.18077961" calcext:value-type="float">
            <text:p>2597174.18077961</text:p>
          </table:table-cell>
          <table:table-cell office:value-type="float" office:value="10363332.5854205" calcext:value-type="float">
            <text:p>10363332.5854205</text:p>
          </table:table-cell>
          <table:table-cell office:value-type="float" office:value="7000786.48634554" calcext:value-type="float">
            <text:p>7000786.48634554</text:p>
          </table:table-cell>
          <table:table-cell table:formula="of:=[.K75]*0.1/12" office:value-type="float" office:value="58339.8873862128" calcext:value-type="float">
            <text:p>58339.8873862128</text:p>
          </table:table-cell>
          <table:table-cell office:value-type="float" office:value="7618512.28335575" calcext:value-type="float">
            <text:p>7618512.28335575</text:p>
          </table:table-cell>
          <table:table-cell office:value-type="float" office:value="5146566.26135968" calcext:value-type="float">
            <text:p>5146566.26135968</text:p>
          </table:table-cell>
          <table:table-cell office:value-type="float" office:value="3426335.82169725" calcext:value-type="float">
            <text:p>3426335.8216972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09-30" calcext:value-type="date">
            <text:p>2032-09-30</text:p>
          </table:table-cell>
          <table:table-cell office:value-type="float" office:value="4824332.47279635" calcext:value-type="float">
            <text:p>4824332.47279635</text:p>
          </table:table-cell>
          <table:table-cell office:value-type="float" office:value="3998400.16748764" calcext:value-type="float">
            <text:p>3998400.16748764</text:p>
          </table:table-cell>
          <table:table-cell office:value-type="float" office:value="3531849.3059194" calcext:value-type="float">
            <text:p>3531849.3059194</text:p>
          </table:table-cell>
          <table:table-cell office:value-type="float" office:value="2927191.88322105" calcext:value-type="float">
            <text:p>2927191.8832210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601465.46182499" calcext:value-type="float">
            <text:p>3601465.4618249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636599.64634784" calcext:value-type="float">
            <text:p>2636599.64634784</text:p>
          </table:table-cell>
          <table:table-cell office:value-type="float" office:value="10451113.2380732" calcext:value-type="float">
            <text:p>10451113.2380732</text:p>
          </table:table-cell>
          <table:table-cell office:value-type="float" office:value="7019993.50915053" calcext:value-type="float">
            <text:p>7019993.50915053</text:p>
          </table:table-cell>
          <table:table-cell table:formula="of:=[.K76]*0.1/12" office:value-type="float" office:value="58499.9459095877" calcext:value-type="float">
            <text:p>58499.9459095877</text:p>
          </table:table-cell>
          <table:table-cell office:value-type="float" office:value="7651163.60535128" calcext:value-type="float">
            <text:p>7651163.60535128</text:p>
          </table:table-cell>
          <table:table-cell office:value-type="float" office:value="5139272.49887087" calcext:value-type="float">
            <text:p>5139272.49887087</text:p>
          </table:table-cell>
          <table:table-cell office:value-type="float" office:value="3494909.45154495" calcext:value-type="float">
            <text:p>3494909.4515449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10-31" calcext:value-type="date">
            <text:p>2032-10-31</text:p>
          </table:table-cell>
          <table:table-cell office:value-type="float" office:value="4911425.08311363" calcext:value-type="float">
            <text:p>4911425.08311363</text:p>
          </table:table-cell>
          <table:table-cell office:value-type="float" office:value="4056900.11339722" calcext:value-type="float">
            <text:p>4056900.11339722</text:p>
          </table:table-cell>
          <table:table-cell office:value-type="float" office:value="3580689.46320065" calcext:value-type="float">
            <text:p>3580689.46320065</text:p>
          </table:table-cell>
          <table:table-cell office:value-type="float" office:value="2957695.42311532" calcext:value-type="float">
            <text:p>2957695.4231153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670610.53858809" calcext:value-type="float">
            <text:p>3670610.5385880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676069.82833246" calcext:value-type="float">
            <text:p>2676069.82833246</text:p>
          </table:table-cell>
          <table:table-cell office:value-type="float" office:value="10539625.3961646" calcext:value-type="float">
            <text:p>10539625.3961646</text:p>
          </table:table-cell>
          <table:table-cell office:value-type="float" office:value="7039360.59047889" calcext:value-type="float">
            <text:p>7039360.59047889</text:p>
          </table:table-cell>
          <table:table-cell table:formula="of:=[.K77]*0.1/12" office:value-type="float" office:value="58661.3382539908" calcext:value-type="float">
            <text:p>58661.3382539908</text:p>
          </table:table-cell>
          <table:table-cell office:value-type="float" office:value="7683946.09782052" calcext:value-type="float">
            <text:p>7683946.09782052</text:p>
          </table:table-cell>
          <table:table-cell office:value-type="float" office:value="5132067.34653445" calcext:value-type="float">
            <text:p>5132067.34653445</text:p>
          </table:table-cell>
          <table:table-cell office:value-type="float" office:value="3564054.52830805" calcext:value-type="float">
            <text:p>3564054.5283080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11-30" calcext:value-type="date">
            <text:p>2032-11-30</text:p>
          </table:table-cell>
          <table:table-cell office:value-type="float" office:value="4999255.29474833" calcext:value-type="float">
            <text:p>4999255.29474833</text:p>
          </table:table-cell>
          <table:table-cell office:value-type="float" office:value="4115561.45165121" calcext:value-type="float">
            <text:p>4115561.45165121</text:p>
          </table:table-cell>
          <table:table-cell office:value-type="float" office:value="3629599.01810705" calcext:value-type="float">
            <text:p>3629599.01810705</text:p>
          </table:table-cell>
          <table:table-cell office:value-type="float" office:value="2988012.59850932" calcext:value-type="float">
            <text:p>2988012.5985093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740331.82432421" calcext:value-type="float">
            <text:p>3740331.8243242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715585.40553491" calcext:value-type="float">
            <text:p>2715585.40553491</text:p>
          </table:table-cell>
          <table:table-cell office:value-type="float" office:value="10628875.1555735" calcext:value-type="float">
            <text:p>10628875.1555735</text:p>
          </table:table-cell>
          <table:table-cell office:value-type="float" office:value="7058889.06415166" calcext:value-type="float">
            <text:p>7058889.06415166</text:p>
          </table:table-cell>
          <table:table-cell table:formula="of:=[.K78]*0.1/12" office:value-type="float" office:value="58824.0755345972" calcext:value-type="float">
            <text:p>58824.0755345972</text:p>
          </table:table-cell>
          <table:table-cell office:value-type="float" office:value="7716860.32293219" calcext:value-type="float">
            <text:p>7716860.32293219</text:p>
          </table:table-cell>
          <table:table-cell office:value-type="float" office:value="5124950.67877129" calcext:value-type="float">
            <text:p>5124950.67877129</text:p>
          </table:table-cell>
          <table:table-cell office:value-type="float" office:value="3633775.81404417" calcext:value-type="float">
            <text:p>3633775.8140441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2-12-31" calcext:value-type="date">
            <text:p>2032-12-31</text:p>
          </table:table-cell>
          <table:table-cell office:value-type="float" office:value="5087829.25437811" calcext:value-type="float">
            <text:p>5087829.25437811</text:p>
          </table:table-cell>
          <table:table-cell office:value-type="float" office:value="4174385.52718581" calcext:value-type="float">
            <text:p>4174385.52718581</text:p>
          </table:table-cell>
          <table:table-cell office:value-type="float" office:value="3678578.77589857" calcext:value-type="float">
            <text:p>3678578.77589857</text:p>
          </table:table-cell>
          <table:table-cell office:value-type="float" office:value="3018144.91701154" calcext:value-type="float">
            <text:p>3018144.9170115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810634.1207748" calcext:value-type="float">
            <text:p>3810634.120774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755147.0575265" calcext:value-type="float">
            <text:p>2755147.0575265</text:p>
          </table:table-cell>
          <table:table-cell office:value-type="float" office:value="10718868.6629775" calcext:value-type="float">
            <text:p>10718868.6629775</text:p>
          </table:table-cell>
          <table:table-cell office:value-type="float" office:value="7078580.27510503" calcext:value-type="float">
            <text:p>7078580.27510503</text:p>
          </table:table-cell>
          <table:table-cell table:formula="of:=[.K79]*0.1/12" office:value-type="float" office:value="58988.1689592086" calcext:value-type="float">
            <text:p>58988.1689592086</text:p>
          </table:table-cell>
          <table:table-cell office:value-type="float" office:value="7749906.84511344" calcext:value-type="float">
            <text:p>7749906.84511344</text:p>
          </table:table-cell>
          <table:table-cell office:value-type="float" office:value="5117922.37152786" calcext:value-type="float">
            <text:p>5117922.37152786</text:p>
          </table:table-cell>
          <table:table-cell office:value-type="float" office:value="3704078.11049476" calcext:value-type="float">
            <text:p>3704078.1104947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01-31" calcext:value-type="date">
            <text:p>2033-01-31</text:p>
          </table:table-cell>
          <table:table-cell office:value-type="float" office:value="5177153.15990292" calcext:value-type="float">
            <text:p>5177153.15990292</text:p>
          </table:table-cell>
          <table:table-cell office:value-type="float" office:value="4233373.69614502" calcext:value-type="float">
            <text:p>4233373.69614502</text:p>
          </table:table-cell>
          <table:table-cell office:value-type="float" office:value="3727629.54317794" calcext:value-type="float">
            <text:p>3727629.54317794</text:p>
          </table:table-cell>
          <table:table-cell office:value-type="float" office:value="3048093.87894533" calcext:value-type="float">
            <text:p>3048093.8789453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881522.26969582" calcext:value-type="float">
            <text:p>3881522.2696958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794755.46466014" calcext:value-type="float">
            <text:p>2794755.46466014</text:p>
          </table:table-cell>
          <table:table-cell office:value-type="float" office:value="10809612.1162765" calcext:value-type="float">
            <text:p>10809612.1162765</text:p>
          </table:table-cell>
          <table:table-cell office:value-type="float" office:value="7098435.57948301" calcext:value-type="float">
            <text:p>7098435.57948301</text:p>
          </table:table-cell>
          <table:table-cell table:formula="of:=[.K80]*0.1/12" office:value-type="float" office:value="59153.6298290251" calcext:value-type="float">
            <text:p>59153.6298290251</text:p>
          </table:table-cell>
          <table:table-cell office:value-type="float" office:value="7783086.23105947" calcext:value-type="float">
            <text:p>7783086.23105947</text:p>
          </table:table-cell>
          <table:table-cell office:value-type="float" office:value="5110982.30227411" calcext:value-type="float">
            <text:p>5110982.30227411</text:p>
          </table:table-cell>
          <table:table-cell office:value-type="float" office:value="3774966.25941578" calcext:value-type="float">
            <text:p>3774966.2594157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02-28" calcext:value-type="date">
            <text:p>2033-02-28</text:p>
          </table:table-cell>
          <table:table-cell office:value-type="float" office:value="5267233.2608719" calcext:value-type="float">
            <text:p>5267233.2608719</text:p>
          </table:table-cell>
          <table:table-cell office:value-type="float" office:value="4292527.32597404" calcext:value-type="float">
            <text:p>4292527.32597404</text:p>
          </table:table-cell>
          <table:table-cell office:value-type="float" office:value="3776752.12790384" calcext:value-type="float">
            <text:p>3776752.12790384</text:p>
          </table:table-cell>
          <table:table-cell office:value-type="float" office:value="3077860.97739181" calcext:value-type="float">
            <text:p>3077860.9773918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3953001.15319117" calcext:value-type="float">
            <text:p>3953001.1531911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834411.30808203" calcext:value-type="float">
            <text:p>2834411.30808203</text:p>
          </table:table-cell>
          <table:table-cell office:value-type="float" office:value="10901111.7650197" calcext:value-type="float">
            <text:p>10901111.7650197</text:p>
          </table:table-cell>
          <table:table-cell office:value-type="float" office:value="7118456.34473082" calcext:value-type="float">
            <text:p>7118456.34473082</text:p>
          </table:table-cell>
          <table:table-cell table:formula="of:=[.K81]*0.1/12" office:value-type="float" office:value="59320.4695394235" calcext:value-type="float">
            <text:p>59320.4695394235</text:p>
          </table:table-cell>
          <table:table-cell office:value-type="float" office:value="7816399.04974333" calcext:value-type="float">
            <text:p>7816399.04974333</text:p>
          </table:table-cell>
          <table:table-cell office:value-type="float" office:value="5104130.35000133" calcext:value-type="float">
            <text:p>5104130.35000133</text:p>
          </table:table-cell>
          <table:table-cell office:value-type="float" office:value="3846445.14291113" calcext:value-type="float">
            <text:p>3846445.1429111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03-31" calcext:value-type="date">
            <text:p>2033-03-31</text:p>
          </table:table-cell>
          <table:table-cell office:value-type="float" office:value="5358075.85891373" calcext:value-type="float">
            <text:p>5358075.85891373</text:p>
          </table:table-cell>
          <table:table-cell office:value-type="float" office:value="4351847.79551347" calcext:value-type="float">
            <text:p>4351847.79551347</text:p>
          </table:table-cell>
          <table:table-cell office:value-type="float" office:value="3825947.33940418" calcext:value-type="float">
            <text:p>3825947.33940418</text:p>
          </table:table-cell>
          <table:table-cell office:value-type="float" office:value="3107447.69823252" calcext:value-type="float">
            <text:p>3107447.6982325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025075.69404899" calcext:value-type="float">
            <text:p>4025075.6940489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874115.26974335" calcext:value-type="float">
            <text:p>2874115.26974335</text:p>
          </table:table-cell>
          <table:table-cell office:value-type="float" office:value="10993373.9108357" calcext:value-type="float">
            <text:p>10993373.9108357</text:p>
          </table:table-cell>
          <table:table-cell office:value-type="float" office:value="7138643.94968901" calcext:value-type="float">
            <text:p>7138643.94968901</text:p>
          </table:table-cell>
          <table:table-cell table:formula="of:=[.K82]*0.1/12" office:value-type="float" office:value="59488.6995807418" calcext:value-type="float">
            <text:p>59488.6995807418</text:p>
          </table:table-cell>
          <table:table-cell office:value-type="float" office:value="7849845.87242558" calcext:value-type="float">
            <text:p>7849845.87242558</text:p>
          </table:table-cell>
          <table:table-cell office:value-type="float" office:value="5097366.39522002" calcext:value-type="float">
            <text:p>5097366.39522002</text:p>
          </table:table-cell>
          <table:table-cell office:value-type="float" office:value="3918519.68376895" calcext:value-type="float">
            <text:p>3918519.6837689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04-30" calcext:value-type="date">
            <text:p>2033-04-30</text:p>
          </table:table-cell>
          <table:table-cell office:value-type="float" office:value="5449687.30817069" calcext:value-type="float">
            <text:p>5449687.30817069</text:p>
          </table:table-cell>
          <table:table-cell office:value-type="float" office:value="4411336.49509421" calcext:value-type="float">
            <text:p>4411336.49509421</text:p>
          </table:table-cell>
          <table:table-cell office:value-type="float" office:value="3875215.98838944" calcext:value-type="float">
            <text:p>3875215.98838944</text:p>
          </table:table-cell>
          <table:table-cell office:value-type="float" office:value="3136855.52019189" calcext:value-type="float">
            <text:p>3136855.5201918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097750.85608062" calcext:value-type="float">
            <text:p>4097750.8560806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913868.03241203" calcext:value-type="float">
            <text:p>2913868.03241203</text:p>
          </table:table-cell>
          <table:table-cell office:value-type="float" office:value="11086404.9078668" calcext:value-type="float">
            <text:p>11086404.9078668</text:p>
          </table:table-cell>
          <table:table-cell office:value-type="float" office:value="7158999.78468853" calcext:value-type="float">
            <text:p>7158999.78468853</text:p>
          </table:table-cell>
          <table:table-cell table:formula="of:=[.K83]*0.1/12" office:value-type="float" office:value="59658.3315390711" calcext:value-type="float">
            <text:p>59658.3315390711</text:p>
          </table:table-cell>
          <table:table-cell office:value-type="float" office:value="7883427.27266418" calcext:value-type="float">
            <text:p>7883427.27266418</text:p>
          </table:table-cell>
          <table:table-cell office:value-type="float" office:value="5090690.31995783" calcext:value-type="float">
            <text:p>5090690.31995783</text:p>
          </table:table-cell>
          <table:table-cell office:value-type="float" office:value="3991194.84580058" calcext:value-type="float">
            <text:p>3991194.8458005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05-31" calcext:value-type="date">
            <text:p>2033-05-31</text:p>
          </table:table-cell>
          <table:table-cell office:value-type="float" office:value="5542074.01573625" calcext:value-type="float">
            <text:p>5542074.01573625</text:p>
          </table:table-cell>
          <table:table-cell office:value-type="float" office:value="4470994.82663328" calcext:value-type="float">
            <text:p>4470994.82663328</text:p>
          </table:table-cell>
          <table:table-cell office:value-type="float" office:value="3924558.88696595" calcext:value-type="float">
            <text:p>3924558.88696595</text:p>
          </table:table-cell>
          <table:table-cell office:value-type="float" office:value="3166085.91487954" calcext:value-type="float">
            <text:p>3166085.9148795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171031.64446252" calcext:value-type="float">
            <text:p>4171031.6444625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953670.27968445" calcext:value-type="float">
            <text:p>2953670.27968445</text:p>
          </table:table-cell>
          <table:table-cell office:value-type="float" office:value="11180211.1632066" calcext:value-type="float">
            <text:p>11180211.1632066</text:p>
          </table:table-cell>
          <table:table-cell office:value-type="float" office:value="7179525.25164638" calcext:value-type="float">
            <text:p>7179525.25164638</text:p>
          </table:table-cell>
          <table:table-cell table:formula="of:=[.K84]*0.1/12" office:value-type="float" office:value="59829.3770970532" calcext:value-type="float">
            <text:p>59829.3770970532</text:p>
          </table:table-cell>
          <table:table-cell office:value-type="float" office:value="7917143.82632424" calcext:value-type="float">
            <text:p>7917143.82632424</text:p>
          </table:table-cell>
          <table:table-cell office:value-type="float" office:value="5084102.00775749" calcext:value-type="float">
            <text:p>5084102.00775749</text:p>
          </table:table-cell>
          <table:table-cell office:value-type="float" office:value="4064475.63418248" calcext:value-type="float">
            <text:p>4064475.6341824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06-30" calcext:value-type="date">
            <text:p>2033-06-30</text:p>
          </table:table-cell>
          <table:table-cell office:value-type="float" office:value="5635242.4420963" calcext:value-type="float">
            <text:p>5635242.4420963</text:p>
          </table:table-cell>
          <table:table-cell office:value-type="float" office:value="4530824.20373033" calcext:value-type="float">
            <text:p>4530824.20373033</text:p>
          </table:table-cell>
          <table:table-cell office:value-type="float" office:value="3973976.84864928" calcext:value-type="float">
            <text:p>3973976.84864928</text:p>
          </table:table-cell>
          <table:table-cell office:value-type="float" office:value="3195140.34683239" calcext:value-type="float">
            <text:p>3195140.3468323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244923.10608093" calcext:value-type="float">
            <text:p>4244923.1060809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2993522.69599721" calcext:value-type="float">
            <text:p>2993522.69599721</text:p>
          </table:table-cell>
          <table:table-cell office:value-type="float" office:value="11274799.1373408" calcext:value-type="float">
            <text:p>11274799.1373408</text:p>
          </table:table-cell>
          <table:table-cell office:value-type="float" office:value="7200221.76416221" calcext:value-type="float">
            <text:p>7200221.76416221</text:p>
          </table:table-cell>
          <table:table-cell table:formula="of:=[.K85]*0.1/12" office:value-type="float" office:value="60001.8480346851" calcext:value-type="float">
            <text:p>60001.8480346851</text:p>
          </table:table-cell>
          <table:table-cell office:value-type="float" office:value="7950996.11158798" calcext:value-type="float">
            <text:p>7950996.11158798</text:p>
          </table:table-cell>
          <table:table-cell office:value-type="float" office:value="5077601.34367477" calcext:value-type="float">
            <text:p>5077601.34367477</text:p>
          </table:table-cell>
          <table:table-cell office:value-type="float" office:value="4138367.09580089" calcext:value-type="float">
            <text:p>4138367.0958008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07-31" calcext:value-type="date">
            <text:p>2033-07-31</text:p>
          </table:table-cell>
          <table:table-cell office:value-type="float" office:value="5729199.10157414" calcext:value-type="float">
            <text:p>5729199.10157414</text:p>
          </table:table-cell>
          <table:table-cell office:value-type="float" office:value="4590826.05176502" calcext:value-type="float">
            <text:p>4590826.05176502</text:p>
          </table:table-cell>
          <table:table-cell office:value-type="float" office:value="4023470.68837761" calcext:value-type="float">
            <text:p>4023470.68837761</text:p>
          </table:table-cell>
          <table:table-cell office:value-type="float" office:value="3224020.27355652" calcext:value-type="float">
            <text:p>3224020.2735565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319430.3298795" calcext:value-type="float">
            <text:p>4319430.329879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033425.96663892" calcext:value-type="float">
            <text:p>3033425.96663892</text:p>
          </table:table-cell>
          <table:table-cell office:value-type="float" office:value="11370175.3445928" calcext:value-type="float">
            <text:p>11370175.3445928</text:p>
          </table:table-cell>
          <table:table-cell office:value-type="float" office:value="7221090.74761567" calcext:value-type="float">
            <text:p>7221090.74761567</text:p>
          </table:table-cell>
          <table:table-cell table:formula="of:=[.K86]*0.1/12" office:value-type="float" office:value="60175.7562301306" calcext:value-type="float">
            <text:p>60175.7562301306</text:p>
          </table:table-cell>
          <table:table-cell office:value-type="float" office:value="7984984.70896456" calcext:value-type="float">
            <text:p>7984984.70896456</text:p>
          </table:table-cell>
          <table:table-cell office:value-type="float" office:value="5071188.21427651" calcext:value-type="float">
            <text:p>5071188.21427651</text:p>
          </table:table-cell>
          <table:table-cell office:value-type="float" office:value="4212874.31959946" calcext:value-type="float">
            <text:p>4212874.3195994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08-31" calcext:value-type="date">
            <text:p>2033-08-31</text:p>
          </table:table-cell>
          <table:table-cell office:value-type="float" office:value="5823950.56277908" calcext:value-type="float">
            <text:p>5823950.56277908</text:p>
          </table:table-cell>
          <table:table-cell office:value-type="float" office:value="4651001.80799515" calcext:value-type="float">
            <text:p>4651001.80799515</text:p>
          </table:table-cell>
          <table:table-cell office:value-type="float" office:value="4073041.22252512" calcext:value-type="float">
            <text:p>4073041.22252512</text:p>
          </table:table-cell>
          <table:table-cell office:value-type="float" office:value="3252727.14556896" calcext:value-type="float">
            <text:p>3252727.1455689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394558.44720972" calcext:value-type="float">
            <text:p>4394558.4472097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073380.77776196" calcext:value-type="float">
            <text:p>3073380.77776196</text:p>
          </table:table-cell>
          <table:table-cell office:value-type="float" office:value="11466346.353572" calcext:value-type="float">
            <text:p>11466346.353572</text:p>
          </table:table-cell>
          <table:table-cell office:value-type="float" office:value="7242133.63926458" calcext:value-type="float">
            <text:p>7242133.63926458</text:p>
          </table:table-cell>
          <table:table-cell table:formula="of:=[.K87]*0.1/12" office:value-type="float" office:value="60351.1136605381" calcext:value-type="float">
            <text:p>60351.1136605381</text:p>
          </table:table-cell>
          <table:table-cell office:value-type="float" office:value="8019110.2013001" calcext:value-type="float">
            <text:p>8019110.2013001</text:p>
          </table:table-cell>
          <table:table-cell office:value-type="float" office:value="5064862.5076386" calcext:value-type="float">
            <text:p>5064862.5076386</text:p>
          </table:table-cell>
          <table:table-cell office:value-type="float" office:value="4288002.43692968" calcext:value-type="float">
            <text:p>4288002.4369296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09-30" calcext:value-type="date">
            <text:p>2033-09-30</text:p>
          </table:table-cell>
          <table:table-cell office:value-type="float" office:value="5919503.44905885" calcext:value-type="float">
            <text:p>5919503.44905885</text:p>
          </table:table-cell>
          <table:table-cell office:value-type="float" office:value="4711352.92165569" calcext:value-type="float">
            <text:p>4711352.92165569</text:p>
          </table:table-cell>
          <table:table-cell office:value-type="float" office:value="4122689.26891548" calcext:value-type="float">
            <text:p>4122689.26891548</text:p>
          </table:table-cell>
          <table:table-cell office:value-type="float" office:value="3281262.40643912" calcext:value-type="float">
            <text:p>3281262.4064391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470312.63218436" calcext:value-type="float">
            <text:p>4470312.6321843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113387.81639428" calcext:value-type="float">
            <text:p>3113387.81639428</text:p>
          </table:table-cell>
          <table:table-cell office:value-type="float" office:value="11563318.7876259" calcext:value-type="float">
            <text:p>11563318.7876259</text:p>
          </table:table-cell>
          <table:table-cell office:value-type="float" office:value="7263351.88834389" calcext:value-type="float">
            <text:p>7263351.88834389</text:p>
          </table:table-cell>
          <table:table-cell table:formula="of:=[.K88]*0.1/12" office:value-type="float" office:value="60527.9324028657" calcext:value-type="float">
            <text:p>60527.9324028657</text:p>
          </table:table-cell>
          <table:table-cell office:value-type="float" office:value="8053373.17378766" calcext:value-type="float">
            <text:p>8053373.17378766</text:p>
          </table:table-cell>
          <table:table-cell office:value-type="float" office:value="5058624.11334404" calcext:value-type="float">
            <text:p>5058624.11334404</text:p>
          </table:table-cell>
          <table:table-cell office:value-type="float" office:value="4363756.62190432" calcext:value-type="float">
            <text:p>4363756.6219043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10-31" calcext:value-type="date">
            <text:p>2033-10-31</text:p>
          </table:table-cell>
          <table:table-cell office:value-type="float" office:value="6015864.43895573" calcext:value-type="float">
            <text:p>6015864.43895573</text:p>
          </table:table-cell>
          <table:table-cell office:value-type="float" office:value="4771880.85405855" calcext:value-type="float">
            <text:p>4771880.85405855</text:p>
          </table:table-cell>
          <table:table-cell office:value-type="float" office:value="4172415.64683523" calcext:value-type="float">
            <text:p>4172415.64683523</text:p>
          </table:table-cell>
          <table:table-cell office:value-type="float" office:value="3309627.49283019" calcext:value-type="float">
            <text:p>3309627.4928301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546698.10203378" calcext:value-type="float">
            <text:p>4546698.1020337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153447.77045123" calcext:value-type="float">
            <text:p>3153447.77045123</text:p>
          </table:table-cell>
          <table:table-cell office:value-type="float" office:value="11661099.325297" calcext:value-type="float">
            <text:p>11661099.325297</text:p>
          </table:table-cell>
          <table:table-cell office:value-type="float" office:value="7284746.95616553" calcext:value-type="float">
            <text:p>7284746.95616553</text:p>
          </table:table-cell>
          <table:table-cell table:formula="of:=[.K89]*0.1/12" office:value-type="float" office:value="60706.2246347127" calcext:value-type="float">
            <text:p>60706.2246347127</text:p>
          </table:table-cell>
          <table:table-cell office:value-type="float" office:value="8087774.21397724" calcext:value-type="float">
            <text:p>8087774.21397724</text:p>
          </table:table-cell>
          <table:table-cell office:value-type="float" office:value="5052472.92248103" calcext:value-type="float">
            <text:p>5052472.92248103</text:p>
          </table:table-cell>
          <table:table-cell office:value-type="float" office:value="4440142.09175374" calcext:value-type="float">
            <text:p>4440142.0917537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11-30" calcext:value-type="date">
            <text:p>2033-11-30</text:p>
          </table:table-cell>
          <table:table-cell office:value-type="float" office:value="6113040.26666654" calcext:value-type="float">
            <text:p>6113040.26666654</text:p>
          </table:table-cell>
          <table:table-cell office:value-type="float" office:value="4832587.07869327" calcext:value-type="float">
            <text:p>4832587.07869327</text:p>
          </table:table-cell>
          <table:table-cell office:value-type="float" office:value="4222221.17704734" calcext:value-type="float">
            <text:p>4222221.17704734</text:p>
          </table:table-cell>
          <table:table-cell office:value-type="float" office:value="3337823.83454028" calcext:value-type="float">
            <text:p>3337823.8345402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623720.11746529" calcext:value-type="float">
            <text:p>4623720.1174652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193561.32874737" calcext:value-type="float">
            <text:p>3193561.32874737</text:p>
          </table:table-cell>
          <table:table-cell office:value-type="float" office:value="11759694.700782" calcext:value-type="float">
            <text:p>11759694.700782</text:p>
          </table:table-cell>
          <table:table-cell office:value-type="float" office:value="7306320.31621902" calcext:value-type="float">
            <text:p>7306320.31621902</text:p>
          </table:table-cell>
          <table:table-cell table:formula="of:=[.K90]*0.1/12" office:value-type="float" office:value="60886.0026351585" calcext:value-type="float">
            <text:p>60886.0026351585</text:p>
          </table:table-cell>
          <table:table-cell office:value-type="float" office:value="8122313.9117859" calcext:value-type="float">
            <text:p>8122313.9117859</text:p>
          </table:table-cell>
          <table:table-cell office:value-type="float" office:value="5046408.82764104" calcext:value-type="float">
            <text:p>5046408.82764104</text:p>
          </table:table-cell>
          <table:table-cell office:value-type="float" office:value="4517164.10718525" calcext:value-type="float">
            <text:p>4517164.1071852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3-12-31" calcext:value-type="date">
            <text:p>2033-12-31</text:p>
          </table:table-cell>
          <table:table-cell office:value-type="float" office:value="6211037.72250639" calcext:value-type="float">
            <text:p>6211037.72250639</text:p>
          </table:table-cell>
          <table:table-cell office:value-type="float" office:value="4893473.08132843" calcext:value-type="float">
            <text:p>4893473.08132843</text:p>
          </table:table-cell>
          <table:table-cell office:value-type="float" office:value="4272106.6818047" calcext:value-type="float">
            <text:p>4272106.6818047</text:p>
          </table:table-cell>
          <table:table-cell office:value-type="float" office:value="3365852.85454336" calcext:value-type="float">
            <text:p>3365852.8545433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701383.98302539" calcext:value-type="float">
            <text:p>4701383.9830253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233729.18100832" calcext:value-type="float">
            <text:p>3233729.18100832</text:p>
          </table:table-cell>
          <table:table-cell office:value-type="float" office:value="11859111.704396" calcext:value-type="float">
            <text:p>11859111.704396</text:p>
          </table:table-cell>
          <table:table-cell office:value-type="float" office:value="7328073.45427295" calcext:value-type="float">
            <text:p>7328073.45427295</text:p>
          </table:table-cell>
          <table:table-cell table:formula="of:=[.K91]*0.1/12" office:value-type="float" office:value="61067.2787856079" calcext:value-type="float">
            <text:p>61067.2787856079</text:p>
          </table:table-cell>
          <table:table-cell office:value-type="float" office:value="8156992.85950785" calcext:value-type="float">
            <text:p>8156992.85950785</text:p>
          </table:table-cell>
          <table:table-cell office:value-type="float" office:value="5040431.72291697" calcext:value-type="float">
            <text:p>5040431.72291697</text:p>
          </table:table-cell>
          <table:table-cell office:value-type="float" office:value="4594827.97274535" calcext:value-type="float">
            <text:p>4594827.9727453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01-31" calcext:value-type="date">
            <text:p>2034-01-31</text:p>
          </table:table-cell>
          <table:table-cell office:value-type="float" office:value="6309863.65337636" calcext:value-type="float">
            <text:p>6309863.65337636</text:p>
          </table:table-cell>
          <table:table-cell office:value-type="float" office:value="4954540.36011403" calcext:value-type="float">
            <text:p>4954540.36011403</text:p>
          </table:table-cell>
          <table:table-cell office:value-type="float" office:value="4322072.98486367" calcext:value-type="float">
            <text:p>4322072.98486367</text:p>
          </table:table-cell>
          <table:table-cell office:value-type="float" office:value="3393715.96903004" calcext:value-type="float">
            <text:p>3393715.9690300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779695.04746516" calcext:value-type="float">
            <text:p>4779695.0474651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273952.01788264" calcext:value-type="float">
            <text:p>3273952.01788264</text:p>
          </table:table-cell>
          <table:table-cell office:value-type="float" office:value="11959357.1830402" calcext:value-type="float">
            <text:p>11959357.1830402</text:p>
          </table:table-cell>
          <table:table-cell office:value-type="float" office:value="7350007.86847734" calcext:value-type="float">
            <text:p>7350007.86847734</text:p>
          </table:table-cell>
          <table:table-cell table:formula="of:=[.K92]*0.1/12" office:value-type="float" office:value="61250.0655706445" calcext:value-type="float">
            <text:p>61250.0655706445</text:p>
          </table:table-cell>
          <table:table-cell office:value-type="float" office:value="8191811.65182463" calcext:value-type="float">
            <text:p>8191811.65182463</text:p>
          </table:table-cell>
          <table:table-cell office:value-type="float" office:value="5034541.50390126" calcext:value-type="float">
            <text:p>5034541.50390126</text:p>
          </table:table-cell>
          <table:table-cell office:value-type="float" office:value="4673139.03718512" calcext:value-type="float">
            <text:p>4673139.0371851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02-28" calcext:value-type="date">
            <text:p>2034-02-28</text:p>
          </table:table-cell>
          <table:table-cell office:value-type="float" office:value="6409524.96323502" calcext:value-type="float">
            <text:p>6409524.96323502</text:p>
          </table:table-cell>
          <table:table-cell office:value-type="float" office:value="5015790.42568468" calcext:value-type="float">
            <text:p>5015790.42568468</text:p>
          </table:table-cell>
          <table:table-cell office:value-type="float" office:value="4372120.91149764" calcext:value-type="float">
            <text:p>4372120.91149764</text:p>
          </table:table-cell>
          <table:table-cell office:value-type="float" office:value="3421414.58744819" calcext:value-type="float">
            <text:p>3421414.5874481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858658.70410859" calcext:value-type="float">
            <text:p>4858658.7041085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314230.53095366" calcext:value-type="float">
            <text:p>3314230.53095366</text:p>
          </table:table-cell>
          <table:table-cell office:value-type="float" office:value="12060438.040673" calcext:value-type="float">
            <text:p>12060438.040673</text:p>
          </table:table-cell>
          <table:table-cell office:value-type="float" office:value="7372125.06946676" calcext:value-type="float">
            <text:p>7372125.06946676</text:p>
          </table:table-cell>
          <table:table-cell table:formula="of:=[.K93]*0.1/12" office:value-type="float" office:value="61434.3755788896" calcext:value-type="float">
            <text:p>61434.3755788896</text:p>
          </table:table-cell>
          <table:table-cell office:value-type="float" office:value="8226770.88581526" calcext:value-type="float">
            <text:p>8226770.88581526</text:p>
          </table:table-cell>
          <table:table-cell office:value-type="float" office:value="5028738.06768411" calcext:value-type="float">
            <text:p>5028738.06768411</text:p>
          </table:table-cell>
          <table:table-cell office:value-type="float" office:value="4752102.69382855" calcext:value-type="float">
            <text:p>4752102.6938285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03-31" calcext:value-type="date">
            <text:p>2034-03-31</text:p>
          </table:table-cell>
          <table:table-cell office:value-type="float" office:value="6510028.61357397" calcext:value-type="float">
            <text:p>6510028.61357397</text:p>
          </table:table-cell>
          <table:table-cell office:value-type="float" office:value="5077224.80126357" calcext:value-type="float">
            <text:p>5077224.80126357</text:p>
          </table:table-cell>
          <table:table-cell office:value-type="float" office:value="4422251.28851064" calcext:value-type="float">
            <text:p>4422251.28851064</text:p>
          </table:table-cell>
          <table:table-cell office:value-type="float" office:value="3448950.11254329" calcext:value-type="float">
            <text:p>3448950.1125432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4938280.39122405" calcext:value-type="float">
            <text:p>4938280.3912240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354565.41275143" calcext:value-type="float">
            <text:p>3354565.41275143</text:p>
          </table:table-cell>
          <table:table-cell office:value-type="float" office:value="12162361.2387861" calcext:value-type="float">
            <text:p>12162361.2387861</text:p>
          </table:table-cell>
          <table:table-cell office:value-type="float" office:value="7394426.58046442" calcext:value-type="float">
            <text:p>7394426.58046442</text:p>
          </table:table-cell>
          <table:table-cell table:formula="of:=[.K94]*0.1/12" office:value-type="float" office:value="61620.2215038702" calcext:value-type="float">
            <text:p>61620.2215038702</text:p>
          </table:table-cell>
          <table:table-cell office:value-type="float" office:value="8261871.16096655" calcext:value-type="float">
            <text:p>8261871.16096655</text:p>
          </table:table-cell>
          <table:table-cell office:value-type="float" office:value="5023021.31285164" calcext:value-type="float">
            <text:p>5023021.31285164</text:p>
          </table:table-cell>
          <table:table-cell office:value-type="float" office:value="4831724.38094401" calcext:value-type="float">
            <text:p>4831724.3809440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04-30" calcext:value-type="date">
            <text:p>2034-04-30</text:p>
          </table:table-cell>
          <table:table-cell office:value-type="float" office:value="6611381.62389718" calcext:value-type="float">
            <text:p>6611381.62389718</text:p>
          </table:table-cell>
          <table:table-cell office:value-type="float" office:value="5138845.02276744" calcext:value-type="float">
            <text:p>5138845.02276744</text:p>
          </table:table-cell>
          <table:table-cell office:value-type="float" office:value="4472464.94425098" calcext:value-type="float">
            <text:p>4472464.94425098</text:p>
          </table:table-cell>
          <table:table-cell office:value-type="float" office:value="3476323.94039873" calcext:value-type="float">
            <text:p>3476323.9403987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018565.59239881" calcext:value-type="float">
            <text:p>5018565.5923988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394957.35676457" calcext:value-type="float">
            <text:p>3394957.35676457</text:p>
          </table:table-cell>
          <table:table-cell office:value-type="float" office:value="12265133.7968835" calcext:value-type="float">
            <text:p>12265133.7968835</text:p>
          </table:table-cell>
          <table:table-cell office:value-type="float" office:value="7416913.93738707" calcext:value-type="float">
            <text:p>7416913.93738707</text:p>
          </table:table-cell>
          <table:table-cell table:formula="of:=[.K95]*0.1/12" office:value-type="float" office:value="61807.6161448922" calcext:value-type="float">
            <text:p>61807.6161448922</text:p>
          </table:table-cell>
          <table:table-cell office:value-type="float" office:value="8297113.07918331" calcext:value-type="float">
            <text:p>8297113.07918331</text:p>
          </table:table-cell>
          <table:table-cell office:value-type="float" office:value="5017391.13948416" calcext:value-type="float">
            <text:p>5017391.13948416</text:p>
          </table:table-cell>
          <table:table-cell office:value-type="float" office:value="4912009.58211877" calcext:value-type="float">
            <text:p>4912009.5821187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05-31" calcext:value-type="date">
            <text:p>2034-05-31</text:p>
          </table:table-cell>
          <table:table-cell office:value-type="float" office:value="6713591.07220455" calcext:value-type="float">
            <text:p>6713591.07220455</text:p>
          </table:table-cell>
          <table:table-cell office:value-type="float" office:value="5200652.63891233" calcext:value-type="float">
            <text:p>5200652.63891233</text:p>
          </table:table-cell>
          <table:table-cell office:value-type="float" office:value="4522762.7086249" calcext:value-type="float">
            <text:p>4522762.7086249</text:p>
          </table:table-cell>
          <table:table-cell office:value-type="float" office:value="3503537.46047578" calcext:value-type="float">
            <text:p>3503537.4604757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099519.83691669" calcext:value-type="float">
            <text:p>5099519.8369166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435407.05745223" calcext:value-type="float">
            <text:p>3435407.05745223</text:p>
          </table:table-cell>
          <table:table-cell office:value-type="float" office:value="12368762.7929651" calcext:value-type="float">
            <text:p>12368762.7929651</text:p>
          </table:table-cell>
          <table:table-cell office:value-type="float" office:value="7439588.68895073" calcext:value-type="float">
            <text:p>7439588.68895073</text:p>
          </table:table-cell>
          <table:table-cell table:formula="of:=[.K96]*0.1/12" office:value-type="float" office:value="61996.5724079228" calcext:value-type="float">
            <text:p>61996.5724079228</text:p>
          </table:table-cell>
          <table:table-cell office:value-type="float" office:value="8332497.24479872" calcext:value-type="float">
            <text:p>8332497.24479872</text:p>
          </table:table-cell>
          <table:table-cell office:value-type="float" office:value="5011847.44915438" calcext:value-type="float">
            <text:p>5011847.44915438</text:p>
          </table:table-cell>
          <table:table-cell office:value-type="float" office:value="4992963.82663665" calcext:value-type="float">
            <text:p>4992963.8266366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06-30" calcext:value-type="date">
            <text:p>2034-06-30</text:p>
          </table:table-cell>
          <table:table-cell office:value-type="float" office:value="6816664.09547926" calcext:value-type="float">
            <text:p>6816664.09547926</text:p>
          </table:table-cell>
          <table:table-cell office:value-type="float" office:value="5262649.21132025" calcext:value-type="float">
            <text:p>5262649.21132025</text:p>
          </table:table-cell>
          <table:table-cell office:value-type="float" office:value="4573145.41311027" calcext:value-type="float">
            <text:p>4573145.41311027</text:p>
          </table:table-cell>
          <table:table-cell office:value-type="float" office:value="3530592.05565351" calcext:value-type="float">
            <text:p>3530592.0556535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181148.70013889" calcext:value-type="float">
            <text:p>5181148.7001388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475915.21025601" calcext:value-type="float">
            <text:p>3475915.21025601</text:p>
          </table:table-cell>
          <table:table-cell office:value-type="float" office:value="12473255.364014" calcext:value-type="float">
            <text:p>12473255.364014</text:p>
          </table:table-cell>
          <table:table-cell office:value-type="float" office:value="7462452.39677743" calcext:value-type="float">
            <text:p>7462452.39677743</text:p>
          </table:table-cell>
          <table:table-cell table:formula="of:=[.K97]*0.1/12" office:value-type="float" office:value="62187.1033064786" calcext:value-type="float">
            <text:p>62187.1033064786</text:p>
          </table:table-cell>
          <table:table-cell office:value-type="float" office:value="8368024.26458467" calcext:value-type="float">
            <text:p>8368024.26458467</text:p>
          </table:table-cell>
          <table:table-cell office:value-type="float" office:value="5006390.14492573" calcext:value-type="float">
            <text:p>5006390.14492573</text:p>
          </table:table-cell>
          <table:table-cell office:value-type="float" office:value="5074592.68985885" calcext:value-type="float">
            <text:p>5074592.6898588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07-31" calcext:value-type="date">
            <text:p>2034-07-31</text:p>
          </table:table-cell>
          <table:table-cell office:value-type="float" office:value="6920607.89017937" calcext:value-type="float">
            <text:p>6920607.89017937</text:p>
          </table:table-cell>
          <table:table-cell office:value-type="float" office:value="5324836.31462673" calcext:value-type="float">
            <text:p>5324836.31462673</text:p>
          </table:table-cell>
          <table:table-cell office:value-type="float" office:value="4623613.89077026" calcext:value-type="float">
            <text:p>4623613.89077026</text:p>
          </table:table-cell>
          <table:table-cell office:value-type="float" office:value="3557489.10226844" calcext:value-type="float">
            <text:p>3557489.1022684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263457.80388794" calcext:value-type="float">
            <text:p>5263457.8038879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516482.51161194" calcext:value-type="float">
            <text:p>3516482.51161194</text:p>
          </table:table-cell>
          <table:table-cell office:value-type="float" office:value="12578618.7064883" calcext:value-type="float">
            <text:p>12578618.7064883</text:p>
          </table:table-cell>
          <table:table-cell office:value-type="float" office:value="7485506.63550269" calcext:value-type="float">
            <text:p>7485506.63550269</text:p>
          </table:table-cell>
          <table:table-cell table:formula="of:=[.K98]*0.1/12" office:value-type="float" office:value="62379.2219625224" calcext:value-type="float">
            <text:p>62379.2219625224</text:p>
          </table:table-cell>
          <table:table-cell office:value-type="float" office:value="8403694.74776218" calcext:value-type="float">
            <text:p>8403694.74776218</text:p>
          </table:table-cell>
          <table:table-cell office:value-type="float" office:value="5001019.13135063" calcext:value-type="float">
            <text:p>5001019.13135063</text:p>
          </table:table-cell>
          <table:table-cell office:value-type="float" office:value="5156901.7936079" calcext:value-type="float">
            <text:p>5156901.793607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08-31" calcext:value-type="date">
            <text:p>2034-08-31</text:p>
          </table:table-cell>
          <table:table-cell office:value-type="float" office:value="7025429.71273344" calcext:value-type="float">
            <text:p>7025429.71273344</text:p>
          </table:table-cell>
          <table:table-cell office:value-type="float" office:value="5387215.53658925" calcext:value-type="float">
            <text:p>5387215.53658925</text:p>
          </table:table-cell>
          <table:table-cell office:value-type="float" office:value="4674168.97626717" calcext:value-type="float">
            <text:p>4674168.97626717</text:p>
          </table:table-cell>
          <table:table-cell office:value-type="float" office:value="3584229.97015405" calcext:value-type="float">
            <text:p>3584229.9701540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346452.81683489" calcext:value-type="float">
            <text:p>5346452.8168348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557109.65896244" calcext:value-type="float">
            <text:p>3557109.65896244</text:p>
          </table:table-cell>
          <table:table-cell office:value-type="float" office:value="12684860.0768165" calcext:value-type="float">
            <text:p>12684860.0768165</text:p>
          </table:table-cell>
          <table:table-cell office:value-type="float" office:value="7508752.99288398" calcext:value-type="float">
            <text:p>7508752.99288398</text:p>
          </table:table-cell>
          <table:table-cell table:formula="of:=[.K99]*0.1/12" office:value-type="float" office:value="62572.9416073665" calcext:value-type="float">
            <text:p>62572.9416073665</text:p>
          </table:table-cell>
          <table:table-cell office:value-type="float" office:value="8439509.30601182" calcext:value-type="float">
            <text:p>8439509.30601182</text:p>
          </table:table-cell>
          <table:table-cell office:value-type="float" office:value="4995734.31446886" calcext:value-type="float">
            <text:p>4995734.31446886</text:p>
          </table:table-cell>
          <table:table-cell office:value-type="float" office:value="5239896.80655486" calcext:value-type="float">
            <text:p>5239896.8065548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09-30" calcext:value-type="date">
            <text:p>2034-09-30</text:p>
          </table:table-cell>
          <table:table-cell office:value-type="float" office:value="7131136.88004025" calcext:value-type="float">
            <text:p>7131136.88004025</text:p>
          </table:table-cell>
          <table:table-cell office:value-type="float" office:value="5449788.47819662" calcext:value-type="float">
            <text:p>5449788.47819662</text:p>
          </table:table-cell>
          <table:table-cell office:value-type="float" office:value="4724811.50587611" calcext:value-type="float">
            <text:p>4724811.50587611</text:p>
          </table:table-cell>
          <table:table-cell office:value-type="float" office:value="3610816.02268012" calcext:value-type="float">
            <text:p>3610816.0226801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430139.45488974" calcext:value-type="float">
            <text:p>5430139.4548897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597797.3507683" calcext:value-type="float">
            <text:p>3597797.3507683</text:p>
          </table:table-cell>
          <table:table-cell office:value-type="float" office:value="12791986.7918975" calcext:value-type="float">
            <text:p>12791986.7918975</text:p>
          </table:table-cell>
          <table:table-cell office:value-type="float" office:value="7532193.06991012" calcext:value-type="float">
            <text:p>7532193.06991012</text:p>
          </table:table-cell>
          <table:table-cell table:formula="of:=[.K100]*0.1/12" office:value-type="float" office:value="62768.2755825844" calcext:value-type="float">
            <text:p>62768.2755825844</text:p>
          </table:table-cell>
          <table:table-cell office:value-type="float" office:value="8475468.55348423" calcext:value-type="float">
            <text:p>8475468.55348423</text:p>
          </table:table-cell>
          <table:table-cell office:value-type="float" office:value="4990535.60180587" calcext:value-type="float">
            <text:p>4990535.60180587</text:p>
          </table:table-cell>
          <table:table-cell office:value-type="float" office:value="5323583.4446097" calcext:value-type="float">
            <text:p>5323583.444609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10-31" calcext:value-type="date">
            <text:p>2034-10-31</text:p>
          </table:table-cell>
          <table:table-cell office:value-type="float" office:value="7237736.76997273" calcext:value-type="float">
            <text:p>7237736.76997273</text:p>
          </table:table-cell>
          <table:table-cell office:value-type="float" office:value="5512556.75377921" calcext:value-type="float">
            <text:p>5512556.75377921</text:p>
          </table:table-cell>
          <table:table-cell office:value-type="float" office:value="4775542.31749891" calcext:value-type="float">
            <text:p>4775542.31749891</text:p>
          </table:table-cell>
          <table:table-cell office:value-type="float" office:value="3637248.61679187" calcext:value-type="float">
            <text:p>3637248.61679187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514523.48159505" calcext:value-type="float">
            <text:p>5514523.4815950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638546.28652069" calcext:value-type="float">
            <text:p>3638546.28652069</text:p>
          </table:table-cell>
          <table:table-cell office:value-type="float" office:value="12900006.2296042" calcext:value-type="float">
            <text:p>12900006.2296042</text:p>
          </table:table-cell>
          <table:table-cell office:value-type="float" office:value="7555828.48091149" calcext:value-type="float">
            <text:p>7555828.48091149</text:p>
          </table:table-cell>
          <table:table-cell table:formula="of:=[.K101]*0.1/12" office:value-type="float" office:value="62965.237340929" calcext:value-type="float">
            <text:p>62965.237340929</text:p>
          </table:table-cell>
          <table:table-cell office:value-type="float" office:value="8511573.10681064" calcext:value-type="float">
            <text:p>8511573.10681064</text:p>
          </table:table-cell>
          <table:table-cell office:value-type="float" office:value="4985422.90237121" calcext:value-type="float">
            <text:p>4985422.90237121</text:p>
          </table:table-cell>
          <table:table-cell office:value-type="float" office:value="5407967.47131501" calcext:value-type="float">
            <text:p>5407967.4713150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11-30" calcext:value-type="date">
            <text:p>2034-11-30</text:p>
          </table:table-cell>
          <table:table-cell office:value-type="float" office:value="7345236.82188609" calcext:value-type="float">
            <text:p>7345236.82188609</text:p>
          </table:table-cell>
          <table:table-cell office:value-type="float" office:value="5575521.99112013" calcext:value-type="float">
            <text:p>5575521.99112013</text:p>
          </table:table-cell>
          <table:table-cell office:value-type="float" office:value="4826362.25067784" calcext:value-type="float">
            <text:p>4826362.25067784</text:p>
          </table:table-cell>
          <table:table-cell office:value-type="float" office:value="3663529.10304893" calcext:value-type="float">
            <text:p>3663529.1030489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599610.7085229" calcext:value-type="float">
            <text:p>5599610.708522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679357.16675323" calcext:value-type="float">
            <text:p>3679357.16675323</text:p>
          </table:table-cell>
          <table:table-cell office:value-type="float" office:value="13008925.8292918" calcext:value-type="float">
            <text:p>13008925.8292918</text:p>
          </table:table-cell>
          <table:table-cell office:value-type="float" office:value="7579660.85367119" calcext:value-type="float">
            <text:p>7579660.85367119</text:p>
          </table:table-cell>
          <table:table-cell table:formula="of:=[.K102]*0.1/12" office:value-type="float" office:value="63163.8404472599" calcext:value-type="float">
            <text:p>63163.8404472599</text:p>
          </table:table-cell>
          <table:table-cell office:value-type="float" office:value="8547823.58511343" calcext:value-type="float">
            <text:p>8547823.58511343</text:p>
          </table:table-cell>
          <table:table-cell office:value-type="float" office:value="4980396.12665691" calcext:value-type="float">
            <text:p>4980396.12665691</text:p>
          </table:table-cell>
          <table:table-cell office:value-type="float" office:value="5493054.69824286" calcext:value-type="float">
            <text:p>5493054.6982428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4-12-31" calcext:value-type="date">
            <text:p>2034-12-31</text:p>
          </table:table-cell>
          <table:table-cell office:value-type="float" office:value="7453644.53713019" calcext:value-type="float">
            <text:p>7453644.53713019</text:p>
          </table:table-cell>
          <table:table-cell office:value-type="float" office:value="5638685.83156739" calcext:value-type="float">
            <text:p>5638685.83156739</text:p>
          </table:table-cell>
          <table:table-cell office:value-type="float" office:value="4877272.14660957" calcext:value-type="float">
            <text:p>4877272.14660957</text:p>
          </table:table-cell>
          <table:table-cell office:value-type="float" office:value="3689658.82566414" calcext:value-type="float">
            <text:p>3689658.8256641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685406.99567515" calcext:value-type="float">
            <text:p>5685406.9956751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720230.69305395" calcext:value-type="float">
            <text:p>3720230.69305395</text:p>
          </table:table-cell>
          <table:table-cell office:value-type="float" office:value="13118753.09231" calcext:value-type="float">
            <text:p>13118753.09231</text:p>
          </table:table-cell>
          <table:table-cell office:value-type="float" office:value="7603691.82953723" calcext:value-type="float">
            <text:p>7603691.82953723</text:p>
          </table:table-cell>
          <table:table-cell table:formula="of:=[.K103]*0.1/12" office:value-type="float" office:value="63364.0985794769" calcext:value-type="float">
            <text:p>63364.0985794769</text:p>
          </table:table-cell>
          <table:table-cell office:value-type="float" office:value="8584220.61001678" calcext:value-type="float">
            <text:p>8584220.61001678</text:p>
          </table:table-cell>
          <table:table-cell office:value-type="float" office:value="4975455.1866359" calcext:value-type="float">
            <text:p>4975455.1866359</text:p>
          </table:table-cell>
          <table:table-cell office:value-type="float" office:value="5578850.98539511" calcext:value-type="float">
            <text:p>5578850.9853951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01-31" calcext:value-type="date">
            <text:p>2035-01-31</text:p>
          </table:table-cell>
          <table:table-cell office:value-type="float" office:value="7562967.47956611" calcext:value-type="float">
            <text:p>7562967.47956611</text:p>
          </table:table-cell>
          <table:table-cell office:value-type="float" office:value="5702049.93014687" calcext:value-type="float">
            <text:p>5702049.93014687</text:p>
          </table:table-cell>
          <table:table-cell office:value-type="float" office:value="4928272.84815905" calcext:value-type="float">
            <text:p>4928272.84815905</text:p>
          </table:table-cell>
          <table:table-cell office:value-type="float" office:value="3715639.12254218" calcext:value-type="float">
            <text:p>3715639.1225421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771918.251887" calcext:value-type="float">
            <text:p>5771918.25188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761167.56807743" calcext:value-type="float">
            <text:p>3761167.56807743</text:p>
          </table:table-cell>
          <table:table-cell office:value-type="float" office:value="13229495.5825201" calcext:value-type="float">
            <text:p>13229495.5825201</text:p>
          </table:table-cell>
          <table:table-cell office:value-type="float" office:value="7627923.06353548" calcext:value-type="float">
            <text:p>7627923.06353548</text:p>
          </table:table-cell>
          <table:table-cell table:formula="of:=[.K104]*0.1/12" office:value-type="float" office:value="63566.0255294623" calcext:value-type="float">
            <text:p>63566.0255294623</text:p>
          </table:table-cell>
          <table:table-cell office:value-type="float" office:value="8620764.80565729" calcext:value-type="float">
            <text:p>8620764.80565729</text:p>
          </table:table-cell>
          <table:table-cell office:value-type="float" office:value="4970599.9957605" calcext:value-type="float">
            <text:p>4970599.9957605</text:p>
          </table:table-cell>
          <table:table-cell office:value-type="float" office:value="5665362.24160696" calcext:value-type="float">
            <text:p>5665362.2416069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02-28" calcext:value-type="date">
            <text:p>2035-02-28</text:p>
          </table:table-cell>
          <table:table-cell office:value-type="float" office:value="7673213.27608711" calcext:value-type="float">
            <text:p>7673213.27608711</text:p>
          </table:table-cell>
          <table:table-cell office:value-type="float" office:value="5765615.95567633" calcext:value-type="float">
            <text:p>5765615.95567633</text:p>
          </table:table-cell>
          <table:table-cell office:value-type="float" office:value="4979365.19987339" calcext:value-type="float">
            <text:p>4979365.19987339</text:p>
          </table:table-cell>
          <table:table-cell office:value-type="float" office:value="3741471.32531802" calcext:value-type="float">
            <text:p>3741471.3253180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859150.43523395" calcext:value-type="float">
            <text:p>5859150.4352339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802168.49555685" calcext:value-type="float">
            <text:p>3802168.49555685</text:p>
          </table:table-cell>
          <table:table-cell office:value-type="float" office:value="13341160.9268153" calcext:value-type="float">
            <text:p>13341160.9268153</text:p>
          </table:table-cell>
          <table:table-cell office:value-type="float" office:value="7652356.22448371" calcext:value-type="float">
            <text:p>7652356.22448371</text:p>
          </table:table-cell>
          <table:table-cell table:formula="of:=[.K105]*0.1/12" office:value-type="float" office:value="63769.635204031" calcext:value-type="float">
            <text:p>63769.635204031</text:p>
          </table:table-cell>
          <table:table-cell office:value-type="float" office:value="8657456.79869471" calcext:value-type="float">
            <text:p>8657456.79869471</text:p>
          </table:table-cell>
          <table:table-cell office:value-type="float" office:value="4965830.46896091" calcext:value-type="float">
            <text:p>4965830.46896091</text:p>
          </table:table-cell>
          <table:table-cell office:value-type="float" office:value="5752594.42495391" calcext:value-type="float">
            <text:p>5752594.4249539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03-31" calcext:value-type="date">
            <text:p>2035-03-31</text:p>
          </table:table-cell>
          <table:table-cell office:value-type="float" office:value="7784389.6171439" calcext:value-type="float">
            <text:p>7784389.6171439</text:p>
          </table:table-cell>
          <table:table-cell office:value-type="float" office:value="5829385.59088036" calcext:value-type="float">
            <text:p>5829385.59088036</text:p>
          </table:table-cell>
          <table:table-cell office:value-type="float" office:value="5030550.04799586" calcext:value-type="float">
            <text:p>5030550.04799586</text:p>
          </table:table-cell>
          <table:table-cell office:value-type="float" office:value="3767156.75939522" calcext:value-type="float">
            <text:p>3767156.7593952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5947109.55344212" calcext:value-type="float">
            <text:p>5947109.5534421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843234.18031606" calcext:value-type="float">
            <text:p>3843234.18031606</text:p>
          </table:table-cell>
          <table:table-cell office:value-type="float" office:value="13453756.8156463" calcext:value-type="float">
            <text:p>13453756.8156463</text:p>
          </table:table-cell>
          <table:table-cell office:value-type="float" office:value="7676992.99510652" calcext:value-type="float">
            <text:p>7676992.99510652</text:p>
          </table:table-cell>
          <table:table-cell table:formula="of:=[.K106]*0.1/12" office:value-type="float" office:value="63974.9416258877" calcext:value-type="float">
            <text:p>63974.9416258877</text:p>
          </table:table-cell>
          <table:table-cell office:value-type="float" office:value="8694297.21832268" calcext:value-type="float">
            <text:p>8694297.21832268</text:p>
          </table:table-cell>
          <table:table-cell office:value-type="float" office:value="4961146.52264368" calcext:value-type="float">
            <text:p>4961146.52264368</text:p>
          </table:table-cell>
          <table:table-cell office:value-type="float" office:value="5840553.54316208" calcext:value-type="float">
            <text:p>5840553.5431620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04-30" calcext:value-type="date">
            <text:p>2035-04-30</text:p>
          </table:table-cell>
          <table:table-cell office:value-type="float" office:value="7896504.25727429" calcext:value-type="float">
            <text:p>7896504.25727429</text:p>
          </table:table-cell>
          <table:table-cell office:value-type="float" office:value="5893360.53250625" calcext:value-type="float">
            <text:p>5893360.53250625</text:p>
          </table:table-cell>
          <table:table-cell office:value-type="float" office:value="5081828.24047989" calcext:value-type="float">
            <text:p>5081828.24047989</text:p>
          </table:table-cell>
          <table:table-cell office:value-type="float" office:value="3792696.74398398" calcext:value-type="float">
            <text:p>3792696.7439839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035801.66430203" calcext:value-type="float">
            <text:p>6035801.6643020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884365.32828176" calcext:value-type="float">
            <text:p>3884365.32828176</text:p>
          </table:table-cell>
          <table:table-cell office:value-type="float" office:value="13567291.0035509" calcext:value-type="float">
            <text:p>13567291.0035509</text:p>
          </table:table-cell>
          <table:table-cell office:value-type="float" office:value="7701835.07215119" calcext:value-type="float">
            <text:p>7701835.07215119</text:p>
          </table:table-cell>
          <table:table-cell table:formula="of:=[.K107]*0.1/12" office:value-type="float" office:value="64181.9589345932" calcext:value-type="float">
            <text:p>64181.9589345932</text:p>
          </table:table-cell>
          <table:table-cell office:value-type="float" office:value="8731286.69627951" calcext:value-type="float">
            <text:p>8731286.69627951</text:p>
          </table:table-cell>
          <table:table-cell office:value-type="float" office:value="4956548.07469026" calcext:value-type="float">
            <text:p>4956548.07469026</text:p>
          </table:table-cell>
          <table:table-cell office:value-type="float" office:value="5929245.65402199" calcext:value-type="float">
            <text:p>5929245.6540219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05-31" calcext:value-type="date">
            <text:p>2035-05-31</text:p>
          </table:table-cell>
          <table:table-cell office:value-type="float" office:value="8009565.01563721" calcext:value-type="float">
            <text:p>8009565.01563721</text:p>
          </table:table-cell>
          <table:table-cell office:value-type="float" office:value="5957542.49144084" calcext:value-type="float">
            <text:p>5957542.49144084</text:p>
          </table:table-cell>
          <table:table-cell office:value-type="float" office:value="5133200.62700304" calcext:value-type="float">
            <text:p>5133200.62700304</text:p>
          </table:table-cell>
          <table:table-cell office:value-type="float" office:value="3818092.59213915" calcext:value-type="float">
            <text:p>3818092.5921391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125232.87608577" calcext:value-type="float">
            <text:p>6125232.8760857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925562.64649556" calcext:value-type="float">
            <text:p>3925562.64649556</text:p>
          </table:table-cell>
          <table:table-cell office:value-type="float" office:value="13681771.309688" calcext:value-type="float">
            <text:p>13681771.309688</text:p>
          </table:table-cell>
          <table:table-cell office:value-type="float" office:value="7726884.16650456" calcext:value-type="float">
            <text:p>7726884.16650456</text:p>
          </table:table-cell>
          <table:table-cell table:formula="of:=[.K108]*0.1/12" office:value-type="float" office:value="64390.701387538" calcext:value-type="float">
            <text:p>64390.701387538</text:p>
          </table:table-cell>
          <table:table-cell office:value-type="float" office:value="8768425.86685903" calcext:value-type="float">
            <text:p>8768425.86685903</text:p>
          </table:table-cell>
          <table:table-cell office:value-type="float" office:value="4952035.0444556" calcext:value-type="float">
            <text:p>4952035.0444556</text:p>
          </table:table-cell>
          <table:table-cell office:value-type="float" office:value="6018676.86580573" calcext:value-type="float">
            <text:p>6018676.8658057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06-30" calcext:value-type="date">
            <text:p>2035-06-30</text:p>
          </table:table-cell>
          <table:table-cell office:value-type="float" office:value="8123579.77655128" calcext:value-type="float">
            <text:p>8123579.77655128</text:p>
          </table:table-cell>
          <table:table-cell office:value-type="float" office:value="6021933.19282838" calcext:value-type="float">
            <text:p>6021933.19282838</text:p>
          </table:table-cell>
          <table:table-cell office:value-type="float" office:value="5184668.05898111" calcext:value-type="float">
            <text:p>5184668.05898111</text:p>
          </table:table-cell>
          <table:table-cell office:value-type="float" office:value="3843345.61079796" calcext:value-type="float">
            <text:p>3843345.6107979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215409.34796771" calcext:value-type="float">
            <text:p>6215409.3479677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3966826.8431262" calcext:value-type="float">
            <text:p>3966826.8431262</text:p>
          </table:table-cell>
          <table:table-cell office:value-type="float" office:value="13797205.6183762" calcext:value-type="float">
            <text:p>13797205.6183762</text:p>
          </table:table-cell>
          <table:table-cell office:value-type="float" office:value="7752142.00331087" calcext:value-type="float">
            <text:p>7752142.00331087</text:p>
          </table:table-cell>
          <table:table-cell table:formula="of:=[.K109]*0.1/12" office:value-type="float" office:value="64601.1833609239" calcext:value-type="float">
            <text:p>64601.1833609239</text:p>
          </table:table-cell>
          <table:table-cell office:value-type="float" office:value="8805715.36692145" calcext:value-type="float">
            <text:p>8805715.36692145</text:p>
          </table:table-cell>
          <table:table-cell office:value-type="float" office:value="4947607.35276666" calcext:value-type="float">
            <text:p>4947607.35276666</text:p>
          </table:table-cell>
          <table:table-cell office:value-type="float" office:value="6108853.33768767" calcext:value-type="float">
            <text:p>6108853.3376876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07-31" calcext:value-type="date">
            <text:p>2035-07-31</text:p>
          </table:table-cell>
          <table:table-cell office:value-type="float" office:value="8238556.49003775" calcext:value-type="float">
            <text:p>8238556.49003775</text:p>
          </table:table-cell>
          <table:table-cell office:value-type="float" office:value="6086534.37618931" calcext:value-type="float">
            <text:p>6086534.37618931</text:p>
          </table:table-cell>
          <table:table-cell office:value-type="float" office:value="5236231.38958219" calcext:value-type="float">
            <text:p>5236231.38958219</text:p>
          </table:table-cell>
          <table:table-cell office:value-type="float" office:value="3868457.10081761" calcext:value-type="float">
            <text:p>3868457.10081761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306337.29044866" calcext:value-type="float">
            <text:p>6306337.2904486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008158.62748168" calcext:value-type="float">
            <text:p>4008158.62748168</text:p>
          </table:table-cell>
          <table:table-cell office:value-type="float" office:value="13913601.8796369" calcext:value-type="float">
            <text:p>13913601.8796369</text:p>
          </table:table-cell>
          <table:table-cell office:value-type="float" office:value="7777610.32209057" calcext:value-type="float">
            <text:p>7777610.32209057</text:p>
          </table:table-cell>
          <table:table-cell table:formula="of:=[.K110]*0.1/12" office:value-type="float" office:value="64813.4193507547" calcext:value-type="float">
            <text:p>64813.4193507547</text:p>
          </table:table-cell>
          <table:table-cell office:value-type="float" office:value="8843155.83590429" calcext:value-type="float">
            <text:p>8843155.83590429</text:p>
          </table:table-cell>
          <table:table-cell office:value-type="float" office:value="4943264.92192111" calcext:value-type="float">
            <text:p>4943264.92192111</text:p>
          </table:table-cell>
          <table:table-cell office:value-type="float" office:value="6199781.28016862" calcext:value-type="float">
            <text:p>6199781.2801686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08-31" calcext:value-type="date">
            <text:p>2035-08-31</text:p>
          </table:table-cell>
          <table:table-cell office:value-type="float" office:value="8354503.17236806" calcext:value-type="float">
            <text:p>8354503.17236806</text:p>
          </table:table-cell>
          <table:table-cell office:value-type="float" office:value="6151347.79554006" calcext:value-type="float">
            <text:p>6151347.79554006</text:p>
          </table:table-cell>
          <table:table-cell office:value-type="float" office:value="5287891.47374081" calcext:value-type="float">
            <text:p>5287891.47374081</text:p>
          </table:table-cell>
          <table:table-cell office:value-type="float" office:value="3893428.35701273" calcext:value-type="float">
            <text:p>3893428.3570127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398022.96578363" calcext:value-type="float">
            <text:p>6398022.9657836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049558.71002148" calcext:value-type="float">
            <text:p>4049558.71002148</text:p>
          </table:table-cell>
          <table:table-cell office:value-type="float" office:value="14030968.1097414" calcext:value-type="float">
            <text:p>14030968.1097414</text:p>
          </table:table-cell>
          <table:table-cell office:value-type="float" office:value="7803290.8768601" calcext:value-type="float">
            <text:p>7803290.8768601</text:p>
          </table:table-cell>
          <table:table-cell table:formula="of:=[.K111]*0.1/12" office:value-type="float" office:value="65027.4239738342" calcext:value-type="float">
            <text:p>65027.4239738342</text:p>
          </table:table-cell>
          <table:table-cell office:value-type="float" office:value="8880747.91583335" calcext:value-type="float">
            <text:p>8880747.91583335</text:p>
          </table:table-cell>
          <table:table-cell office:value-type="float" office:value="4939007.67568589" calcext:value-type="float">
            <text:p>4939007.67568589</text:p>
          </table:table-cell>
          <table:table-cell office:value-type="float" office:value="6291466.95550359" calcext:value-type="float">
            <text:p>6291466.9555035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09-30" calcext:value-type="date">
            <text:p>2035-09-30</text:p>
          </table:table-cell>
          <table:table-cell office:value-type="float" office:value="8471427.9066159" calcext:value-type="float">
            <text:p>8471427.9066159</text:p>
          </table:table-cell>
          <table:table-cell office:value-type="float" office:value="6216375.21951389" calcext:value-type="float">
            <text:p>6216375.21951389</text:p>
          </table:table-cell>
          <table:table-cell office:value-type="float" office:value="5339649.16817204" calcext:value-type="float">
            <text:p>5339649.16817204</text:p>
          </table:table-cell>
          <table:table-cell office:value-type="float" office:value="3918260.66819264" calcext:value-type="float">
            <text:p>3918260.6681926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490472.68841305" calcext:value-type="float">
            <text:p>6490472.6884130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091027.80236874" calcext:value-type="float">
            <text:p>4091027.80236874</text:p>
          </table:table-cell>
          <table:table-cell office:value-type="float" office:value="14149312.3917634" calcext:value-type="float">
            <text:p>14149312.3917634</text:p>
          </table:table-cell>
          <table:table-cell office:value-type="float" office:value="7829185.43625271" calcext:value-type="float">
            <text:p>7829185.43625271</text:p>
          </table:table-cell>
          <table:table-cell table:formula="of:=[.K112]*0.1/12" office:value-type="float" office:value="65243.2119687726" calcext:value-type="float">
            <text:p>65243.2119687726</text:p>
          </table:table-cell>
          <table:table-cell office:value-type="float" office:value="8918492.25133368" calcext:value-type="float">
            <text:p>8918492.25133368</text:p>
          </table:table-cell>
          <table:table-cell office:value-type="float" office:value="4934835.53929592" calcext:value-type="float">
            <text:p>4934835.53929592</text:p>
          </table:table-cell>
          <table:table-cell office:value-type="float" office:value="6383916.67813301" calcext:value-type="float">
            <text:p>6383916.6781330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10-31" calcext:value-type="date">
            <text:p>2035-10-31</text:p>
          </table:table-cell>
          <table:table-cell office:value-type="float" office:value="8589338.84321393" calcext:value-type="float">
            <text:p>8589338.84321393</text:p>
          </table:table-cell>
          <table:table-cell office:value-type="float" office:value="6281618.43148267" calcext:value-type="float">
            <text:p>6281618.43148267</text:p>
          </table:table-cell>
          <table:table-cell office:value-type="float" office:value="5391505.33138571" calcext:value-type="float">
            <text:p>5391505.33138571</text:p>
          </table:table-cell>
          <table:table-cell office:value-type="float" office:value="3942955.31719845" calcext:value-type="float">
            <text:p>3942955.3171984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583692.82539771" calcext:value-type="float">
            <text:p>6583692.8253977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132566.61732253" calcext:value-type="float">
            <text:p>4132566.61732253</text:p>
          </table:table-cell>
          <table:table-cell office:value-type="float" office:value="14268642.8761356" calcext:value-type="float">
            <text:p>14268642.8761356</text:p>
          </table:table-cell>
          <table:table-cell office:value-type="float" office:value="7855295.78364026" calcext:value-type="float">
            <text:p>7855295.78364026</text:p>
          </table:table-cell>
          <table:table-cell table:formula="of:=[.K113]*0.1/12" office:value-type="float" office:value="65460.7981970021" calcext:value-type="float">
            <text:p>65460.7981970021</text:p>
          </table:table-cell>
          <table:table-cell office:value-type="float" office:value="8956389.48964072" calcext:value-type="float">
            <text:p>8956389.48964072</text:p>
          </table:table-cell>
          <table:table-cell office:value-type="float" office:value="4930748.43945277" calcext:value-type="float">
            <text:p>4930748.43945277</text:p>
          </table:table-cell>
          <table:table-cell office:value-type="float" office:value="6477136.81511767" calcext:value-type="float">
            <text:p>6477136.8151176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11-30" calcext:value-type="date">
            <text:p>2035-11-30</text:p>
          </table:table-cell>
          <table:table-cell office:value-type="float" office:value="8708244.20051506" calcext:value-type="float">
            <text:p>8708244.20051506</text:p>
          </table:table-cell>
          <table:table-cell office:value-type="float" office:value="6347079.22967967" calcext:value-type="float">
            <text:p>6347079.22967967</text:p>
          </table:table-cell>
          <table:table-cell office:value-type="float" office:value="5443460.82370063" calcext:value-type="float">
            <text:p>5443460.82370063</text:p>
          </table:table-cell>
          <table:table-cell office:value-type="float" office:value="3967513.58093997" calcext:value-type="float">
            <text:p>3967513.58093997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677689.79685725" calcext:value-type="float">
            <text:p>6677689.7968572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174175.86887009" calcext:value-type="float">
            <text:p>4174175.86887009</text:p>
          </table:table-cell>
          <table:table-cell office:value-type="float" office:value="14388967.781211" calcext:value-type="float">
            <text:p>14388967.781211</text:p>
          </table:table-cell>
          <table:table-cell office:value-type="float" office:value="7881623.71725604" calcext:value-type="float">
            <text:p>7881623.71725604</text:p>
          </table:table-cell>
          <table:table-cell table:formula="of:=[.K114]*0.1/12" office:value-type="float" office:value="65680.1976438003" calcext:value-type="float">
            <text:p>65680.1976438003</text:p>
          </table:table-cell>
          <table:table-cell office:value-type="float" office:value="8994440.2806113" calcext:value-type="float">
            <text:p>8994440.2806113</text:p>
          </table:table-cell>
          <table:table-cell office:value-type="float" office:value="4926746.30432337" calcext:value-type="float">
            <text:p>4926746.30432337</text:p>
          </table:table-cell>
          <table:table-cell office:value-type="float" office:value="6571133.78657721" calcext:value-type="float">
            <text:p>6571133.7865772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5-12-31" calcext:value-type="date">
            <text:p>2035-12-31</text:p>
          </table:table-cell>
          <table:table-cell office:value-type="float" office:value="8828152.26535848" calcext:value-type="float">
            <text:p>8828152.26535848</text:p>
          </table:table-cell>
          <table:table-cell office:value-type="float" office:value="6412759.42732347" calcext:value-type="float">
            <text:p>6412759.42732347</text:p>
          </table:table-cell>
          <table:table-cell office:value-type="float" office:value="5495516.50725881" calcext:value-type="float">
            <text:p>5495516.50725881</text:p>
          </table:table-cell>
          <table:table-cell office:value-type="float" office:value="3991936.73043253" calcext:value-type="float">
            <text:p>3991936.7304325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772470.07641229" calcext:value-type="float">
            <text:p>6772470.0764122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215856.27219908" calcext:value-type="float">
            <text:p>4215856.27219908</text:p>
          </table:table-cell>
          <table:table-cell office:value-type="float" office:value="14510295.3938286" calcext:value-type="float">
            <text:p>14510295.3938286</text:p>
          </table:table-cell>
          <table:table-cell office:value-type="float" office:value="7908171.05031861" calcext:value-type="float">
            <text:p>7908171.05031861</text:p>
          </table:table-cell>
          <table:table-cell table:formula="of:=[.K115]*0.1/12" office:value-type="float" office:value="65901.4254193218" calcext:value-type="float">
            <text:p>65901.4254193218</text:p>
          </table:table-cell>
          <table:table-cell office:value-type="float" office:value="9032645.27673485" calcext:value-type="float">
            <text:p>9032645.27673485</text:p>
          </table:table-cell>
          <table:table-cell office:value-type="float" office:value="4922829.06353875" calcext:value-type="float">
            <text:p>4922829.06353875</text:p>
          </table:table-cell>
          <table:table-cell office:value-type="float" office:value="6665914.06613225" calcext:value-type="float">
            <text:p>6665914.0661322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01-31" calcext:value-type="date">
            <text:p>2036-01-31</text:p>
          </table:table-cell>
          <table:table-cell office:value-type="float" office:value="8949071.39364039" calcext:value-type="float">
            <text:p>8949071.39364039</text:p>
          </table:table-cell>
          <table:table-cell office:value-type="float" office:value="6478660.85274279" calcext:value-type="float">
            <text:p>6478660.85274279</text:p>
          </table:table-cell>
          <table:table-cell office:value-type="float" office:value="5547673.24603977" calcext:value-type="float">
            <text:p>5547673.24603977</text:p>
          </table:table-cell>
          <table:table-cell office:value-type="float" office:value="4016226.03083355" calcext:value-type="float">
            <text:p>4016226.0308335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868040.19163028" calcext:value-type="float">
            <text:p>6868040.19163028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257608.5437099" calcext:value-type="float">
            <text:p>4257608.5437099</text:p>
          </table:table-cell>
          <table:table-cell office:value-type="float" office:value="14632634.0698847" calcext:value-type="float">
            <text:p>14632634.0698847</text:p>
          </table:table-cell>
          <table:table-cell office:value-type="float" office:value="7934939.61115671" calcext:value-type="float">
            <text:p>7934939.61115671</text:p>
          </table:table-cell>
          <table:table-cell table:formula="of:=[.K116]*0.1/12" office:value-type="float" office:value="66124.4967596392" calcext:value-type="float">
            <text:p>66124.4967596392</text:p>
          </table:table-cell>
          <table:table-cell office:value-type="float" office:value="9071005.13314456" calcext:value-type="float">
            <text:p>9071005.13314456</text:p>
          </table:table-cell>
          <table:table-cell office:value-type="float" office:value="4918996.64819282" calcext:value-type="float">
            <text:p>4918996.64819282</text:p>
          </table:table-cell>
          <table:table-cell office:value-type="float" office:value="6761484.18135024" calcext:value-type="float">
            <text:p>6761484.18135024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02-29" calcext:value-type="date">
            <text:p>2036-02-29</text:p>
          </table:table-cell>
          <table:table-cell office:value-type="float" office:value="9071010.01088943" calcext:value-type="float">
            <text:p>9071010.01088943</text:p>
          </table:table-cell>
          <table:table-cell office:value-type="float" office:value="6544785.34950243" calcext:value-type="float">
            <text:p>6544785.34950243</text:p>
          </table:table-cell>
          <table:table-cell office:value-type="float" office:value="5599931.90587483" calcext:value-type="float">
            <text:p>5599931.90587483</text:p>
          </table:table-cell>
          <table:table-cell office:value-type="float" office:value="4040382.74147899" calcext:value-type="float">
            <text:p>4040382.7414789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6964406.72447509" calcext:value-type="float">
            <text:p>6964406.7244750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299433.40102799" calcext:value-type="float">
            <text:p>4299433.40102799</text:p>
          </table:table-cell>
          <table:table-cell office:value-type="float" office:value="14755992.2349079" calcext:value-type="float">
            <text:p>14755992.2349079</text:p>
          </table:table-cell>
          <table:table-cell office:value-type="float" office:value="7961931.24333512" calcext:value-type="float">
            <text:p>7961931.24333512</text:p>
          </table:table-cell>
          <table:table-cell table:formula="of:=[.K117]*0.1/12" office:value-type="float" office:value="66349.4270277927" calcext:value-type="float">
            <text:p>66349.4270277927</text:p>
          </table:table-cell>
          <table:table-cell office:value-type="float" office:value="9109520.50762863" calcext:value-type="float">
            <text:p>9109520.50762863</text:p>
          </table:table-cell>
          <table:table-cell office:value-type="float" office:value="4915248.99084113" calcext:value-type="float">
            <text:p>4915248.99084113</text:p>
          </table:table-cell>
          <table:table-cell office:value-type="float" office:value="6857850.71419505" calcext:value-type="float">
            <text:p>6857850.71419505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03-31" calcext:value-type="date">
            <text:p>2036-03-31</text:p>
          </table:table-cell>
          <table:table-cell office:value-type="float" office:value="9193976.61284699" calcext:value-type="float">
            <text:p>9193976.61284699</text:p>
          </table:table-cell>
          <table:table-cell office:value-type="float" office:value="6611134.77653022" calcext:value-type="float">
            <text:p>6611134.77653022</text:p>
          </table:table-cell>
          <table:table-cell office:value-type="float" office:value="5652293.35446148" calcext:value-type="float">
            <text:p>5652293.35446148</text:p>
          </table:table-cell>
          <table:table-cell office:value-type="float" office:value="4064408.11591967" calcext:value-type="float">
            <text:p>4064408.11591967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061576.31176027" calcext:value-type="float">
            <text:p>7061576.3117602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41331.56301618" calcext:value-type="float">
            <text:p>4341331.56301618</text:p>
          </table:table-cell>
          <table:table-cell office:value-type="float" office:value="14880378.3846396" calcext:value-type="float">
            <text:p>14880378.3846396</text:p>
          </table:table-cell>
          <table:table-cell office:value-type="float" office:value="7989147.80578169" calcext:value-type="float">
            <text:p>7989147.80578169</text:p>
          </table:table-cell>
          <table:table-cell table:formula="of:=[.K118]*0.1/12" office:value-type="float" office:value="66576.2317148474" calcext:value-type="float">
            <text:p>66576.2317148474</text:p>
          </table:table-cell>
          <table:table-cell office:value-type="float" office:value="9148192.06064154" calcext:value-type="float">
            <text:p>9148192.06064154</text:p>
          </table:table-cell>
          <table:table-cell office:value-type="float" office:value="4911586.0254997" calcext:value-type="float">
            <text:p>4911586.0254997</text:p>
          </table:table-cell>
          <table:table-cell office:value-type="float" office:value="6955020.30148023" calcext:value-type="float">
            <text:p>6955020.3014802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04-30" calcext:value-type="date">
            <text:p>2036-04-30</text:p>
          </table:table-cell>
          <table:table-cell office:value-type="float" office:value="9317979.76605232" calcext:value-type="float">
            <text:p>9317979.76605232</text:p>
          </table:table-cell>
          <table:table-cell office:value-type="float" office:value="6677711.00824507" calcext:value-type="float">
            <text:p>6677711.00824507</text:p>
          </table:table-cell>
          <table:table-cell office:value-type="float" office:value="5704758.46137775" calcext:value-type="float">
            <text:p>5704758.46137775</text:p>
          </table:table-cell>
          <table:table-cell office:value-type="float" office:value="4088303.40195735" calcext:value-type="float">
            <text:p>4088303.4019573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086071.14522175" calcext:value-type="float">
            <text:p>7086071.1452217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38314.24177419" calcext:value-type="float">
            <text:p>4338314.24177419</text:p>
          </table:table-cell>
          <table:table-cell office:value-type="float" office:value="15005801.0856191" calcext:value-type="float">
            <text:p>15005801.0856191</text:p>
          </table:table-cell>
          <table:table-cell office:value-type="float" office:value="8090075.67329973" calcext:value-type="float">
            <text:p>8090075.67329973</text:p>
          </table:table-cell>
          <table:table-cell table:formula="of:=[.K119]*0.1/12" office:value-type="float" office:value="67417.2972774978" calcext:value-type="float">
            <text:p>67417.2972774978</text:p>
          </table:table-cell>
          <table:table-cell office:value-type="float" office:value="9187020.45531535" calcext:value-type="float">
            <text:p>9187020.45531535</text:p>
          </table:table-cell>
          <table:table-cell office:value-type="float" office:value="4952997.19565669" calcext:value-type="float">
            <text:p>4952997.19565669</text:p>
          </table:table-cell>
          <table:table-cell office:value-type="float" office:value="6979515.13494171" calcext:value-type="float">
            <text:p>6979515.1349417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05-31" calcext:value-type="date">
            <text:p>2036-05-31</text:p>
          </table:table-cell>
          <table:table-cell office:value-type="float" office:value="9443028.10843248" calcext:value-type="float">
            <text:p>9443028.10843248</text:p>
          </table:table-cell>
          <table:table-cell office:value-type="float" office:value="6745128.30552257" calcext:value-type="float">
            <text:p>6745128.30552257</text:p>
          </table:table-cell>
          <table:table-cell office:value-type="float" office:value="5757328.09809664" calcext:value-type="float">
            <text:p>5757328.09809664</text:p>
          </table:table-cell>
          <table:table-cell office:value-type="float" office:value="4112443.19859368" calcext:value-type="float">
            <text:p>4112443.1985936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110770.1022954" calcext:value-type="float">
            <text:p>7110770.102295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35371.66668951" calcext:value-type="float">
            <text:p>4335371.66668951</text:p>
          </table:table-cell>
          <table:table-cell office:value-type="float" office:value="15132268.9757735" calcext:value-type="float">
            <text:p>15132268.9757735</text:p>
          </table:table-cell>
          <table:table-cell office:value-type="float" office:value="8191844.60638042" calcext:value-type="float">
            <text:p>8191844.60638042</text:p>
          </table:table-cell>
          <table:table-cell table:formula="of:=[.K120]*0.1/12" office:value-type="float" office:value="68265.3717198369" calcext:value-type="float">
            <text:p>68265.3717198369</text:p>
          </table:table-cell>
          <table:table-cell office:value-type="float" office:value="9226006.35747115" calcext:value-type="float">
            <text:p>9226006.35747115</text:p>
          </table:table-cell>
          <table:table-cell office:value-type="float" office:value="4994492.93023278" calcext:value-type="float">
            <text:p>4994492.93023278</text:p>
          </table:table-cell>
          <table:table-cell office:value-type="float" office:value="7004214.09201536" calcext:value-type="float">
            <text:p>7004214.0920153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06-30" calcext:value-type="date">
            <text:p>2036-06-30</text:p>
          </table:table-cell>
          <table:table-cell office:value-type="float" office:value="9569130.34989726" calcext:value-type="float">
            <text:p>9569130.34989726</text:p>
          </table:table-cell>
          <table:table-cell office:value-type="float" office:value="6813393.67724241" calcext:value-type="float">
            <text:p>6813393.67724241</text:p>
          </table:table-cell>
          <table:table-cell office:value-type="float" office:value="5810003.13800057" calcext:value-type="float">
            <text:p>5810003.13800057</text:p>
          </table:table-cell>
          <table:table-cell office:value-type="float" office:value="4136827.19304128" calcext:value-type="float">
            <text:p>4136827.19304128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135674.88401133" calcext:value-type="float">
            <text:p>7135674.88401133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32503.78581192" calcext:value-type="float">
            <text:p>4332503.78581192</text:p>
          </table:table-cell>
          <table:table-cell office:value-type="float" office:value="15259790.7650125" calcext:value-type="float">
            <text:p>15259790.7650125</text:p>
          </table:table-cell>
          <table:table-cell office:value-type="float" office:value="8294461.61390346" calcext:value-type="float">
            <text:p>8294461.61390346</text:p>
          </table:table-cell>
          <table:table-cell table:formula="of:=[.K121]*0.1/12" office:value-type="float" office:value="69120.5134491955" calcext:value-type="float">
            <text:p>69120.5134491955</text:p>
          </table:table-cell>
          <table:table-cell office:value-type="float" office:value="9265150.43563037" calcext:value-type="float">
            <text:p>9265150.43563037</text:p>
          </table:table-cell>
          <table:table-cell office:value-type="float" office:value="5036073.94221793" calcext:value-type="float">
            <text:p>5036073.94221793</text:p>
          </table:table-cell>
          <table:table-cell office:value-type="float" office:value="7029118.87373129" calcext:value-type="float">
            <text:p>7029118.8737312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07-31" calcext:value-type="date">
            <text:p>2036-07-31</text:p>
          </table:table-cell>
          <table:table-cell office:value-type="float" office:value="9696295.27293903" calcext:value-type="float">
            <text:p>9696295.27293903</text:p>
          </table:table-cell>
          <table:table-cell office:value-type="float" office:value="6882514.1906916" calcext:value-type="float">
            <text:p>6882514.1906916</text:p>
          </table:table-cell>
          <table:table-cell office:value-type="float" office:value="5862784.45639584" calcext:value-type="float">
            <text:p>5862784.45639584</text:p>
          </table:table-cell>
          <table:table-cell office:value-type="float" office:value="4161455.07972757" calcext:value-type="float">
            <text:p>4161455.07972757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160787.2055749" calcext:value-type="float">
            <text:p>7160787.2055749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29710.54847812" calcext:value-type="float">
            <text:p>4329710.54847812</text:p>
          </table:table-cell>
          <table:table-cell office:value-type="float" office:value="15388375.2358284" calcext:value-type="float">
            <text:p>15388375.2358284</text:p>
          </table:table-cell>
          <table:table-cell office:value-type="float" office:value="8397933.76315585" calcext:value-type="float">
            <text:p>8397933.76315585</text:p>
          </table:table-cell>
          <table:table-cell table:formula="of:=[.K122]*0.1/12" office:value-type="float" office:value="69982.7813596321" calcext:value-type="float">
            <text:p>69982.7813596321</text:p>
          </table:table-cell>
          <table:table-cell office:value-type="float" office:value="9304453.36102635" calcext:value-type="float">
            <text:p>9304453.36102635</text:p>
          </table:table-cell>
          <table:table-cell office:value-type="float" office:value="5077740.94605808" calcext:value-type="float">
            <text:p>5077740.94605808</text:p>
          </table:table-cell>
          <table:table-cell office:value-type="float" office:value="7054231.19529486" calcext:value-type="float">
            <text:p>7054231.19529486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08-31" calcext:value-type="date">
            <text:p>2036-08-31</text:p>
          </table:table-cell>
          <table:table-cell office:value-type="float" office:value="9824531.7332376" calcext:value-type="float">
            <text:p>9824531.7332376</text:p>
          </table:table-cell>
          <table:table-cell office:value-type="float" office:value="6952496.97205123" calcext:value-type="float">
            <text:p>6952496.97205123</text:p>
          </table:table-cell>
          <table:table-cell office:value-type="float" office:value="5915672.93052719" calcext:value-type="float">
            <text:p>5915672.93052719</text:p>
          </table:table-cell>
          <table:table-cell office:value-type="float" office:value="4186326.5602769" calcext:value-type="float">
            <text:p>4186326.560276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186108.79648482" calcext:value-type="float">
            <text:p>7186108.7964848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26991.90531085" calcext:value-type="float">
            <text:p>4326991.90531085</text:p>
          </table:table-cell>
          <table:table-cell office:value-type="float" office:value="15518031.2439012" calcext:value-type="float">
            <text:p>15518031.2439012</text:p>
          </table:table-cell>
          <table:table-cell office:value-type="float" office:value="8502268.18031868" calcext:value-type="float">
            <text:p>8502268.18031868</text:p>
          </table:table-cell>
          <table:table-cell table:formula="of:=[.K123]*0.1/12" office:value-type="float" office:value="70852.234835989" calcext:value-type="float">
            <text:p>70852.234835989</text:p>
          </table:table-cell>
          <table:table-cell office:value-type="float" office:value="9343915.80761575" calcext:value-type="float">
            <text:p>9343915.80761575</text:p>
          </table:table-cell>
          <table:table-cell office:value-type="float" office:value="5119494.65766742" calcext:value-type="float">
            <text:p>5119494.65766742</text:p>
          </table:table-cell>
          <table:table-cell office:value-type="float" office:value="7079552.78620479" calcext:value-type="float">
            <text:p>7079552.78620479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09-30" calcext:value-type="date">
            <text:p>2036-09-30</text:p>
          </table:table-cell>
          <table:table-cell office:value-type="float" office:value="9953848.66027011" calcext:value-type="float">
            <text:p>9953848.66027011</text:p>
          </table:table-cell>
          <table:table-cell office:value-type="float" office:value="7023349.20688722" calcext:value-type="float">
            <text:p>7023349.20688722</text:p>
          </table:table-cell>
          <table:table-cell office:value-type="float" office:value="5968669.43959236" calcext:value-type="float">
            <text:p>5968669.43959236</text:p>
          </table:table-cell>
          <table:table-cell office:value-type="float" office:value="4211441.3434929" calcext:value-type="float">
            <text:p>4211441.343492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211641.40065234" calcext:value-type="float">
            <text:p>7211641.4006523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24347.80821799" calcext:value-type="float">
            <text:p>4324347.80821799</text:p>
          </table:table-cell>
          <table:table-cell office:value-type="float" office:value="15648767.7187079" calcext:value-type="float">
            <text:p>15648767.7187079</text:p>
          </table:table-cell>
          <table:table-cell office:value-type="float" office:value="8607472.05095786" calcext:value-type="float">
            <text:p>8607472.05095786</text:p>
          </table:table-cell>
          <table:table-cell table:formula="of:=[.K124]*0.1/12" office:value-type="float" office:value="71728.9337579822" calcext:value-type="float">
            <text:p>71728.9337579822</text:p>
          </table:table-cell>
          <table:table-cell office:value-type="float" office:value="9383538.45209019" calcext:value-type="float">
            <text:p>9383538.45209019</text:p>
          </table:table-cell>
          <table:table-cell office:value-type="float" office:value="5161335.79444068" calcext:value-type="float">
            <text:p>5161335.79444068</text:p>
          </table:table-cell>
          <table:table-cell office:value-type="float" office:value="7105085.3903723" calcext:value-type="float">
            <text:p>7105085.390372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10-31" calcext:value-type="date">
            <text:p>2036-10-31</text:p>
          </table:table-cell>
          <table:table-cell office:value-type="float" office:value="10084255.057926" calcext:value-type="float">
            <text:p>10084255.057926</text:p>
          </table:table-cell>
          <table:table-cell office:value-type="float" office:value="7095078.14064521" calcext:value-type="float">
            <text:p>7095078.14064521</text:p>
          </table:table-cell>
          <table:table-cell office:value-type="float" office:value="6021774.86475662" calcext:value-type="float">
            <text:p>6021774.86475662</text:p>
          </table:table-cell>
          <table:table-cell office:value-type="float" office:value="4236799.14534099" calcext:value-type="float">
            <text:p>4236799.1453409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237386.77652124" calcext:value-type="float">
            <text:p>7237386.77652124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21778.21039177" calcext:value-type="float">
            <text:p>4321778.21039177</text:p>
          </table:table-cell>
          <table:table-cell office:value-type="float" office:value="15780593.6641379" calcext:value-type="float">
            <text:p>15780593.6641379</text:p>
          </table:table-cell>
          <table:table-cell office:value-type="float" office:value="8713552.62051904" calcext:value-type="float">
            <text:p>8713552.62051904</text:p>
          </table:table-cell>
          <table:table-cell table:formula="of:=[.K125]*0.1/12" office:value-type="float" office:value="72612.9385043253" calcext:value-type="float">
            <text:p>72612.9385043253</text:p>
          </table:table-cell>
          <table:table-cell office:value-type="float" office:value="9423321.97388781" calcext:value-type="float">
            <text:p>9423321.97388781</text:p>
          </table:table-cell>
          <table:table-cell office:value-type="float" office:value="5203265.07526549" calcext:value-type="float">
            <text:p>5203265.07526549</text:p>
          </table:table-cell>
          <table:table-cell office:value-type="float" office:value="7130830.7662412" calcext:value-type="float">
            <text:p>7130830.766241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11-30" calcext:value-type="date">
            <text:p>2036-11-30</text:p>
          </table:table-cell>
          <table:table-cell office:value-type="float" office:value="10215760.0051272" calcext:value-type="float">
            <text:p>10215760.0051272</text:p>
          </table:table-cell>
          <table:table-cell office:value-type="float" office:value="7167691.07914953" calcext:value-type="float">
            <text:p>7167691.07914953</text:p>
          </table:table-cell>
          <table:table-cell office:value-type="float" office:value="6074990.08916749" calcext:value-type="float">
            <text:p>6074990.08916749</text:p>
          </table:table-cell>
          <table:table-cell office:value-type="float" office:value="4262399.68893099" calcext:value-type="float">
            <text:p>4262399.68893099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263346.69718906" calcext:value-type="float">
            <text:p>7263346.69718906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19283.06630787" calcext:value-type="float">
            <text:p>4319283.06630787</text:p>
          </table:table-cell>
          <table:table-cell office:value-type="float" office:value="15913518.1591133" calcext:value-type="float">
            <text:p>15913518.1591133</text:p>
          </table:table-cell>
          <table:table-cell office:value-type="float" office:value="8820517.19482656" calcext:value-type="float">
            <text:p>8820517.19482656</text:p>
          </table:table-cell>
          <table:table-cell table:formula="of:=[.K126]*0.1/12" office:value-type="float" office:value="73504.309956888" calcext:value-type="float">
            <text:p>73504.309956888</text:p>
          </table:table-cell>
          <table:table-cell office:value-type="float" office:value="9463267.05520494" calcext:value-type="float">
            <text:p>9463267.05520494</text:p>
          </table:table-cell>
          <table:table-cell office:value-type="float" office:value="5245283.22053468" calcext:value-type="float">
            <text:p>5245283.22053468</text:p>
          </table:table-cell>
          <table:table-cell office:value-type="float" office:value="7156790.68690902" calcext:value-type="float">
            <text:p>7156790.68690902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6-12-31" calcext:value-type="date">
            <text:p>2036-12-31</text:p>
          </table:table-cell>
          <table:table-cell office:value-type="float" office:value="10348372.6564531" calcext:value-type="float">
            <text:p>10348372.6564531</text:p>
          </table:table-cell>
          <table:table-cell office:value-type="float" office:value="7241195.38910642" calcext:value-type="float">
            <text:p>7241195.38910642</text:p>
          </table:table-cell>
          <table:table-cell office:value-type="float" office:value="6128315.99796933" calcext:value-type="float">
            <text:p>6128315.99796933</text:p>
          </table:table-cell>
          <table:table-cell office:value-type="float" office:value="4288242.70450003" calcext:value-type="float">
            <text:p>4288242.70450003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289522.9505291" calcext:value-type="float">
            <text:p>7289522.950529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16862.33172468" calcext:value-type="float">
            <text:p>4316862.33172468</text:p>
          </table:table-cell>
          <table:table-cell office:value-type="float" office:value="16047550.3582134" calcext:value-type="float">
            <text:p>16047550.3582134</text:p>
          </table:table-cell>
          <table:table-cell office:value-type="float" office:value="8928373.14058664" calcext:value-type="float">
            <text:p>8928373.14058664</text:p>
          </table:table-cell>
          <table:table-cell table:formula="of:=[.K127]*0.1/12" office:value-type="float" office:value="74403.1095048887" calcext:value-type="float">
            <text:p>74403.1095048887</text:p>
          </table:table-cell>
          <table:table-cell office:value-type="float" office:value="9503374.38100776" calcext:value-type="float">
            <text:p>9503374.38100776</text:p>
          </table:table-cell>
          <table:table-cell office:value-type="float" office:value="5287390.95215871" calcext:value-type="float">
            <text:p>5287390.95215871</text:p>
          </table:table-cell>
          <table:table-cell office:value-type="float" office:value="7182966.94024907" calcext:value-type="float">
            <text:p>7182966.9402490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7-01-31" calcext:value-type="date">
            <text:p>2037-01-31</text:p>
          </table:table-cell>
          <table:table-cell office:value-type="float" office:value="10482102.2427715" calcext:value-type="float">
            <text:p>10482102.2427715</text:p>
          </table:table-cell>
          <table:table-cell office:value-type="float" office:value="7315598.49861131" calcext:value-type="float">
            <text:p>7315598.49861131</text:p>
          </table:table-cell>
          <table:table-cell office:value-type="float" office:value="6181753.47831806" calcext:value-type="float">
            <text:p>6181753.47831806</text:p>
          </table:table-cell>
          <table:table-cell office:value-type="float" office:value="4314327.92939554" calcext:value-type="float">
            <text:p>4314327.9293955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315917.33931365" calcext:value-type="float">
            <text:p>7315917.3393136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14515.96368246" calcext:value-type="float">
            <text:p>4314515.96368246</text:p>
          </table:table-cell>
          <table:table-cell office:value-type="float" office:value="16182699.492306" calcext:value-type="float">
            <text:p>16182699.492306</text:p>
          </table:table-cell>
          <table:table-cell office:value-type="float" office:value="9037127.88589473" calcext:value-type="float">
            <text:p>9037127.88589473</text:p>
          </table:table-cell>
          <table:table-cell table:formula="of:=[.K128]*0.1/12" office:value-type="float" office:value="75309.3990491227" calcext:value-type="float">
            <text:p>75309.3990491227</text:p>
          </table:table-cell>
          <table:table-cell office:value-type="float" office:value="9543644.6390441" calcext:value-type="float">
            <text:p>9543644.6390441</text:p>
          </table:table-cell>
          <table:table-cell office:value-type="float" office:value="5329588.99357804" calcext:value-type="float">
            <text:p>5329588.99357804</text:p>
          </table:table-cell>
          <table:table-cell office:value-type="float" office:value="7209361.32903361" calcext:value-type="float">
            <text:p>7209361.3290336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7-02-28" calcext:value-type="date">
            <text:p>2037-02-28</text:p>
          </table:table-cell>
          <table:table-cell office:value-type="float" office:value="10616958.0718741" calcext:value-type="float">
            <text:p>10616958.0718741</text:p>
          </table:table-cell>
          <table:table-cell office:value-type="float" office:value="7390907.89766043" calcext:value-type="float">
            <text:p>7390907.89766043</text:p>
          </table:table-cell>
          <table:table-cell office:value-type="float" office:value="6235303.41939595" calcext:value-type="float">
            <text:p>6235303.41939595</text:p>
          </table:table-cell>
          <table:table-cell office:value-type="float" office:value="4340655.10805844" calcext:value-type="float">
            <text:p>4340655.1080584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342531.68133807" calcext:value-type="float">
            <text:p>7342531.68133807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12243.92050263" calcext:value-type="float">
            <text:p>4312243.92050263</text:p>
          </table:table-cell>
          <table:table-cell office:value-type="float" office:value="16318974.8691828" calcext:value-type="float">
            <text:p>16318974.8691828</text:p>
          </table:table-cell>
          <table:table-cell office:value-type="float" office:value="9146788.92074704" calcext:value-type="float">
            <text:p>9146788.92074704</text:p>
          </table:table-cell>
          <table:table-cell table:formula="of:=[.K129]*0.1/12" office:value-type="float" office:value="76223.2410062254" calcext:value-type="float">
            <text:p>76223.2410062254</text:p>
          </table:table-cell>
          <table:table-cell office:value-type="float" office:value="9584078.51985521" calcext:value-type="float">
            <text:p>9584078.51985521</text:p>
          </table:table-cell>
          <table:table-cell office:value-type="float" office:value="5371878.06977555" calcext:value-type="float">
            <text:p>5371878.06977555</text:p>
          </table:table-cell>
          <table:table-cell office:value-type="float" office:value="7235975.67105803" calcext:value-type="float">
            <text:p>7235975.67105803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7-03-31" calcext:value-type="date">
            <text:p>2037-03-31</text:p>
          </table:table-cell>
          <table:table-cell office:value-type="float" office:value="10752949.5291173" calcext:value-type="float">
            <text:p>10752949.5291173</text:p>
          </table:table-cell>
          <table:table-cell office:value-type="float" office:value="7467131.13866666" calcext:value-type="float">
            <text:p>7467131.13866666</text:p>
          </table:table-cell>
          <table:table-cell office:value-type="float" office:value="6288966.7124263" calcext:value-type="float">
            <text:p>6288966.7124263</text:p>
          </table:table-cell>
          <table:table-cell office:value-type="float" office:value="4367223.99200654" calcext:value-type="float">
            <text:p>4367223.99200654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369367.80954602" calcext:value-type="float">
            <text:p>7369367.80954602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10046.16178696" calcext:value-type="float">
            <text:p>4310046.16178696</text:p>
          </table:table-cell>
          <table:table-cell office:value-type="float" office:value="16456385.8742002" calcext:value-type="float">
            <text:p>16456385.8742002</text:p>
          </table:table-cell>
          <table:table-cell office:value-type="float" office:value="9257363.79755646" calcext:value-type="float">
            <text:p>9257363.79755646</text:p>
          </table:table-cell>
          <table:table-cell table:formula="of:=[.K130]*0.1/12" office:value-type="float" office:value="77144.6983129705" calcext:value-type="float">
            <text:p>77144.6983129705</text:p>
          </table:table-cell>
          <table:table-cell office:value-type="float" office:value="9624676.71678758" calcext:value-type="float">
            <text:p>9624676.71678758</text:p>
          </table:table-cell>
          <table:table-cell office:value-type="float" office:value="5414258.90728906" calcext:value-type="float">
            <text:p>5414258.90728906</text:p>
          </table:table-cell>
          <table:table-cell office:value-type="float" office:value="7262811.79926598" calcext:value-type="float">
            <text:p>7262811.79926598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7-04-30" calcext:value-type="date">
            <text:p>2037-04-30</text:p>
          </table:table-cell>
          <table:table-cell office:value-type="float" office:value="10890086.078069" calcext:value-type="float">
            <text:p>10890086.078069</text:p>
          </table:table-cell>
          <table:table-cell office:value-type="float" office:value="7544275.83697963" calcext:value-type="float">
            <text:p>7544275.83697963</text:p>
          </table:table-cell>
          <table:table-cell office:value-type="float" office:value="6342744.25068833" calcext:value-type="float">
            <text:p>6342744.25068833</text:p>
          </table:table-cell>
          <table:table-cell office:value-type="float" office:value="4394034.33981805" calcext:value-type="float">
            <text:p>4394034.33981805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396427.57215571" calcext:value-type="float">
            <text:p>7396427.5721557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07922.64841694" calcext:value-type="float">
            <text:p>4307922.64841694</text:p>
          </table:table-cell>
          <table:table-cell office:value-type="float" office:value="16594941.970926" calcext:value-type="float">
            <text:p>16594941.970926</text:p>
          </table:table-cell>
          <table:table-cell office:value-type="float" office:value="9368860.13167263" calcext:value-type="float">
            <text:p>9368860.13167263</text:p>
          </table:table-cell>
          <table:table-cell table:formula="of:=[.K131]*0.1/12" office:value-type="float" office:value="78073.8344306053" calcext:value-type="float">
            <text:p>78073.8344306053</text:p>
          </table:table-cell>
          <table:table-cell office:value-type="float" office:value="9665439.92600486" calcext:value-type="float">
            <text:p>9665439.92600486</text:p>
          </table:table-cell>
          <table:table-cell office:value-type="float" office:value="5456732.2342237" calcext:value-type="float">
            <text:p>5456732.2342237</text:p>
          </table:table-cell>
          <table:table-cell office:value-type="float" office:value="7289871.56187567" calcext:value-type="float">
            <text:p>7289871.5618756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7-05-31" calcext:value-type="date">
            <text:p>2037-05-31</text:p>
          </table:table-cell>
          <table:table-cell office:value-type="float" office:value="11028377.26116" calcext:value-type="float">
            <text:p>11028377.26116</text:p>
          </table:table-cell>
          <table:table-cell office:value-type="float" office:value="7622349.67141023" calcext:value-type="float">
            <text:p>7622349.67141023</text:p>
          </table:table-cell>
          <table:table-cell office:value-type="float" office:value="6396636.92953199" calcext:value-type="float">
            <text:p>6396636.92953199</text:p>
          </table:table-cell>
          <table:table-cell office:value-type="float" office:value="4421085.91711526" calcext:value-type="float">
            <text:p>4421085.91711526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423712.83278715" calcext:value-type="float">
            <text:p>7423712.83278715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05873.34255302" calcext:value-type="float">
            <text:p>4305873.34255302</text:p>
          </table:table-cell>
          <table:table-cell office:value-type="float" office:value="16734652.7017912" calcext:value-type="float">
            <text:p>16734652.7017912</text:p>
          </table:table-cell>
          <table:table-cell office:value-type="float" office:value="9481285.60190643" calcext:value-type="float">
            <text:p>9481285.60190643</text:p>
          </table:table-cell>
          <table:table-cell table:formula="of:=[.K132]*0.1/12" office:value-type="float" office:value="79010.7133492202" calcext:value-type="float">
            <text:p>79010.7133492202</text:p>
          </table:table-cell>
          <table:table-cell office:value-type="float" office:value="9706368.84649978" calcext:value-type="float">
            <text:p>9706368.84649978</text:p>
          </table:table-cell>
          <table:table-cell office:value-type="float" office:value="5499298.78026456" calcext:value-type="float">
            <text:p>5499298.78026456</text:p>
          </table:table-cell>
          <table:table-cell office:value-type="float" office:value="7317156.82250711" calcext:value-type="float">
            <text:p>7317156.82250711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7-06-30" calcext:value-type="date">
            <text:p>2037-06-30</text:p>
          </table:table-cell>
          <table:table-cell office:value-type="float" office:value="11167832.7003416" calcext:value-type="float">
            <text:p>11167832.7003416</text:p>
          </table:table-cell>
          <table:table-cell office:value-type="float" office:value="7701360.38475945" calcext:value-type="float">
            <text:p>7701360.38475945</text:p>
          </table:table-cell>
          <table:table-cell office:value-type="float" office:value="6450645.64639285" calcext:value-type="float">
            <text:p>6450645.64639285</text:p>
          </table:table-cell>
          <table:table-cell office:value-type="float" office:value="4448378.49654852" calcext:value-type="float">
            <text:p>4448378.49654852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451225.47059051" calcext:value-type="float">
            <text:p>7451225.4705905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03898.20763396" calcext:value-type="float">
            <text:p>4303898.20763396</text:p>
          </table:table-cell>
          <table:table-cell office:value-type="float" office:value="16875527.688747" calcext:value-type="float">
            <text:p>16875527.688747</text:p>
          </table:table-cell>
          <table:table-cell office:value-type="float" office:value="9594647.95105885" calcext:value-type="float">
            <text:p>9594647.95105885</text:p>
          </table:table-cell>
          <table:table-cell table:formula="of:=[.K133]*0.1/12" office:value-type="float" office:value="79955.3995921571" calcext:value-type="float">
            <text:p>79955.3995921571</text:p>
          </table:table-cell>
          <table:table-cell office:value-type="float" office:value="9747464.18010615" calcext:value-type="float">
            <text:p>9747464.18010615</text:p>
          </table:table-cell>
          <table:table-cell office:value-type="float" office:value="5541959.27668908" calcext:value-type="float">
            <text:p>5541959.27668908</text:p>
          </table:table-cell>
          <table:table-cell office:value-type="float" office:value="7344669.46031047" calcext:value-type="float">
            <text:p>7344669.4603104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office:value-type="date" office:date-value="2037-07-31" calcext:value-type="date">
            <text:p>2037-07-31</text:p>
          </table:table-cell>
          <table:table-cell office:value-type="float" office:value="11308462.0977478" calcext:value-type="float">
            <text:p>11308462.0977478</text:p>
          </table:table-cell>
          <table:table-cell office:value-type="float" office:value="7781315.78435161" calcext:value-type="float">
            <text:p>7781315.78435161</text:p>
          </table:table-cell>
          <table:table-cell office:value-type="float" office:value="6504771.30080704" calcext:value-type="float">
            <text:p>6504771.30080704</text:p>
          </table:table-cell>
          <table:table-cell office:value-type="float" office:value="4475911.85778017" calcext:value-type="float">
            <text:p>4475911.85778017</text:p>
          </table:table-cell>
          <table:table-cell office:value-type="float" office:value="170345.732902337" calcext:value-type="float">
            <text:p>170345.732902337</text:p>
          </table:table-cell>
          <table:table-cell office:value-type="float" office:value="7451225.47059051" calcext:value-type="float">
            <text:p>7451225.47059051</text:p>
          </table:table-cell>
          <table:table-cell office:value-type="float" office:value="162054.706554349" calcext:value-type="float">
            <text:p>162054.706554349</text:p>
          </table:table-cell>
          <table:table-cell office:value-type="float" office:value="4303898.20763396" calcext:value-type="float">
            <text:p>4303898.20763396</text:p>
          </table:table-cell>
          <table:table-cell office:value-type="float" office:value="17017576.6339274" calcext:value-type="float">
            <text:p>17017576.6339274</text:p>
          </table:table-cell>
          <table:table-cell office:value-type="float" office:value="9736696.89623926" calcext:value-type="float">
            <text:p>9736696.89623926</text:p>
          </table:table-cell>
          <table:table-cell table:formula="of:=[.K134]*0.1/12" office:value-type="float" office:value="81139.1408019938" calcext:value-type="float">
            <text:p>81139.1408019938</text:p>
          </table:table-cell>
          <table:table-cell office:value-type="float" office:value="9788726.63151089" calcext:value-type="float">
            <text:p>9788726.63151089</text:p>
          </table:table-cell>
          <table:table-cell office:value-type="float" office:value="5600671.95590882" calcext:value-type="float">
            <text:p>5600671.95590882</text:p>
          </table:table-cell>
          <table:table-cell office:value-type="float" office:value="7344669.46031047" calcext:value-type="float">
            <text:p>7344669.46031047</text:p>
          </table:table-cell>
          <table:table-cell office:value-type="float" office:value="38839.5547769178" calcext:value-type="float">
            <text:p>38839.5547769178</text:p>
          </table:table-cell>
          <table:table-cell office:value-type="float" office:value="102629.277399215" calcext:value-type="float">
            <text:p>102629.277399215</text:p>
          </table:table-cell>
          <table:table-cell office:value-type="float" office:value="67716.4555031214" calcext:value-type="float">
            <text:p>67716.4555031214</text:p>
          </table:table-cell>
        </table:table-row>
        <table:table-row table:style-name="ro1">
          <table:table-cell table:style-name="Default"/>
          <table:table-cell table:number-columns-repeated="10"/>
          <table:table-cell table:formula="of:=[.K135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36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37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38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39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0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1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2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3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4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5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6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7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8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49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0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1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2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3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4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5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6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7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8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59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0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1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2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3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4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5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6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7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8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69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70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71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72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73]*0.1/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formula="of:=[.K174]*0.1/12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7T18:16:19.893485537</dc:date>
    <meta:editing-duration>PT7M40S</meta:editing-duration>
    <meta:editing-cycles>2</meta:editing-cycles>
    <meta:generator>LibreOffice/24.2.7.2$Linux_X86_64 LibreOffice_project/420$Build-2</meta:generator>
    <meta:document-statistic meta:table-count="1" meta:cell-count="2451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2.956cm" style:legend-expansion="high" chart:style-name="ch2"/>
        <chart:plot-area chart:style-name="ch3" table:cell-range-address="taylor_life_monthly.A1:taylor_life_monthly.A134 taylor_life_monthly.C1:taylor_life_monthly.C134 taylor_life_monthly.G1:taylor_life_monthly.G134 taylor_life_monthly.K1:taylor_life_monthly.K134 taylor_life_monthly.O1:taylor_life_monthly.P134 taylor_life_monthly.R1:taylor_life_monthly.R134" chart:data-source-has-labels="both" svg:x="0.32cm" svg:y="0.18cm" svg:width="11.688cm" svg:height="8.64cm">
          <chart:coordinate-region svg:x="2.079cm" svg:y="0.38cm" svg:width="9.054cm" svg:height="7.793cm"/>
          <chart:axis chart:dimension="x" chart:name="primary-x" chart:style-name="ch4" chartooo:axis-type="auto">
            <chart:categories table:cell-range-address="taylor_life_monthly.A2:taylor_life_monthly.A1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ylor_life_monthly.C2:taylor_life_monthly.C134" chart:label-cell-address="taylor_life_monthly.C1:taylor_life_monthly.C1" chart:class="chart:scatter">
            <chart:domain table:cell-range-address="taylor_life_monthly.A2:taylor_life_monthly.A134"/>
            <chart:data-point chart:repeated="133"/>
          </chart:series>
          <chart:series chart:style-name="ch8" chart:values-cell-range-address="taylor_life_monthly.G2:taylor_life_monthly.G134" chart:label-cell-address="taylor_life_monthly.G1:taylor_life_monthly.G1" chart:class="chart:scatter">
            <chart:data-point chart:repeated="133"/>
          </chart:series>
          <chart:series chart:style-name="ch9" chart:values-cell-range-address="taylor_life_monthly.K2:taylor_life_monthly.K134" chart:label-cell-address="taylor_life_monthly.K1:taylor_life_monthly.K1" chart:class="chart:scatter">
            <chart:data-point chart:repeated="133"/>
          </chart:series>
          <chart:series chart:style-name="ch10" chart:values-cell-range-address="taylor_life_monthly.O2:taylor_life_monthly.O134" chart:label-cell-address="taylor_life_monthly.O1:taylor_life_monthly.O1" chart:class="chart:scatter">
            <chart:data-point chart:repeated="133"/>
          </chart:series>
          <chart:series chart:style-name="ch11" chart:values-cell-range-address="taylor_life_monthly.P2:taylor_life_monthly.P134" chart:label-cell-address="taylor_life_monthly.P1:taylor_life_monthly.P1" chart:class="chart:scatter">
            <chart:data-point chart:repeated="133"/>
          </chart:series>
          <chart:series chart:style-name="ch12" chart:values-cell-range-address="taylor_life_monthly.R2:taylor_life_monthly.R134" chart:label-cell-address="taylor_life_monthly.R1:taylor_life_monthly.R1" chart:class="chart:scatter">
            <chart:data-point chart:repeated="1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rn_cc</text:p>
                <draw:g>
                  <svg:desc>taylor_life_monthly.C1:taylor_life_monthly.C1</svg:desc>
                </draw:g>
              </table:table-cell>
              <table:table-cell office:value-type="string">
                <text:p>exp_total_cc</text:p>
                <draw:g>
                  <svg:desc>taylor_life_monthly.G1:taylor_life_monthly.G1</svg:desc>
                </draw:g>
              </table:table-cell>
              <table:table-cell office:value-type="string">
                <text:p>worth_cc</text:p>
                <draw:g>
                  <svg:desc>taylor_life_monthly.K1:taylor_life_monthly.K1</svg:desc>
                </draw:g>
              </table:table-cell>
              <table:table-cell office:value-type="string">
                <text:p>exp_al_cc</text:p>
                <draw:g>
                  <svg:desc>taylor_life_monthly.O1:taylor_life_monthly.O1</svg:desc>
                </draw:g>
              </table:table-cell>
              <table:table-cell office:value-type="string">
                <text:p>exp_cc</text:p>
                <draw:g>
                  <svg:desc>taylor_life_monthly.P1:taylor_life_monthly.P1</svg:desc>
                </draw:g>
              </table:table-cell>
              <table:table-cell office:value-type="string">
                <text:p>exp_non_taylor</text:p>
                <draw:g>
                  <svg:desc>taylor_life_monthly.R1:taylor_life_monthly.R1</svg:desc>
                </draw:g>
              </table:table-cell>
            </table:table-row>
          </table:table-header-rows>
          <table:table-rows>
            <table:table-row>
              <table:table-cell office:value-type="float" office:value="46234">
                <text:p>46234</text:p>
                <draw:g>
                  <svg:desc>taylor_life_monthly.A2:taylor_life_monthly.A134</svg:desc>
                </draw:g>
              </table:table-cell>
              <table:table-cell office:value-type="float" office:value="47500">
                <text:p>47500</text:p>
                <draw:g>
                  <svg:desc>taylor_life_monthly.C2:taylor_life_monthly.C134</svg:desc>
                </draw:g>
              </table:table-cell>
              <table:table-cell office:value-type="float" office:value="17954.675">
                <text:p>17954.675</text:p>
                <draw:g>
                  <svg:desc>taylor_life_monthly.G2:taylor_life_monthly.G134</svg:desc>
                </draw:g>
              </table:table-cell>
              <table:table-cell office:value-type="float" office:value="5729545.325">
                <text:p>5729545.325</text:p>
                <draw:g>
                  <svg:desc>taylor_life_monthly.K2:taylor_life_monthly.K134</svg:desc>
                </draw:g>
              </table:table-cell>
              <table:table-cell office:value-type="float" office:value="9276.66666666667">
                <text:p>9276.66666666667</text:p>
                <draw:g>
                  <svg:desc>taylor_life_monthly.O2:taylor_life_monthly.O134</svg:desc>
                </draw:g>
              </table:table-cell>
              <table:table-cell office:value-type="float" office:value="3163.125">
                <text:p>3163.125</text:p>
                <draw:g>
                  <svg:desc>taylor_life_monthly.P2:taylor_life_monthly.P134</svg:desc>
                </draw:g>
              </table:table-cell>
              <table:table-cell office:value-type="float" office:value="5514.88333333333">
                <text:p>5514.88333333333</text:p>
                <draw:g>
                  <svg:desc>taylor_life_monthly.R2:taylor_life_monthly.R134</svg:desc>
                </draw:g>
              </table:table-cell>
            </table:table-row>
            <table:table-row>
              <table:table-cell office:value-type="float" office:value="46265">
                <text:p>46265</text:p>
              </table:table-cell>
              <table:table-cell office:value-type="float" office:value="95246.2110416667">
                <text:p>95246.2110416667</text:p>
              </table:table-cell>
              <table:table-cell office:value-type="float" office:value="36022.8139236111">
                <text:p>36022.8139236111</text:p>
              </table:table-cell>
              <table:table-cell office:value-type="float" office:value="5759373.01940972">
                <text:p>5759373.01940972</text:p>
              </table:table-cell>
              <table:table-cell office:value-type="float" office:value="18630.6388888889">
                <text:p>18630.6388888889</text:p>
              </table:table-cell>
              <table:table-cell office:value-type="float" office:value="6339.4296875">
                <text:p>6339.4296875</text:p>
              </table:table-cell>
              <table:table-cell office:value-type="float" office:value="11052.7453472222">
                <text:p>11052.7453472222</text:p>
              </table:table-cell>
            </table:table-row>
            <table:table-row>
              <table:table-cell office:value-type="float" office:value="46295">
                <text:p>46295</text:p>
              </table:table-cell>
              <table:table-cell office:value-type="float" office:value="143240.986203414">
                <text:p>143240.986203414</text:p>
              </table:table-cell>
              <table:table-cell office:value-type="float" office:value="54205.2116436632">
                <text:p>54205.2116436632</text:p>
              </table:table-cell>
              <table:table-cell office:value-type="float" office:value="5789485.58696745">
                <text:p>5789485.58696745</text:p>
              </table:table-cell>
              <table:table-cell office:value-type="float" office:value="28062.5608796296">
                <text:p>28062.5608796296</text:p>
              </table:table-cell>
              <table:table-cell office:value-type="float" office:value="9528.96897786458">
                <text:p>9528.96897786458</text:p>
              </table:table-cell>
              <table:table-cell office:value-type="float" office:value="16613.681786169">
                <text:p>16613.681786169</text:p>
              </table:table-cell>
            </table:table-row>
            <table:table-row>
              <table:table-cell office:value-type="float" office:value="46326">
                <text:p>46326</text:p>
              </table:table-cell>
              <table:table-cell office:value-type="float" office:value="191486.699428143">
                <text:p>191486.699428143</text:p>
              </table:table-cell>
              <table:table-cell office:value-type="float" office:value="72502.6690291769">
                <text:p>72502.6690291769</text:p>
              </table:table-cell>
              <table:table-cell office:value-type="float" office:value="5819885.55290369">
                <text:p>5819885.55290369</text:p>
              </table:table-cell>
              <table:table-cell office:value-type="float" office:value="37573.0822202932">
                <text:p>37573.0822202932</text:p>
              </table:table-cell>
              <table:table-cell office:value-type="float" office:value="12731.7980152724">
                <text:p>12731.7980152724</text:p>
              </table:table-cell>
              <table:table-cell office:value-type="float" office:value="22197.7887936114">
                <text:p>22197.7887936114</text:p>
              </table:table-cell>
            </table:table-row>
            <table:table-row>
              <table:table-cell office:value-type="float" office:value="46356">
                <text:p>46356</text:p>
              </table:table-cell>
              <table:table-cell office:value-type="float" office:value="239985.745702341">
                <text:p>239985.745702341</text:p>
              </table:table-cell>
              <table:table-cell office:value-type="float" office:value="90915.9929927164">
                <text:p>90915.9929927164</text:p>
              </table:table-cell>
              <table:table-cell office:value-type="float" office:value="5850575.46412293">
                <text:p>5850575.46412293</text:p>
              </table:table-cell>
              <table:table-cell office:value-type="float" office:value="47162.8579054623">
                <text:p>47162.8579054623</text:p>
              </table:table-cell>
              <table:table-cell office:value-type="float" office:value="15947.9721736693">
                <text:p>15947.9721736693</text:p>
              </table:table-cell>
              <table:table-cell office:value-type="float" office:value="27805.1629135847">
                <text:p>27805.1629135847</text:p>
              </table:table-cell>
            </table:table-row>
            <table:table-row>
              <table:table-cell office:value-type="float" office:value="46387">
                <text:p>46387</text:p>
              </table:table-cell>
              <table:table-cell office:value-type="float" office:value="288740.541236698">
                <text:p>288740.541236698</text:p>
              </table:table-cell>
              <table:table-cell office:value-type="float" office:value="109445.996538125">
                <text:p>109445.996538125</text:p>
              </table:table-cell>
              <table:table-cell office:value-type="float" office:value="5881557.88938681">
                <text:p>5881557.88938681</text:p>
              </table:table-cell>
              <table:table-cell office:value-type="float" office:value="56832.5483880078">
                <text:p>56832.5483880078</text:p>
              </table:table-cell>
              <table:table-cell office:value-type="float" office:value="19177.5470577263">
                <text:p>19177.5470577263</text:p>
              </table:table-cell>
              <table:table-cell office:value-type="float" office:value="33435.9010923913">
                <text:p>33435.9010923913</text:p>
              </table:table-cell>
            </table:table-row>
            <table:table-row>
              <table:table-cell office:value-type="float" office:value="46418">
                <text:p>46418</text:p>
              </table:table-cell>
              <table:table-cell office:value-type="float" office:value="337753.523648255">
                <text:p>337753.523648255</text:p>
              </table:table-cell>
              <table:table-cell office:value-type="float" office:value="128093.498808651">
                <text:p>128093.498808651</text:p>
              </table:table-cell>
              <table:table-cell office:value-type="float" office:value="5912835.419499">
                <text:p>5912835.419499</text:p>
              </table:table-cell>
              <table:table-cell office:value-type="float" office:value="66582.8196245746">
                <text:p>66582.8196245746</text:p>
              </table:table-cell>
              <table:table-cell office:value-type="float" office:value="22420.5785038001">
                <text:p>22420.5785038001</text:p>
              </table:table-cell>
              <table:table-cell office:value-type="float" office:value="39090.1006802763">
                <text:p>39090.1006802763</text:p>
              </table:table-cell>
            </table:table-row>
            <table:table-row>
              <table:table-cell office:value-type="float" office:value="46446">
                <text:p>46446</text:p>
              </table:table-cell>
              <table:table-cell office:value-type="float" office:value="387027.15214408">
                <text:p>387027.15214408</text:p>
              </table:table-cell>
              <table:table-cell office:value-type="float" office:value="146859.325135456">
                <text:p>146859.325135456</text:p>
              </table:table-cell>
              <table:table-cell office:value-type="float" office:value="5944410.66749142">
                <text:p>5944410.66749142</text:p>
              </table:table-cell>
              <table:table-cell office:value-type="float" office:value="76414.343121446">
                <text:p>76414.343121446</text:p>
              </table:table-cell>
              <table:table-cell office:value-type="float" office:value="25677.1225808993">
                <text:p>25677.1225808993</text:p>
              </table:table-cell>
              <table:table-cell office:value-type="float" office:value="44767.8594331108">
                <text:p>44767.8594331108</text:p>
              </table:table-cell>
            </table:table-row>
            <table:table-row>
              <table:table-cell office:value-type="float" office:value="46477">
                <text:p>46477</text:p>
              </table:table-cell>
              <table:table-cell office:value-type="float" office:value="436563.907706509">
                <text:p>436563.907706509</text:p>
              </table:table-cell>
              <table:table-cell office:value-type="float" office:value="165744.307086527">
                <text:p>165744.307086527</text:p>
              </table:table-cell>
              <table:table-cell office:value-type="float" office:value="5976286.26881224">
                <text:p>5976286.26881224</text:p>
              </table:table-cell>
              <table:table-cell office:value-type="float" office:value="86327.7959807914">
                <text:p>86327.7959807914</text:p>
              </table:table-cell>
              <table:table-cell office:value-type="float" office:value="28947.2355916531">
                <text:p>28947.2355916531</text:p>
              </table:table-cell>
              <table:table-cell office:value-type="float" office:value="50469.2755140821">
                <text:p>50469.2755140821</text:p>
              </table:table-cell>
            </table:table-row>
            <table:table-row>
              <table:table-cell office:value-type="float" office:value="46507">
                <text:p>46507</text:p>
              </table:table-cell>
              <table:table-cell office:value-type="float" office:value="486366.293279944">
                <text:p>486366.293279944</text:p>
              </table:table-cell>
              <table:table-cell office:value-type="float" office:value="184749.282515974">
                <text:p>184749.282515974</text:p>
              </table:table-cell>
              <table:table-cell office:value-type="float" office:value="6008464.88151528">
                <text:p>6008464.88151528</text:p>
              </table:table-cell>
              <table:table-cell office:value-type="float" office:value="96323.860947298">
                <text:p>96323.860947298</text:p>
              </table:table-cell>
              <table:table-cell office:value-type="float" office:value="32230.9740732849">
                <text:p>32230.9740732849</text:p>
              </table:table-cell>
              <table:table-cell office:value-type="float" office:value="56194.4474953908">
                <text:p>56194.4474953908</text:p>
              </table:table-cell>
            </table:table-row>
            <table:table-row>
              <table:table-cell office:value-type="float" office:value="46538">
                <text:p>46538</text:p>
              </table:table-cell>
              <table:table-cell office:value-type="float" office:value="536436.833959238">
                <text:p>536436.833959238</text:p>
              </table:table-cell>
              <table:table-cell office:value-type="float" office:value="203875.095613737">
                <text:p>203875.095613737</text:p>
              </table:table-cell>
              <table:table-cell office:value-type="float" office:value="6040949.18645111">
                <text:p>6040949.18645111</text:p>
              </table:table-cell>
              <table:table-cell office:value-type="float" office:value="106403.226455192">
                <text:p>106403.226455192</text:p>
              </table:table-cell>
              <table:table-cell office:value-type="float" office:value="35528.3947985903">
                <text:p>35528.3947985903</text:p>
              </table:table-cell>
              <table:table-cell office:value-type="float" office:value="61943.4743599549">
                <text:p>61943.4743599549</text:p>
              </table:table-cell>
            </table:table-row>
            <table:table-row>
              <table:table-cell office:value-type="float" office:value="46568">
                <text:p>46568</text:p>
              </table:table-cell>
              <table:table-cell office:value-type="float" office:value="586778.077179664">
                <text:p>586778.077179664</text:p>
              </table:table-cell>
              <table:table-cell office:value-type="float" office:value="223122.596955691">
                <text:p>223122.596955691</text:p>
              </table:table-cell>
              <table:table-cell office:value-type="float" office:value="6073741.8874597">
                <text:p>6073741.8874597</text:p>
              </table:table-cell>
              <table:table-cell office:value-type="float" office:value="116566.586675652">
                <text:p>116566.58667565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599">
                <text:p>46599</text:p>
              </table:table-cell>
              <table:table-cell office:value-type="float" office:value="637392.592908495">
                <text:p>637392.592908495</text:p>
              </table:table-cell>
              <table:table-cell office:value-type="float" office:value="264114.816511546">
                <text:p>264114.816511546</text:p>
              </table:table-cell>
              <table:table-cell office:value-type="float" office:value="6085223.53860731">
                <text:p>6085223.53860731</text:p>
              </table:table-cell>
              <table:table-cell office:value-type="float" office:value="157558.806231507">
                <text:p>157558.80623150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630">
                <text:p>46630</text:p>
              </table:table-cell>
              <table:table-cell office:value-type="float" office:value="688102.789063556">
                <text:p>688102.789063556</text:p>
              </table:table-cell>
              <table:table-cell office:value-type="float" office:value="305448.637897033">
                <text:p>305448.637897033</text:p>
              </table:table-cell>
              <table:table-cell office:value-type="float" office:value="6096800.87018114">
                <text:p>6096800.87018114</text:p>
              </table:table-cell>
              <table:table-cell office:value-type="float" office:value="198892.627616994">
                <text:p>198892.62761699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738909.462981732">
                <text:p>738909.462981732</text:p>
              </table:table-cell>
              <table:table-cell office:value-type="float" office:value="347126.907794066">
                <text:p>347126.907794066</text:p>
              </table:table-cell>
              <table:table-cell office:value-type="float" office:value="6108474.67951809">
                <text:p>6108474.67951809</text:p>
              </table:table-cell>
              <table:table-cell office:value-type="float" office:value="240570.897514027">
                <text:p>240570.89751402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691">
                <text:p>46691</text:p>
              </table:table-cell>
              <table:table-cell office:value-type="float" office:value="789813.418644383">
                <text:p>789813.418644383</text:p>
              </table:table-cell>
              <table:table-cell office:value-type="float" office:value="389152.496606908">
                <text:p>389152.496606908</text:p>
              </table:table-cell>
              <table:table-cell office:value-type="float" office:value="6120245.77059952">
                <text:p>6120245.77059952</text:p>
              </table:table-cell>
              <table:table-cell office:value-type="float" office:value="282596.486326869">
                <text:p>282596.48632686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721">
                <text:p>46721</text:p>
              </table:table-cell>
              <table:table-cell office:value-type="float" office:value="840815.466732712">
                <text:p>840815.466732712</text:p>
              </table:table-cell>
              <table:table-cell office:value-type="float" office:value="431528.298659856">
                <text:p>431528.298659856</text:p>
              </table:table-cell>
              <table:table-cell office:value-type="float" office:value="6132114.95410662">
                <text:p>6132114.95410662</text:p>
              </table:table-cell>
              <table:table-cell office:value-type="float" office:value="324972.288379817">
                <text:p>324972.28837981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752">
                <text:p>46752</text:p>
              </table:table-cell>
              <table:table-cell office:value-type="float" office:value="891916.4246836">
                <text:p>891916.4246836</text:p>
              </table:table-cell>
              <table:table-cell office:value-type="float" office:value="474257.232396579">
                <text:p>474257.232396579</text:p>
              </table:table-cell>
              <table:table-cell office:value-type="float" office:value="6144083.04747629">
                <text:p>6144083.04747629</text:p>
              </table:table-cell>
              <table:table-cell office:value-type="float" office:value="367701.22211654">
                <text:p>367701.2221165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783">
                <text:p>46783</text:p>
              </table:table-cell>
              <table:table-cell office:value-type="float" office:value="943117.116745903">
                <text:p>943117.116745903</text:p>
              </table:table-cell>
              <table:table-cell office:value-type="float" office:value="517342.240581108">
                <text:p>517342.240581108</text:p>
              </table:table-cell>
              <table:table-cell office:value-type="float" office:value="6156150.87495737">
                <text:p>6156150.87495737</text:p>
              </table:table-cell>
              <table:table-cell office:value-type="float" office:value="410786.230301069">
                <text:p>410786.23030106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812">
                <text:p>46812</text:p>
              </table:table-cell>
              <table:table-cell office:value-type="float" office:value="994418.374037214">
                <text:p>994418.374037214</text:p>
              </table:table-cell>
              <table:table-cell office:value-type="float" office:value="560786.290500509">
                <text:p>560786.290500509</text:p>
              </table:table-cell>
              <table:table-cell office:value-type="float" office:value="6168319.26766745">
                <text:p>6168319.26766745</text:p>
              </table:table-cell>
              <table:table-cell office:value-type="float" office:value="454230.28022047">
                <text:p>454230.2802204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843">
                <text:p>46843</text:p>
              </table:table-cell>
              <table:table-cell office:value-type="float" office:value="1045821.03460111">
                <text:p>1045821.03460111</text:p>
              </table:table-cell>
              <table:table-cell office:value-type="float" office:value="604592.374169237">
                <text:p>604592.374169237</text:p>
              </table:table-cell>
              <table:table-cell office:value-type="float" office:value="6180589.06365012">
                <text:p>6180589.06365012</text:p>
              </table:table-cell>
              <table:table-cell office:value-type="float" office:value="498036.363889198">
                <text:p>498036.36388919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873">
                <text:p>46873</text:p>
              </table:table-cell>
              <table:table-cell office:value-type="float" office:value="1097325.94346486">
                <text:p>1097325.94346486</text:p>
              </table:table-cell>
              <table:table-cell office:value-type="float" office:value="648763.508535205">
                <text:p>648763.508535205</text:p>
              </table:table-cell>
              <table:table-cell office:value-type="float" office:value="6192961.10793265">
                <text:p>6192961.10793265</text:p>
              </table:table-cell>
              <table:table-cell office:value-type="float" office:value="542207.498255166">
                <text:p>542207.49825516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904">
                <text:p>46904</text:p>
              </table:table-cell>
              <table:table-cell office:value-type="float" office:value="1148933.95269763">
                <text:p>1148933.95269763</text:p>
              </table:table-cell>
              <table:table-cell office:value-type="float" office:value="693302.735687556">
                <text:p>693302.735687556</text:p>
              </table:table-cell>
              <table:table-cell office:value-type="float" office:value="6205436.2525842">
                <text:p>6205436.2525842</text:p>
              </table:table-cell>
              <table:table-cell office:value-type="float" office:value="586746.725407517">
                <text:p>586746.72540751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934">
                <text:p>46934</text:p>
              </table:table-cell>
              <table:table-cell office:value-type="float" office:value="1200645.92146917">
                <text:p>1200645.92146917</text:p>
              </table:table-cell>
              <table:table-cell office:value-type="float" office:value="738213.123066177">
                <text:p>738213.123066177</text:p>
              </table:table-cell>
              <table:table-cell office:value-type="float" office:value="6218015.35677451">
                <text:p>6218015.35677451</text:p>
              </table:table-cell>
              <table:table-cell office:value-type="float" office:value="631657.112786138">
                <text:p>631657.11278613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965">
                <text:p>46965</text:p>
              </table:table-cell>
              <table:table-cell office:value-type="float" office:value="1252462.71610896">
                <text:p>1252462.71610896</text:p>
              </table:table-cell>
              <table:table-cell office:value-type="float" office:value="783497.763672952">
                <text:p>783497.763672952</text:p>
              </table:table-cell>
              <table:table-cell office:value-type="float" office:value="6230699.28683307">
                <text:p>6230699.28683307</text:p>
              </table:table-cell>
              <table:table-cell office:value-type="float" office:value="676941.753392913">
                <text:p>676941.75339291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6996">
                <text:p>46996</text:p>
              </table:table-cell>
              <table:table-cell office:value-type="float" office:value="1304385.2101659">
                <text:p>1304385.2101659</text:p>
              </table:table-cell>
              <table:table-cell office:value-type="float" office:value="829159.776284785">
                <text:p>829159.776284785</text:p>
              </table:table-cell>
              <table:table-cell office:value-type="float" office:value="6243488.91630879">
                <text:p>6243488.91630879</text:p>
              </table:table-cell>
              <table:table-cell office:value-type="float" office:value="722603.766004746">
                <text:p>722603.76600474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026">
                <text:p>47026</text:p>
              </table:table-cell>
              <table:table-cell office:value-type="float" office:value="1356414.28446847">
                <text:p>1356414.28446847</text:p>
              </table:table-cell>
              <table:table-cell office:value-type="float" office:value="875202.305668382">
                <text:p>875202.305668382</text:p>
              </table:table-cell>
              <table:table-cell office:value-type="float" office:value="6256385.12603014">
                <text:p>6256385.12603014</text:p>
              </table:table-cell>
              <table:table-cell office:value-type="float" office:value="768646.295388343">
                <text:p>768646.29538834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057">
                <text:p>47057</text:p>
              </table:table-cell>
              <table:table-cell office:value-type="float" office:value="1408550.82718539">
                <text:p>1408550.82718539</text:p>
              </table:table-cell>
              <table:table-cell office:value-type="float" office:value="921628.522796843">
                <text:p>921628.522796843</text:p>
              </table:table-cell>
              <table:table-cell office:value-type="float" office:value="6269388.80416583">
                <text:p>6269388.80416583</text:p>
              </table:table-cell>
              <table:table-cell office:value-type="float" office:value="815072.512516804">
                <text:p>815072.51251680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087">
                <text:p>47087</text:p>
              </table:table-cell>
              <table:table-cell office:value-type="float" office:value="1460795.73388677">
                <text:p>1460795.73388677</text:p>
              </table:table-cell>
              <table:table-cell office:value-type="float" office:value="968441.625068041">
                <text:p>968441.625068041</text:p>
              </table:table-cell>
              <table:table-cell office:value-type="float" office:value="6282500.84628599">
                <text:p>6282500.84628599</text:p>
              </table:table-cell>
              <table:table-cell office:value-type="float" office:value="861885.614788002">
                <text:p>861885.61478800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118">
                <text:p>47118</text:p>
              </table:table-cell>
              <table:table-cell office:value-type="float" office:value="1513149.90760582">
                <text:p>1513149.90760582</text:p>
              </table:table-cell>
              <table:table-cell office:value-type="float" office:value="1015644.83652483">
                <text:p>1015644.83652483</text:p>
              </table:table-cell>
              <table:table-cell office:value-type="float" office:value="6295722.15542382">
                <text:p>6295722.15542382</text:p>
              </table:table-cell>
              <table:table-cell office:value-type="float" office:value="909088.826244793">
                <text:p>909088.82624479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149">
                <text:p>47149</text:p>
              </table:table-cell>
              <table:table-cell office:value-type="float" office:value="1565614.25890102">
                <text:p>1565614.25890102</text:p>
              </table:table-cell>
              <table:table-cell office:value-type="float" office:value="1063241.4080771">
                <text:p>1063241.4080771</text:p>
              </table:table-cell>
              <table:table-cell office:value-type="float" office:value="6309053.64213779">
                <text:p>6309053.64213779</text:p>
              </table:table-cell>
              <table:table-cell office:value-type="float" office:value="956685.397797057">
                <text:p>956685.39779705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177">
                <text:p>47177</text:p>
              </table:table-cell>
              <table:table-cell office:value-type="float" office:value="1618189.70591883">
                <text:p>1618189.70591883</text:p>
              </table:table-cell>
              <table:table-cell office:value-type="float" office:value="1111234.61772563">
                <text:p>1111234.61772563</text:p>
              </table:table-cell>
              <table:table-cell office:value-type="float" office:value="6322496.22457438">
                <text:p>6322496.22457438</text:p>
              </table:table-cell>
              <table:table-cell office:value-type="float" office:value="1004678.60744559">
                <text:p>1004678.6074455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208">
                <text:p>47208</text:p>
              </table:table-cell>
              <table:table-cell office:value-type="float" office:value="1670877.17445695">
                <text:p>1670877.17445695</text:p>
              </table:table-cell>
              <table:table-cell office:value-type="float" office:value="1159627.7707879">
                <text:p>1159627.7707879</text:p>
              </table:table-cell>
              <table:table-cell office:value-type="float" office:value="6336050.82853128">
                <text:p>6336050.82853128</text:p>
              </table:table-cell>
              <table:table-cell office:value-type="float" office:value="1053071.76050786">
                <text:p>1053071.7605078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238">
                <text:p>47238</text:p>
              </table:table-cell>
              <table:table-cell office:value-type="float" office:value="1723677.59802805">
                <text:p>1723677.59802805</text:p>
              </table:table-cell>
              <table:table-cell office:value-type="float" office:value="1208424.20012569">
                <text:p>1208424.20012569</text:p>
              </table:table-cell>
              <table:table-cell office:value-type="float" office:value="6349718.38752115">
                <text:p>6349718.38752115</text:p>
              </table:table-cell>
              <table:table-cell office:value-type="float" office:value="1101868.18984565">
                <text:p>1101868.1898456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269">
                <text:p>47269</text:p>
              </table:table-cell>
              <table:table-cell office:value-type="float" office:value="1776591.91792406">
                <text:p>1776591.91792406</text:p>
              </table:table-cell>
              <table:table-cell office:value-type="float" office:value="1257627.26637463">
                <text:p>1257627.26637463</text:p>
              </table:table-cell>
              <table:table-cell office:value-type="float" office:value="6363499.84283593">
                <text:p>6363499.84283593</text:p>
              </table:table-cell>
              <table:table-cell office:value-type="float" office:value="1151071.25609459">
                <text:p>1151071.2560945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299">
                <text:p>47299</text:p>
              </table:table-cell>
              <table:table-cell office:value-type="float" office:value="1829621.08328102">
                <text:p>1829621.08328102</text:p>
              </table:table-cell>
              <table:table-cell office:value-type="float" office:value="1307240.35817564">
                <text:p>1307240.35817564</text:p>
              </table:table-cell>
              <table:table-cell office:value-type="float" office:value="6377396.14361167">
                <text:p>6377396.14361167</text:p>
              </table:table-cell>
              <table:table-cell office:value-type="float" office:value="1200684.3478956">
                <text:p>1200684.347895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330">
                <text:p>47330</text:p>
              </table:table-cell>
              <table:table-cell office:value-type="float" office:value="1882766.05114445">
                <text:p>1882766.05114445</text:p>
              </table:table-cell>
              <table:table-cell office:value-type="float" office:value="1357266.89240833">
                <text:p>1357266.89240833</text:p>
              </table:table-cell>
              <table:table-cell office:value-type="float" office:value="6391408.24689388">
                <text:p>6391408.24689388</text:p>
              </table:table-cell>
              <table:table-cell office:value-type="float" office:value="1250710.88212829">
                <text:p>1250710.8821282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361">
                <text:p>47361</text:p>
              </table:table-cell>
              <table:table-cell office:value-type="float" office:value="1936027.78653524">
                <text:p>1936027.78653524</text:p>
              </table:table-cell>
              <table:table-cell office:value-type="float" office:value="1407710.31442629">
                <text:p>1407710.31442629</text:p>
              </table:table-cell>
              <table:table-cell office:value-type="float" office:value="6405537.11770344">
                <text:p>6405537.11770344</text:p>
              </table:table-cell>
              <table:table-cell office:value-type="float" office:value="1301154.30414625">
                <text:p>1301154.3041462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391">
                <text:p>47391</text:p>
              </table:table-cell>
              <table:table-cell office:value-type="float" office:value="1989407.2625161">
                <text:p>1989407.2625161</text:p>
              </table:table-cell>
              <table:table-cell office:value-type="float" office:value="1458574.0982944">
                <text:p>1458574.0982944</text:p>
              </table:table-cell>
              <table:table-cell office:value-type="float" office:value="6419783.72910307">
                <text:p>6419783.72910307</text:p>
              </table:table-cell>
              <table:table-cell office:value-type="float" office:value="1352018.08801436">
                <text:p>1352018.0880143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422">
                <text:p>47422</text:p>
              </table:table-cell>
              <table:table-cell office:value-type="float" office:value="2042905.46025862">
                <text:p>2042905.46025862</text:p>
              </table:table-cell>
              <table:table-cell office:value-type="float" office:value="1509861.74702808">
                <text:p>1509861.74702808</text:p>
              </table:table-cell>
              <table:table-cell office:value-type="float" office:value="6434149.06226437">
                <text:p>6434149.06226437</text:p>
              </table:table-cell>
              <table:table-cell office:value-type="float" office:value="1403305.73674804">
                <text:p>1403305.7367480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452">
                <text:p>47452</text:p>
              </table:table-cell>
              <table:table-cell office:value-type="float" office:value="2096523.36911083">
                <text:p>2096523.36911083</text:p>
              </table:table-cell>
              <table:table-cell office:value-type="float" office:value="1561576.79283454">
                <text:p>1561576.79283454</text:p>
              </table:table-cell>
              <table:table-cell office:value-type="float" office:value="6448634.10653535">
                <text:p>6448634.10653535</text:p>
              </table:table-cell>
              <table:table-cell office:value-type="float" office:value="1455020.7825545">
                <text:p>1455020.782554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483">
                <text:p>47483</text:p>
              </table:table-cell>
              <table:table-cell office:value-type="float" office:value="2150261.98666529">
                <text:p>2150261.98666529</text:p>
              </table:table-cell>
              <table:table-cell office:value-type="float" office:value="1613722.79735605">
                <text:p>1613722.79735605</text:p>
              </table:table-cell>
              <table:table-cell office:value-type="float" office:value="6463239.85950859">
                <text:p>6463239.85950859</text:p>
              </table:table-cell>
              <table:table-cell office:value-type="float" office:value="1507166.78707601">
                <text:p>1507166.7870760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514">
                <text:p>47514</text:p>
              </table:table-cell>
              <table:table-cell office:value-type="float" office:value="2204122.31882786">
                <text:p>2204122.31882786</text:p>
              </table:table-cell>
              <table:table-cell office:value-type="float" office:value="1666303.35191524">
                <text:p>1666303.35191524</text:p>
              </table:table-cell>
              <table:table-cell office:value-type="float" office:value="6477967.32708994">
                <text:p>6477967.32708994</text:p>
              </table:table-cell>
              <table:table-cell office:value-type="float" office:value="1559747.3416352">
                <text:p>1559747.341635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542">
                <text:p>47542</text:p>
              </table:table-cell>
              <table:table-cell office:value-type="float" office:value="2258105.37988694">
                <text:p>2258105.37988694</text:p>
              </table:table-cell>
              <table:table-cell office:value-type="float" office:value="1719322.07776242">
                <text:p>1719322.07776242</text:p>
              </table:table-cell>
              <table:table-cell office:value-type="float" office:value="6492817.5235678">
                <text:p>6492817.5235678</text:p>
              </table:table-cell>
              <table:table-cell office:value-type="float" office:value="1612766.06748239">
                <text:p>1612766.0674823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573">
                <text:p>47573</text:p>
              </table:table-cell>
              <table:table-cell office:value-type="float" office:value="2312212.19258334">
                <text:p>2312212.19258334</text:p>
              </table:table-cell>
              <table:table-cell office:value-type="float" office:value="1772782.626325">
                <text:p>1772782.626325</text:p>
              </table:table-cell>
              <table:table-cell office:value-type="float" office:value="6507791.47168297">
                <text:p>6507791.47168297</text:p>
              </table:table-cell>
              <table:table-cell office:value-type="float" office:value="1666226.61604496">
                <text:p>1666226.6160449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603">
                <text:p>47603</text:p>
              </table:table-cell>
              <table:table-cell office:value-type="float" office:value="2366443.7881807">
                <text:p>2366443.7881807</text:p>
              </table:table-cell>
              <table:table-cell office:value-type="float" office:value="1826688.67945893">
                <text:p>1826688.67945893</text:p>
              </table:table-cell>
              <table:table-cell office:value-type="float" office:value="6522890.2026991">
                <text:p>6522890.2026991</text:p>
              </table:table-cell>
              <table:table-cell office:value-type="float" office:value="1720132.6691789">
                <text:p>1720132.669178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634">
                <text:p>47634</text:p>
              </table:table-cell>
              <table:table-cell office:value-type="float" office:value="2420801.20653653">
                <text:p>2420801.20653653</text:p>
              </table:table-cell>
              <table:table-cell office:value-type="float" office:value="1881043.94970232">
                <text:p>1881043.94970232</text:p>
              </table:table-cell>
              <table:table-cell office:value-type="float" office:value="6538114.75647371">
                <text:p>6538114.75647371</text:p>
              </table:table-cell>
              <table:table-cell office:value-type="float" office:value="1774487.93942228">
                <text:p>1774487.9394222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664">
                <text:p>47664</text:p>
              </table:table-cell>
              <table:table-cell office:value-type="float" office:value="2475285.49617381">
                <text:p>2475285.49617381</text:p>
              </table:table-cell>
              <table:table-cell office:value-type="float" office:value="1935852.18053106">
                <text:p>1935852.18053106</text:p>
              </table:table-cell>
              <table:table-cell office:value-type="float" office:value="6553466.18152976">
                <text:p>6553466.18152976</text:p>
              </table:table-cell>
              <table:table-cell office:value-type="float" office:value="1829296.17025102">
                <text:p>1829296.1702510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695">
                <text:p>47695</text:p>
              </table:table-cell>
              <table:table-cell office:value-type="float" office:value="2529897.71435322">
                <text:p>2529897.71435322</text:p>
              </table:table-cell>
              <table:table-cell office:value-type="float" office:value="1991117.14661671">
                <text:p>1991117.14661671</text:p>
              </table:table-cell>
              <table:table-cell office:value-type="float" office:value="6568945.53512795">
                <text:p>6568945.53512795</text:p>
              </table:table-cell>
              <table:table-cell office:value-type="float" office:value="1884561.13633667">
                <text:p>1884561.1363366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726">
                <text:p>47726</text:p>
              </table:table-cell>
              <table:table-cell office:value-type="float" office:value="2584638.92714595">
                <text:p>2584638.92714595</text:p>
              </table:table-cell>
              <table:table-cell office:value-type="float" office:value="2046842.65408641">
                <text:p>2046842.65408641</text:p>
              </table:table-cell>
              <table:table-cell office:value-type="float" office:value="6584553.88333946">
                <text:p>6584553.88333946</text:p>
              </table:table-cell>
              <table:table-cell office:value-type="float" office:value="1940286.64380637">
                <text:p>1940286.6438063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756">
                <text:p>47756</text:p>
              </table:table-cell>
              <table:table-cell office:value-type="float" office:value="2639510.20950712">
                <text:p>2639510.20950712</text:p>
              </table:table-cell>
              <table:table-cell office:value-type="float" office:value="2103032.54078502">
                <text:p>2103032.54078502</text:p>
              </table:table-cell>
              <table:table-cell office:value-type="float" office:value="6600292.3011194">
                <text:p>6600292.3011194</text:p>
              </table:table-cell>
              <table:table-cell office:value-type="float" office:value="1996476.53050498">
                <text:p>1996476.5305049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787">
                <text:p>47787</text:p>
              </table:table-cell>
              <table:table-cell office:value-type="float" office:value="2694512.64534978">
                <text:p>2694512.64534978</text:p>
              </table:table-cell>
              <table:table-cell office:value-type="float" office:value="2159690.67653945">
                <text:p>2159690.67653945</text:p>
              </table:table-cell>
              <table:table-cell office:value-type="float" office:value="6616161.87238083">
                <text:p>6616161.87238083</text:p>
              </table:table-cell>
              <table:table-cell office:value-type="float" office:value="2053134.66625941">
                <text:p>2053134.6662594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817">
                <text:p>47817</text:p>
              </table:table-cell>
              <table:table-cell office:value-type="float" office:value="2749647.32761962">
                <text:p>2749647.32761962</text:p>
              </table:table-cell>
              <table:table-cell office:value-type="float" office:value="2216820.96342517">
                <text:p>2216820.96342517</text:p>
              </table:table-cell>
              <table:table-cell office:value-type="float" office:value="6632163.69006945">
                <text:p>6632163.69006945</text:p>
              </table:table-cell>
              <table:table-cell office:value-type="float" office:value="2110264.95314513">
                <text:p>2110264.9531451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848">
                <text:p>47848</text:p>
              </table:table-cell>
              <table:table-cell office:value-type="float" office:value="2804915.3583702">
                <text:p>2804915.3583702</text:p>
              </table:table-cell>
              <table:table-cell office:value-type="float" office:value="2274427.33603494">
                <text:p>2274427.33603494</text:p>
              </table:table-cell>
              <table:table-cell office:value-type="float" office:value="6648298.85623881">
                <text:p>6648298.85623881</text:p>
              </table:table-cell>
              <table:table-cell office:value-type="float" office:value="2167871.3257549">
                <text:p>2167871.325754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879">
                <text:p>47879</text:p>
              </table:table-cell>
              <table:table-cell office:value-type="float" office:value="2860317.84883885">
                <text:p>2860317.84883885</text:p>
              </table:table-cell>
              <table:table-cell office:value-type="float" office:value="2332513.76174979">
                <text:p>2332513.76174979</text:p>
              </table:table-cell>
              <table:table-cell office:value-type="float" office:value="6664568.48212624">
                <text:p>6664568.48212624</text:p>
              </table:table-cell>
              <table:table-cell office:value-type="float" office:value="2225957.75146975">
                <text:p>2225957.7514697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907">
                <text:p>47907</text:p>
              </table:table-cell>
              <table:table-cell office:value-type="float" office:value="2915855.91952324">
                <text:p>2915855.91952324</text:p>
              </table:table-cell>
              <table:table-cell office:value-type="float" office:value="2391084.24101226">
                <text:p>2391084.24101226</text:p>
              </table:table-cell>
              <table:table-cell office:value-type="float" office:value="6680973.6882294">
                <text:p>6680973.6882294</text:p>
              </table:table-cell>
              <table:table-cell office:value-type="float" office:value="2284528.23073222">
                <text:p>2284528.2307322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938">
                <text:p>47938</text:p>
              </table:table-cell>
              <table:table-cell office:value-type="float" office:value="2971530.70025848">
                <text:p>2971530.70025848</text:p>
              </table:table-cell>
              <table:table-cell office:value-type="float" office:value="2450142.80760192">
                <text:p>2450142.80760192</text:p>
              </table:table-cell>
              <table:table-cell office:value-type="float" office:value="6697515.60438342">
                <text:p>6697515.60438342</text:p>
              </table:table-cell>
              <table:table-cell office:value-type="float" office:value="2343586.79732188">
                <text:p>2343586.7973218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968">
                <text:p>47968</text:p>
              </table:table-cell>
              <table:table-cell office:value-type="float" office:value="3027343.33029501">
                <text:p>3027343.33029501</text:p>
              </table:table-cell>
              <table:table-cell office:value-type="float" office:value="2509693.52891316">
                <text:p>2509693.52891316</text:p>
              </table:table-cell>
              <table:table-cell office:value-type="float" office:value="6714195.36983872">
                <text:p>6714195.36983872</text:p>
              </table:table-cell>
              <table:table-cell office:value-type="float" office:value="2403137.51863312">
                <text:p>2403137.5186331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7999">
                <text:p>47999</text:p>
              </table:table-cell>
              <table:table-cell office:value-type="float" office:value="3083294.958377">
                <text:p>3083294.958377</text:p>
              </table:table-cell>
              <table:table-cell office:value-type="float" office:value="2569740.50623533">
                <text:p>2569740.50623533</text:p>
              </table:table-cell>
              <table:table-cell office:value-type="float" office:value="6731014.13333949">
                <text:p>6731014.13333949</text:p>
              </table:table-cell>
              <table:table-cell office:value-type="float" office:value="2463184.49595529">
                <text:p>2463184.4959552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029">
                <text:p>48029</text:p>
              </table:table-cell>
              <table:table-cell office:value-type="float" office:value="3139386.7428215">
                <text:p>3139386.7428215</text:p>
              </table:table-cell>
              <table:table-cell office:value-type="float" office:value="2630287.87503518">
                <text:p>2630287.87503518</text:p>
              </table:table-cell>
              <table:table-cell office:value-type="float" office:value="6747973.05320276">
                <text:p>6747973.05320276</text:p>
              </table:table-cell>
              <table:table-cell office:value-type="float" office:value="2523731.86475514">
                <text:p>2523731.8647551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060">
                <text:p>48060</text:p>
              </table:table-cell>
              <table:table-cell office:value-type="float" office:value="3195619.85159819">
                <text:p>3195619.85159819</text:p>
              </table:table-cell>
              <table:table-cell office:value-type="float" office:value="2691339.80524169">
                <text:p>2691339.80524169</text:p>
              </table:table-cell>
              <table:table-cell office:value-type="float" office:value="6765073.29739822">
                <text:p>6765073.29739822</text:p>
              </table:table-cell>
              <table:table-cell office:value-type="float" office:value="2584783.79496166">
                <text:p>2584783.7949616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091">
                <text:p>48091</text:p>
              </table:table-cell>
              <table:table-cell office:value-type="float" office:value="3251995.46240984">
                <text:p>3251995.46240984</text:p>
              </table:table-cell>
              <table:table-cell office:value-type="float" office:value="2752900.50153327">
                <text:p>2752900.50153327</text:p>
              </table:table-cell>
              <table:table-cell office:value-type="float" office:value="6782316.04362865">
                <text:p>6782316.04362865</text:p>
              </table:table-cell>
              <table:table-cell office:value-type="float" office:value="2646344.49125323">
                <text:p>2646344.4912532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121">
                <text:p>48121</text:p>
              </table:table-cell>
              <table:table-cell office:value-type="float" office:value="3308514.76277341">
                <text:p>3308514.76277341</text:p>
              </table:table-cell>
              <table:table-cell office:value-type="float" office:value="2814974.20362727">
                <text:p>2814974.20362727</text:p>
              </table:table-cell>
              <table:table-cell office:value-type="float" office:value="6799702.479411">
                <text:p>6799702.479411</text:p>
              </table:table-cell>
              <table:table-cell office:value-type="float" office:value="2708418.19334723">
                <text:p>2708418.1933472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152">
                <text:p>48152</text:p>
              </table:table-cell>
              <table:table-cell office:value-type="float" office:value="3365178.95010184">
                <text:p>3365178.95010184</text:p>
              </table:table-cell>
              <table:table-cell office:value-type="float" office:value="2877565.18657205">
                <text:p>2877565.18657205</text:p>
              </table:table-cell>
              <table:table-cell office:value-type="float" office:value="6817233.8021582">
                <text:p>6817233.8021582</text:p>
              </table:table-cell>
              <table:table-cell office:value-type="float" office:value="2771009.17629201">
                <text:p>2771009.1762920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182">
                <text:p>48182</text:p>
              </table:table-cell>
              <table:table-cell office:value-type="float" office:value="3421989.23178649">
                <text:p>3421989.23178649</text:p>
              </table:table-cell>
              <table:table-cell office:value-type="float" office:value="2940677.76104138">
                <text:p>2940677.76104138</text:p>
              </table:table-cell>
              <table:table-cell office:value-type="float" office:value="6834911.21926163">
                <text:p>6834911.21926163</text:p>
              </table:table-cell>
              <table:table-cell office:value-type="float" office:value="2834121.75076134">
                <text:p>2834121.7507613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213">
                <text:p>48213</text:p>
              </table:table-cell>
              <table:table-cell office:value-type="float" office:value="3478946.82528033">
                <text:p>3478946.82528033</text:p>
              </table:table-cell>
              <table:table-cell office:value-type="float" office:value="3004316.27363128">
                <text:p>3004316.27363128</text:p>
              </table:table-cell>
              <table:table-cell office:value-type="float" office:value="6852735.94817425">
                <text:p>6852735.94817425</text:p>
              </table:table-cell>
              <table:table-cell office:value-type="float" office:value="2897760.26335124">
                <text:p>2897760.2633512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244">
                <text:p>48244</text:p>
              </table:table-cell>
              <table:table-cell office:value-type="float" office:value="3536052.95818179">
                <text:p>3536052.95818179</text:p>
              </table:table-cell>
              <table:table-cell office:value-type="float" office:value="3068485.10715943">
                <text:p>3068485.10715943</text:p>
              </table:table-cell>
              <table:table-cell office:value-type="float" office:value="6870709.21649448">
                <text:p>6870709.21649448</text:p>
              </table:table-cell>
              <table:table-cell office:value-type="float" office:value="2961929.09687939">
                <text:p>2961929.0968793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273">
                <text:p>48273</text:p>
              </table:table-cell>
              <table:table-cell office:value-type="float" office:value="3593308.86831924">
                <text:p>3593308.86831924</text:p>
              </table:table-cell>
              <table:table-cell office:value-type="float" office:value="3133188.68096698">
                <text:p>3133188.68096698</text:p>
              </table:table-cell>
              <table:table-cell office:value-type="float" office:value="6888832.26205071">
                <text:p>6888832.26205071</text:p>
              </table:table-cell>
              <table:table-cell office:value-type="float" office:value="3026632.67068694">
                <text:p>3026632.6706869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304">
                <text:p>48304</text:p>
              </table:table-cell>
              <table:table-cell office:value-type="float" office:value="3650715.80383633">
                <text:p>3650715.80383633</text:p>
              </table:table-cell>
              <table:table-cell office:value-type="float" office:value="3198431.45122293">
                <text:p>3198431.45122293</text:p>
              </table:table-cell>
              <table:table-cell office:value-type="float" office:value="6907106.33298657">
                <text:p>6907106.33298657</text:p>
              </table:table-cell>
              <table:table-cell office:value-type="float" office:value="3091875.44094289">
                <text:p>3091875.4409428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334">
                <text:p>48334</text:p>
              </table:table-cell>
              <table:table-cell office:value-type="float" office:value="3708275.02327788">
                <text:p>3708275.02327788</text:p>
              </table:table-cell>
              <table:table-cell office:value-type="float" office:value="3264217.91123101">
                <text:p>3264217.91123101</text:p>
              </table:table-cell>
              <table:table-cell office:value-type="float" office:value="6925532.6878469">
                <text:p>6925532.6878469</text:p>
              </table:table-cell>
              <table:table-cell office:value-type="float" office:value="3157661.90095098">
                <text:p>3157661.9009509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365">
                <text:p>48365</text:p>
              </table:table-cell>
              <table:table-cell office:value-type="float" office:value="3765987.79567661">
                <text:p>3765987.79567661</text:p>
              </table:table-cell>
              <table:table-cell office:value-type="float" office:value="3330552.59173916">
                <text:p>3330552.59173916</text:p>
              </table:table-cell>
              <table:table-cell office:value-type="float" office:value="6944112.5956644">
                <text:p>6944112.5956644</text:p>
              </table:table-cell>
              <table:table-cell office:value-type="float" office:value="3223996.58145912">
                <text:p>3223996.5814591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395">
                <text:p>48395</text:p>
              </table:table-cell>
              <table:table-cell office:value-type="float" office:value="3823855.40064048">
                <text:p>3823855.40064048</text:p>
              </table:table-cell>
              <table:table-cell office:value-type="float" office:value="3397440.06125155">
                <text:p>3397440.06125155</text:p>
              </table:table-cell>
              <table:table-cell office:value-type="float" office:value="6962847.33604705">
                <text:p>6962847.33604705</text:p>
              </table:table-cell>
              <table:table-cell office:value-type="float" office:value="3290884.05097151">
                <text:p>3290884.0509715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426">
                <text:p>48426</text:p>
              </table:table-cell>
              <table:table-cell office:value-type="float" office:value="3881879.12844087">
                <text:p>3881879.12844087</text:p>
              </table:table-cell>
              <table:table-cell office:value-type="float" office:value="3464884.9263432">
                <text:p>3464884.9263432</text:p>
              </table:table-cell>
              <table:table-cell office:value-type="float" office:value="6981738.19926621">
                <text:p>6981738.19926621</text:p>
              </table:table-cell>
              <table:table-cell office:value-type="float" office:value="3358328.91606316">
                <text:p>3358328.9160631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457">
                <text:p>48457</text:p>
              </table:table-cell>
              <table:table-cell office:value-type="float" office:value="3940060.28010142">
                <text:p>3940060.28010142</text:p>
              </table:table-cell>
              <table:table-cell office:value-type="float" office:value="3532891.83197729">
                <text:p>3532891.83197729</text:p>
              </table:table-cell>
              <table:table-cell office:value-type="float" office:value="7000786.48634554">
                <text:p>7000786.48634554</text:p>
              </table:table-cell>
              <table:table-cell office:value-type="float" office:value="3426335.82169725">
                <text:p>3426335.8216972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487">
                <text:p>48487</text:p>
              </table:table-cell>
              <table:table-cell office:value-type="float" office:value="3998400.16748764">
                <text:p>3998400.16748764</text:p>
              </table:table-cell>
              <table:table-cell office:value-type="float" office:value="3601465.46182499">
                <text:p>3601465.46182499</text:p>
              </table:table-cell>
              <table:table-cell office:value-type="float" office:value="7019993.50915053">
                <text:p>7019993.50915053</text:p>
              </table:table-cell>
              <table:table-cell office:value-type="float" office:value="3494909.45154495">
                <text:p>3494909.4515449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518">
                <text:p>48518</text:p>
              </table:table-cell>
              <table:table-cell office:value-type="float" office:value="4056900.11339722">
                <text:p>4056900.11339722</text:p>
              </table:table-cell>
              <table:table-cell office:value-type="float" office:value="3670610.53858809">
                <text:p>3670610.53858809</text:p>
              </table:table-cell>
              <table:table-cell office:value-type="float" office:value="7039360.59047889">
                <text:p>7039360.59047889</text:p>
              </table:table-cell>
              <table:table-cell office:value-type="float" office:value="3564054.52830805">
                <text:p>3564054.5283080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548">
                <text:p>48548</text:p>
              </table:table-cell>
              <table:table-cell office:value-type="float" office:value="4115561.45165121">
                <text:p>4115561.45165121</text:p>
              </table:table-cell>
              <table:table-cell office:value-type="float" office:value="3740331.82432421">
                <text:p>3740331.82432421</text:p>
              </table:table-cell>
              <table:table-cell office:value-type="float" office:value="7058889.06415166">
                <text:p>7058889.06415166</text:p>
              </table:table-cell>
              <table:table-cell office:value-type="float" office:value="3633775.81404417">
                <text:p>3633775.8140441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579">
                <text:p>48579</text:p>
              </table:table-cell>
              <table:table-cell office:value-type="float" office:value="4174385.52718581">
                <text:p>4174385.52718581</text:p>
              </table:table-cell>
              <table:table-cell office:value-type="float" office:value="3810634.1207748">
                <text:p>3810634.1207748</text:p>
              </table:table-cell>
              <table:table-cell office:value-type="float" office:value="7078580.27510503">
                <text:p>7078580.27510503</text:p>
              </table:table-cell>
              <table:table-cell office:value-type="float" office:value="3704078.11049476">
                <text:p>3704078.1104947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610">
                <text:p>48610</text:p>
              </table:table-cell>
              <table:table-cell office:value-type="float" office:value="4233373.69614502">
                <text:p>4233373.69614502</text:p>
              </table:table-cell>
              <table:table-cell office:value-type="float" office:value="3881522.26969582">
                <text:p>3881522.26969582</text:p>
              </table:table-cell>
              <table:table-cell office:value-type="float" office:value="7098435.57948301">
                <text:p>7098435.57948301</text:p>
              </table:table-cell>
              <table:table-cell office:value-type="float" office:value="3774966.25941578">
                <text:p>3774966.2594157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638">
                <text:p>48638</text:p>
              </table:table-cell>
              <table:table-cell office:value-type="float" office:value="4292527.32597404">
                <text:p>4292527.32597404</text:p>
              </table:table-cell>
              <table:table-cell office:value-type="float" office:value="3953001.15319117">
                <text:p>3953001.15319117</text:p>
              </table:table-cell>
              <table:table-cell office:value-type="float" office:value="7118456.34473082">
                <text:p>7118456.34473082</text:p>
              </table:table-cell>
              <table:table-cell office:value-type="float" office:value="3846445.14291113">
                <text:p>3846445.1429111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669">
                <text:p>48669</text:p>
              </table:table-cell>
              <table:table-cell office:value-type="float" office:value="4351847.79551347">
                <text:p>4351847.79551347</text:p>
              </table:table-cell>
              <table:table-cell office:value-type="float" office:value="4025075.69404899">
                <text:p>4025075.69404899</text:p>
              </table:table-cell>
              <table:table-cell office:value-type="float" office:value="7138643.94968901">
                <text:p>7138643.94968901</text:p>
              </table:table-cell>
              <table:table-cell office:value-type="float" office:value="3918519.68376895">
                <text:p>3918519.6837689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699">
                <text:p>48699</text:p>
              </table:table-cell>
              <table:table-cell office:value-type="float" office:value="4411336.49509421">
                <text:p>4411336.49509421</text:p>
              </table:table-cell>
              <table:table-cell office:value-type="float" office:value="4097750.85608062">
                <text:p>4097750.85608062</text:p>
              </table:table-cell>
              <table:table-cell office:value-type="float" office:value="7158999.78468853">
                <text:p>7158999.78468853</text:p>
              </table:table-cell>
              <table:table-cell office:value-type="float" office:value="3991194.84580058">
                <text:p>3991194.8458005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730">
                <text:p>48730</text:p>
              </table:table-cell>
              <table:table-cell office:value-type="float" office:value="4470994.82663328">
                <text:p>4470994.82663328</text:p>
              </table:table-cell>
              <table:table-cell office:value-type="float" office:value="4171031.64446252">
                <text:p>4171031.64446252</text:p>
              </table:table-cell>
              <table:table-cell office:value-type="float" office:value="7179525.25164638">
                <text:p>7179525.25164638</text:p>
              </table:table-cell>
              <table:table-cell office:value-type="float" office:value="4064475.63418248">
                <text:p>4064475.6341824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760">
                <text:p>48760</text:p>
              </table:table-cell>
              <table:table-cell office:value-type="float" office:value="4530824.20373033">
                <text:p>4530824.20373033</text:p>
              </table:table-cell>
              <table:table-cell office:value-type="float" office:value="4244923.10608093">
                <text:p>4244923.10608093</text:p>
              </table:table-cell>
              <table:table-cell office:value-type="float" office:value="7200221.76416221">
                <text:p>7200221.76416221</text:p>
              </table:table-cell>
              <table:table-cell office:value-type="float" office:value="4138367.09580089">
                <text:p>4138367.0958008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791">
                <text:p>48791</text:p>
              </table:table-cell>
              <table:table-cell office:value-type="float" office:value="4590826.05176502">
                <text:p>4590826.05176502</text:p>
              </table:table-cell>
              <table:table-cell office:value-type="float" office:value="4319430.3298795">
                <text:p>4319430.3298795</text:p>
              </table:table-cell>
              <table:table-cell office:value-type="float" office:value="7221090.74761567">
                <text:p>7221090.74761567</text:p>
              </table:table-cell>
              <table:table-cell office:value-type="float" office:value="4212874.31959946">
                <text:p>4212874.3195994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822">
                <text:p>48822</text:p>
              </table:table-cell>
              <table:table-cell office:value-type="float" office:value="4651001.80799515">
                <text:p>4651001.80799515</text:p>
              </table:table-cell>
              <table:table-cell office:value-type="float" office:value="4394558.44720972">
                <text:p>4394558.44720972</text:p>
              </table:table-cell>
              <table:table-cell office:value-type="float" office:value="7242133.63926458">
                <text:p>7242133.63926458</text:p>
              </table:table-cell>
              <table:table-cell office:value-type="float" office:value="4288002.43692968">
                <text:p>4288002.4369296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852">
                <text:p>48852</text:p>
              </table:table-cell>
              <table:table-cell office:value-type="float" office:value="4711352.92165569">
                <text:p>4711352.92165569</text:p>
              </table:table-cell>
              <table:table-cell office:value-type="float" office:value="4470312.63218436">
                <text:p>4470312.63218436</text:p>
              </table:table-cell>
              <table:table-cell office:value-type="float" office:value="7263351.88834389">
                <text:p>7263351.88834389</text:p>
              </table:table-cell>
              <table:table-cell office:value-type="float" office:value="4363756.62190432">
                <text:p>4363756.6219043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883">
                <text:p>48883</text:p>
              </table:table-cell>
              <table:table-cell office:value-type="float" office:value="4771880.85405855">
                <text:p>4771880.85405855</text:p>
              </table:table-cell>
              <table:table-cell office:value-type="float" office:value="4546698.10203378">
                <text:p>4546698.10203378</text:p>
              </table:table-cell>
              <table:table-cell office:value-type="float" office:value="7284746.95616553">
                <text:p>7284746.95616553</text:p>
              </table:table-cell>
              <table:table-cell office:value-type="float" office:value="4440142.09175374">
                <text:p>4440142.0917537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913">
                <text:p>48913</text:p>
              </table:table-cell>
              <table:table-cell office:value-type="float" office:value="4832587.07869327">
                <text:p>4832587.07869327</text:p>
              </table:table-cell>
              <table:table-cell office:value-type="float" office:value="4623720.11746529">
                <text:p>4623720.11746529</text:p>
              </table:table-cell>
              <table:table-cell office:value-type="float" office:value="7306320.31621902">
                <text:p>7306320.31621902</text:p>
              </table:table-cell>
              <table:table-cell office:value-type="float" office:value="4517164.10718525">
                <text:p>4517164.1071852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944">
                <text:p>48944</text:p>
              </table:table-cell>
              <table:table-cell office:value-type="float" office:value="4893473.08132843">
                <text:p>4893473.08132843</text:p>
              </table:table-cell>
              <table:table-cell office:value-type="float" office:value="4701383.98302539">
                <text:p>4701383.98302539</text:p>
              </table:table-cell>
              <table:table-cell office:value-type="float" office:value="7328073.45427295">
                <text:p>7328073.45427295</text:p>
              </table:table-cell>
              <table:table-cell office:value-type="float" office:value="4594827.97274535">
                <text:p>4594827.9727453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8975">
                <text:p>48975</text:p>
              </table:table-cell>
              <table:table-cell office:value-type="float" office:value="4954540.36011403">
                <text:p>4954540.36011403</text:p>
              </table:table-cell>
              <table:table-cell office:value-type="float" office:value="4779695.04746516">
                <text:p>4779695.04746516</text:p>
              </table:table-cell>
              <table:table-cell office:value-type="float" office:value="7350007.86847734">
                <text:p>7350007.86847734</text:p>
              </table:table-cell>
              <table:table-cell office:value-type="float" office:value="4673139.03718512">
                <text:p>4673139.0371851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003">
                <text:p>49003</text:p>
              </table:table-cell>
              <table:table-cell office:value-type="float" office:value="5015790.42568468">
                <text:p>5015790.42568468</text:p>
              </table:table-cell>
              <table:table-cell office:value-type="float" office:value="4858658.70410859">
                <text:p>4858658.70410859</text:p>
              </table:table-cell>
              <table:table-cell office:value-type="float" office:value="7372125.06946676">
                <text:p>7372125.06946676</text:p>
              </table:table-cell>
              <table:table-cell office:value-type="float" office:value="4752102.69382855">
                <text:p>4752102.6938285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034">
                <text:p>49034</text:p>
              </table:table-cell>
              <table:table-cell office:value-type="float" office:value="5077224.80126357">
                <text:p>5077224.80126357</text:p>
              </table:table-cell>
              <table:table-cell office:value-type="float" office:value="4938280.39122405">
                <text:p>4938280.39122405</text:p>
              </table:table-cell>
              <table:table-cell office:value-type="float" office:value="7394426.58046442">
                <text:p>7394426.58046442</text:p>
              </table:table-cell>
              <table:table-cell office:value-type="float" office:value="4831724.38094401">
                <text:p>4831724.3809440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064">
                <text:p>49064</text:p>
              </table:table-cell>
              <table:table-cell office:value-type="float" office:value="5138845.02276744">
                <text:p>5138845.02276744</text:p>
              </table:table-cell>
              <table:table-cell office:value-type="float" office:value="5018565.59239881">
                <text:p>5018565.59239881</text:p>
              </table:table-cell>
              <table:table-cell office:value-type="float" office:value="7416913.93738707">
                <text:p>7416913.93738707</text:p>
              </table:table-cell>
              <table:table-cell office:value-type="float" office:value="4912009.58211877">
                <text:p>4912009.5821187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095">
                <text:p>49095</text:p>
              </table:table-cell>
              <table:table-cell office:value-type="float" office:value="5200652.63891233">
                <text:p>5200652.63891233</text:p>
              </table:table-cell>
              <table:table-cell office:value-type="float" office:value="5099519.83691669">
                <text:p>5099519.83691669</text:p>
              </table:table-cell>
              <table:table-cell office:value-type="float" office:value="7439588.68895073">
                <text:p>7439588.68895073</text:p>
              </table:table-cell>
              <table:table-cell office:value-type="float" office:value="4992963.82663665">
                <text:p>4992963.8266366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125">
                <text:p>49125</text:p>
              </table:table-cell>
              <table:table-cell office:value-type="float" office:value="5262649.21132025">
                <text:p>5262649.21132025</text:p>
              </table:table-cell>
              <table:table-cell office:value-type="float" office:value="5181148.70013889">
                <text:p>5181148.70013889</text:p>
              </table:table-cell>
              <table:table-cell office:value-type="float" office:value="7462452.39677743">
                <text:p>7462452.39677743</text:p>
              </table:table-cell>
              <table:table-cell office:value-type="float" office:value="5074592.68985885">
                <text:p>5074592.6898588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156">
                <text:p>49156</text:p>
              </table:table-cell>
              <table:table-cell office:value-type="float" office:value="5324836.31462673">
                <text:p>5324836.31462673</text:p>
              </table:table-cell>
              <table:table-cell office:value-type="float" office:value="5263457.80388794">
                <text:p>5263457.80388794</text:p>
              </table:table-cell>
              <table:table-cell office:value-type="float" office:value="7485506.63550269">
                <text:p>7485506.63550269</text:p>
              </table:table-cell>
              <table:table-cell office:value-type="float" office:value="5156901.7936079">
                <text:p>5156901.793607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187">
                <text:p>49187</text:p>
              </table:table-cell>
              <table:table-cell office:value-type="float" office:value="5387215.53658925">
                <text:p>5387215.53658925</text:p>
              </table:table-cell>
              <table:table-cell office:value-type="float" office:value="5346452.81683489">
                <text:p>5346452.81683489</text:p>
              </table:table-cell>
              <table:table-cell office:value-type="float" office:value="7508752.99288398">
                <text:p>7508752.99288398</text:p>
              </table:table-cell>
              <table:table-cell office:value-type="float" office:value="5239896.80655486">
                <text:p>5239896.8065548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217">
                <text:p>49217</text:p>
              </table:table-cell>
              <table:table-cell office:value-type="float" office:value="5449788.47819662">
                <text:p>5449788.47819662</text:p>
              </table:table-cell>
              <table:table-cell office:value-type="float" office:value="5430139.45488974">
                <text:p>5430139.45488974</text:p>
              </table:table-cell>
              <table:table-cell office:value-type="float" office:value="7532193.06991012">
                <text:p>7532193.06991012</text:p>
              </table:table-cell>
              <table:table-cell office:value-type="float" office:value="5323583.4446097">
                <text:p>5323583.444609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248">
                <text:p>49248</text:p>
              </table:table-cell>
              <table:table-cell office:value-type="float" office:value="5512556.75377921">
                <text:p>5512556.75377921</text:p>
              </table:table-cell>
              <table:table-cell office:value-type="float" office:value="5514523.48159505">
                <text:p>5514523.48159505</text:p>
              </table:table-cell>
              <table:table-cell office:value-type="float" office:value="7555828.48091149">
                <text:p>7555828.48091149</text:p>
              </table:table-cell>
              <table:table-cell office:value-type="float" office:value="5407967.47131501">
                <text:p>5407967.4713150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278">
                <text:p>49278</text:p>
              </table:table-cell>
              <table:table-cell office:value-type="float" office:value="5575521.99112013">
                <text:p>5575521.99112013</text:p>
              </table:table-cell>
              <table:table-cell office:value-type="float" office:value="5599610.7085229">
                <text:p>5599610.7085229</text:p>
              </table:table-cell>
              <table:table-cell office:value-type="float" office:value="7579660.85367119">
                <text:p>7579660.85367119</text:p>
              </table:table-cell>
              <table:table-cell office:value-type="float" office:value="5493054.69824286">
                <text:p>5493054.6982428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309">
                <text:p>49309</text:p>
              </table:table-cell>
              <table:table-cell office:value-type="float" office:value="5638685.83156739">
                <text:p>5638685.83156739</text:p>
              </table:table-cell>
              <table:table-cell office:value-type="float" office:value="5685406.99567515">
                <text:p>5685406.99567515</text:p>
              </table:table-cell>
              <table:table-cell office:value-type="float" office:value="7603691.82953723">
                <text:p>7603691.82953723</text:p>
              </table:table-cell>
              <table:table-cell office:value-type="float" office:value="5578850.98539511">
                <text:p>5578850.9853951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340">
                <text:p>49340</text:p>
              </table:table-cell>
              <table:table-cell office:value-type="float" office:value="5702049.93014687">
                <text:p>5702049.93014687</text:p>
              </table:table-cell>
              <table:table-cell office:value-type="float" office:value="5771918.251887">
                <text:p>5771918.251887</text:p>
              </table:table-cell>
              <table:table-cell office:value-type="float" office:value="7627923.06353548">
                <text:p>7627923.06353548</text:p>
              </table:table-cell>
              <table:table-cell office:value-type="float" office:value="5665362.24160696">
                <text:p>5665362.2416069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368">
                <text:p>49368</text:p>
              </table:table-cell>
              <table:table-cell office:value-type="float" office:value="5765615.95567633">
                <text:p>5765615.95567633</text:p>
              </table:table-cell>
              <table:table-cell office:value-type="float" office:value="5859150.43523395">
                <text:p>5859150.43523395</text:p>
              </table:table-cell>
              <table:table-cell office:value-type="float" office:value="7652356.22448371">
                <text:p>7652356.22448371</text:p>
              </table:table-cell>
              <table:table-cell office:value-type="float" office:value="5752594.42495391">
                <text:p>5752594.4249539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399">
                <text:p>49399</text:p>
              </table:table-cell>
              <table:table-cell office:value-type="float" office:value="5829385.59088036">
                <text:p>5829385.59088036</text:p>
              </table:table-cell>
              <table:table-cell office:value-type="float" office:value="5947109.55344212">
                <text:p>5947109.55344212</text:p>
              </table:table-cell>
              <table:table-cell office:value-type="float" office:value="7676992.99510652">
                <text:p>7676992.99510652</text:p>
              </table:table-cell>
              <table:table-cell office:value-type="float" office:value="5840553.54316208">
                <text:p>5840553.5431620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429">
                <text:p>49429</text:p>
              </table:table-cell>
              <table:table-cell office:value-type="float" office:value="5893360.53250625">
                <text:p>5893360.53250625</text:p>
              </table:table-cell>
              <table:table-cell office:value-type="float" office:value="6035801.66430203">
                <text:p>6035801.66430203</text:p>
              </table:table-cell>
              <table:table-cell office:value-type="float" office:value="7701835.07215119">
                <text:p>7701835.07215119</text:p>
              </table:table-cell>
              <table:table-cell office:value-type="float" office:value="5929245.65402199">
                <text:p>5929245.6540219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460">
                <text:p>49460</text:p>
              </table:table-cell>
              <table:table-cell office:value-type="float" office:value="5957542.49144084">
                <text:p>5957542.49144084</text:p>
              </table:table-cell>
              <table:table-cell office:value-type="float" office:value="6125232.87608577">
                <text:p>6125232.87608577</text:p>
              </table:table-cell>
              <table:table-cell office:value-type="float" office:value="7726884.16650456">
                <text:p>7726884.16650456</text:p>
              </table:table-cell>
              <table:table-cell office:value-type="float" office:value="6018676.86580573">
                <text:p>6018676.8658057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490">
                <text:p>49490</text:p>
              </table:table-cell>
              <table:table-cell office:value-type="float" office:value="6021933.19282838">
                <text:p>6021933.19282838</text:p>
              </table:table-cell>
              <table:table-cell office:value-type="float" office:value="6215409.34796771">
                <text:p>6215409.34796771</text:p>
              </table:table-cell>
              <table:table-cell office:value-type="float" office:value="7752142.00331087">
                <text:p>7752142.00331087</text:p>
              </table:table-cell>
              <table:table-cell office:value-type="float" office:value="6108853.33768767">
                <text:p>6108853.3376876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521">
                <text:p>49521</text:p>
              </table:table-cell>
              <table:table-cell office:value-type="float" office:value="6086534.37618931">
                <text:p>6086534.37618931</text:p>
              </table:table-cell>
              <table:table-cell office:value-type="float" office:value="6306337.29044866">
                <text:p>6306337.29044866</text:p>
              </table:table-cell>
              <table:table-cell office:value-type="float" office:value="7777610.32209057">
                <text:p>7777610.32209057</text:p>
              </table:table-cell>
              <table:table-cell office:value-type="float" office:value="6199781.28016862">
                <text:p>6199781.2801686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552">
                <text:p>49552</text:p>
              </table:table-cell>
              <table:table-cell office:value-type="float" office:value="6151347.79554006">
                <text:p>6151347.79554006</text:p>
              </table:table-cell>
              <table:table-cell office:value-type="float" office:value="6398022.96578363">
                <text:p>6398022.96578363</text:p>
              </table:table-cell>
              <table:table-cell office:value-type="float" office:value="7803290.8768601">
                <text:p>7803290.8768601</text:p>
              </table:table-cell>
              <table:table-cell office:value-type="float" office:value="6291466.95550359">
                <text:p>6291466.9555035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582">
                <text:p>49582</text:p>
              </table:table-cell>
              <table:table-cell office:value-type="float" office:value="6216375.21951389">
                <text:p>6216375.21951389</text:p>
              </table:table-cell>
              <table:table-cell office:value-type="float" office:value="6490472.68841305">
                <text:p>6490472.68841305</text:p>
              </table:table-cell>
              <table:table-cell office:value-type="float" office:value="7829185.43625271">
                <text:p>7829185.43625271</text:p>
              </table:table-cell>
              <table:table-cell office:value-type="float" office:value="6383916.67813301">
                <text:p>6383916.6781330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613">
                <text:p>49613</text:p>
              </table:table-cell>
              <table:table-cell office:value-type="float" office:value="6281618.43148267">
                <text:p>6281618.43148267</text:p>
              </table:table-cell>
              <table:table-cell office:value-type="float" office:value="6583692.82539771">
                <text:p>6583692.82539771</text:p>
              </table:table-cell>
              <table:table-cell office:value-type="float" office:value="7855295.78364026">
                <text:p>7855295.78364026</text:p>
              </table:table-cell>
              <table:table-cell office:value-type="float" office:value="6477136.81511767">
                <text:p>6477136.8151176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643">
                <text:p>49643</text:p>
              </table:table-cell>
              <table:table-cell office:value-type="float" office:value="6347079.22967967">
                <text:p>6347079.22967967</text:p>
              </table:table-cell>
              <table:table-cell office:value-type="float" office:value="6677689.79685725">
                <text:p>6677689.79685725</text:p>
              </table:table-cell>
              <table:table-cell office:value-type="float" office:value="7881623.71725604">
                <text:p>7881623.71725604</text:p>
              </table:table-cell>
              <table:table-cell office:value-type="float" office:value="6571133.78657721">
                <text:p>6571133.7865772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674">
                <text:p>49674</text:p>
              </table:table-cell>
              <table:table-cell office:value-type="float" office:value="6412759.42732347">
                <text:p>6412759.42732347</text:p>
              </table:table-cell>
              <table:table-cell office:value-type="float" office:value="6772470.07641229">
                <text:p>6772470.07641229</text:p>
              </table:table-cell>
              <table:table-cell office:value-type="float" office:value="7908171.05031861">
                <text:p>7908171.05031861</text:p>
              </table:table-cell>
              <table:table-cell office:value-type="float" office:value="6665914.06613225">
                <text:p>6665914.0661322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705">
                <text:p>49705</text:p>
              </table:table-cell>
              <table:table-cell office:value-type="float" office:value="6478660.85274279">
                <text:p>6478660.85274279</text:p>
              </table:table-cell>
              <table:table-cell office:value-type="float" office:value="6868040.19163028">
                <text:p>6868040.19163028</text:p>
              </table:table-cell>
              <table:table-cell office:value-type="float" office:value="7934939.61115671">
                <text:p>7934939.61115671</text:p>
              </table:table-cell>
              <table:table-cell office:value-type="float" office:value="6761484.18135024">
                <text:p>6761484.18135024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734">
                <text:p>49734</text:p>
              </table:table-cell>
              <table:table-cell office:value-type="float" office:value="6544785.34950243">
                <text:p>6544785.34950243</text:p>
              </table:table-cell>
              <table:table-cell office:value-type="float" office:value="6964406.72447509">
                <text:p>6964406.72447509</text:p>
              </table:table-cell>
              <table:table-cell office:value-type="float" office:value="7961931.24333512">
                <text:p>7961931.24333512</text:p>
              </table:table-cell>
              <table:table-cell office:value-type="float" office:value="6857850.71419505">
                <text:p>6857850.71419505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765">
                <text:p>49765</text:p>
              </table:table-cell>
              <table:table-cell office:value-type="float" office:value="6611134.77653022">
                <text:p>6611134.77653022</text:p>
              </table:table-cell>
              <table:table-cell office:value-type="float" office:value="7061576.31176027">
                <text:p>7061576.31176027</text:p>
              </table:table-cell>
              <table:table-cell office:value-type="float" office:value="7989147.80578169">
                <text:p>7989147.80578169</text:p>
              </table:table-cell>
              <table:table-cell office:value-type="float" office:value="6955020.30148023">
                <text:p>6955020.3014802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795">
                <text:p>49795</text:p>
              </table:table-cell>
              <table:table-cell office:value-type="float" office:value="6677711.00824507">
                <text:p>6677711.00824507</text:p>
              </table:table-cell>
              <table:table-cell office:value-type="float" office:value="7086071.14522175">
                <text:p>7086071.14522175</text:p>
              </table:table-cell>
              <table:table-cell office:value-type="float" office:value="8090075.67329973">
                <text:p>8090075.67329973</text:p>
              </table:table-cell>
              <table:table-cell office:value-type="float" office:value="6979515.13494171">
                <text:p>6979515.1349417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826">
                <text:p>49826</text:p>
              </table:table-cell>
              <table:table-cell office:value-type="float" office:value="6745128.30552257">
                <text:p>6745128.30552257</text:p>
              </table:table-cell>
              <table:table-cell office:value-type="float" office:value="7110770.1022954">
                <text:p>7110770.1022954</text:p>
              </table:table-cell>
              <table:table-cell office:value-type="float" office:value="8191844.60638042">
                <text:p>8191844.60638042</text:p>
              </table:table-cell>
              <table:table-cell office:value-type="float" office:value="7004214.09201536">
                <text:p>7004214.0920153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856">
                <text:p>49856</text:p>
              </table:table-cell>
              <table:table-cell office:value-type="float" office:value="6813393.67724241">
                <text:p>6813393.67724241</text:p>
              </table:table-cell>
              <table:table-cell office:value-type="float" office:value="7135674.88401133">
                <text:p>7135674.88401133</text:p>
              </table:table-cell>
              <table:table-cell office:value-type="float" office:value="8294461.61390346">
                <text:p>8294461.61390346</text:p>
              </table:table-cell>
              <table:table-cell office:value-type="float" office:value="7029118.87373129">
                <text:p>7029118.8737312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887">
                <text:p>49887</text:p>
              </table:table-cell>
              <table:table-cell office:value-type="float" office:value="6882514.1906916">
                <text:p>6882514.1906916</text:p>
              </table:table-cell>
              <table:table-cell office:value-type="float" office:value="7160787.2055749">
                <text:p>7160787.2055749</text:p>
              </table:table-cell>
              <table:table-cell office:value-type="float" office:value="8397933.76315585">
                <text:p>8397933.76315585</text:p>
              </table:table-cell>
              <table:table-cell office:value-type="float" office:value="7054231.19529486">
                <text:p>7054231.19529486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918">
                <text:p>49918</text:p>
              </table:table-cell>
              <table:table-cell office:value-type="float" office:value="6952496.97205123">
                <text:p>6952496.97205123</text:p>
              </table:table-cell>
              <table:table-cell office:value-type="float" office:value="7186108.79648482">
                <text:p>7186108.79648482</text:p>
              </table:table-cell>
              <table:table-cell office:value-type="float" office:value="8502268.18031868">
                <text:p>8502268.18031868</text:p>
              </table:table-cell>
              <table:table-cell office:value-type="float" office:value="7079552.78620479">
                <text:p>7079552.78620479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948">
                <text:p>49948</text:p>
              </table:table-cell>
              <table:table-cell office:value-type="float" office:value="7023349.20688722">
                <text:p>7023349.20688722</text:p>
              </table:table-cell>
              <table:table-cell office:value-type="float" office:value="7211641.40065234">
                <text:p>7211641.40065234</text:p>
              </table:table-cell>
              <table:table-cell office:value-type="float" office:value="8607472.05095786">
                <text:p>8607472.05095786</text:p>
              </table:table-cell>
              <table:table-cell office:value-type="float" office:value="7105085.3903723">
                <text:p>7105085.390372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49979">
                <text:p>49979</text:p>
              </table:table-cell>
              <table:table-cell office:value-type="float" office:value="7095078.14064521">
                <text:p>7095078.14064521</text:p>
              </table:table-cell>
              <table:table-cell office:value-type="float" office:value="7237386.77652124">
                <text:p>7237386.77652124</text:p>
              </table:table-cell>
              <table:table-cell office:value-type="float" office:value="8713552.62051904">
                <text:p>8713552.62051904</text:p>
              </table:table-cell>
              <table:table-cell office:value-type="float" office:value="7130830.7662412">
                <text:p>7130830.766241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50009">
                <text:p>50009</text:p>
              </table:table-cell>
              <table:table-cell office:value-type="float" office:value="7167691.07914953">
                <text:p>7167691.07914953</text:p>
              </table:table-cell>
              <table:table-cell office:value-type="float" office:value="7263346.69718906">
                <text:p>7263346.69718906</text:p>
              </table:table-cell>
              <table:table-cell office:value-type="float" office:value="8820517.19482656">
                <text:p>8820517.19482656</text:p>
              </table:table-cell>
              <table:table-cell office:value-type="float" office:value="7156790.68690902">
                <text:p>7156790.68690902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50040">
                <text:p>50040</text:p>
              </table:table-cell>
              <table:table-cell office:value-type="float" office:value="7241195.38910642">
                <text:p>7241195.38910642</text:p>
              </table:table-cell>
              <table:table-cell office:value-type="float" office:value="7289522.9505291">
                <text:p>7289522.9505291</text:p>
              </table:table-cell>
              <table:table-cell office:value-type="float" office:value="8928373.14058664">
                <text:p>8928373.14058664</text:p>
              </table:table-cell>
              <table:table-cell office:value-type="float" office:value="7182966.94024907">
                <text:p>7182966.9402490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50071">
                <text:p>50071</text:p>
              </table:table-cell>
              <table:table-cell office:value-type="float" office:value="7315598.49861131">
                <text:p>7315598.49861131</text:p>
              </table:table-cell>
              <table:table-cell office:value-type="float" office:value="7315917.33931365">
                <text:p>7315917.33931365</text:p>
              </table:table-cell>
              <table:table-cell office:value-type="float" office:value="9037127.88589473">
                <text:p>9037127.88589473</text:p>
              </table:table-cell>
              <table:table-cell office:value-type="float" office:value="7209361.32903361">
                <text:p>7209361.3290336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50099">
                <text:p>50099</text:p>
              </table:table-cell>
              <table:table-cell office:value-type="float" office:value="7390907.89766043">
                <text:p>7390907.89766043</text:p>
              </table:table-cell>
              <table:table-cell office:value-type="float" office:value="7342531.68133807">
                <text:p>7342531.68133807</text:p>
              </table:table-cell>
              <table:table-cell office:value-type="float" office:value="9146788.92074704">
                <text:p>9146788.92074704</text:p>
              </table:table-cell>
              <table:table-cell office:value-type="float" office:value="7235975.67105803">
                <text:p>7235975.67105803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50130">
                <text:p>50130</text:p>
              </table:table-cell>
              <table:table-cell office:value-type="float" office:value="7467131.13866666">
                <text:p>7467131.13866666</text:p>
              </table:table-cell>
              <table:table-cell office:value-type="float" office:value="7369367.80954602">
                <text:p>7369367.80954602</text:p>
              </table:table-cell>
              <table:table-cell office:value-type="float" office:value="9257363.79755646">
                <text:p>9257363.79755646</text:p>
              </table:table-cell>
              <table:table-cell office:value-type="float" office:value="7262811.79926598">
                <text:p>7262811.79926598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50160">
                <text:p>50160</text:p>
              </table:table-cell>
              <table:table-cell office:value-type="float" office:value="7544275.83697963">
                <text:p>7544275.83697963</text:p>
              </table:table-cell>
              <table:table-cell office:value-type="float" office:value="7396427.57215571">
                <text:p>7396427.57215571</text:p>
              </table:table-cell>
              <table:table-cell office:value-type="float" office:value="9368860.13167263">
                <text:p>9368860.13167263</text:p>
              </table:table-cell>
              <table:table-cell office:value-type="float" office:value="7289871.56187567">
                <text:p>7289871.5618756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50191">
                <text:p>50191</text:p>
              </table:table-cell>
              <table:table-cell office:value-type="float" office:value="7622349.67141023">
                <text:p>7622349.67141023</text:p>
              </table:table-cell>
              <table:table-cell office:value-type="float" office:value="7423712.83278715">
                <text:p>7423712.83278715</text:p>
              </table:table-cell>
              <table:table-cell office:value-type="float" office:value="9481285.60190643">
                <text:p>9481285.60190643</text:p>
              </table:table-cell>
              <table:table-cell office:value-type="float" office:value="7317156.82250711">
                <text:p>7317156.82250711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50221">
                <text:p>50221</text:p>
              </table:table-cell>
              <table:table-cell office:value-type="float" office:value="7701360.38475945">
                <text:p>7701360.38475945</text:p>
              </table:table-cell>
              <table:table-cell office:value-type="float" office:value="7451225.47059051">
                <text:p>7451225.47059051</text:p>
              </table:table-cell>
              <table:table-cell office:value-type="float" office:value="9594647.95105885">
                <text:p>9594647.95105885</text:p>
              </table:table-cell>
              <table:table-cell office:value-type="float" office:value="7344669.46031047">
                <text:p>7344669.4603104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  <table:table-row>
              <table:table-cell office:value-type="float" office:value="50252">
                <text:p>50252</text:p>
              </table:table-cell>
              <table:table-cell office:value-type="float" office:value="7781315.78435161">
                <text:p>7781315.78435161</text:p>
              </table:table-cell>
              <table:table-cell office:value-type="float" office:value="7451225.47059051">
                <text:p>7451225.47059051</text:p>
              </table:table-cell>
              <table:table-cell office:value-type="float" office:value="9736696.89623926">
                <text:p>9736696.89623926</text:p>
              </table:table-cell>
              <table:table-cell office:value-type="float" office:value="7344669.46031047">
                <text:p>7344669.46031047</text:p>
              </table:table-cell>
              <table:table-cell office:value-type="float" office:value="38839.5547769178">
                <text:p>38839.5547769178</text:p>
              </table:table-cell>
              <table:table-cell office:value-type="float" office:value="67716.4555031214">
                <text:p>67716.4555031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